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Variable Declaration</text:p>
          </table:table-cell>
          <table:table-cell office:value-type="string" calcext:value-type="string">
            <text:p>Comment/Ex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_TRIANGLE</text:p>
          </table:table-cell>
          <table:table-cell office:value-type="float" office:value="16" calcext:value-type="float">
            <text:p>16</text:p>
          </table:table-cell>
          <table:table-cell table:formula="of:=DEC2BIN([.B2])" office:value-type="string" office:string-value="10000" calcext:value-type="string">
            <text:p>10000</text:p>
          </table:table-cell>
          <table:table-cell table:formula="of:=DEC2HEX([.B2])" office:value-type="string" office:string-value="10" calcext:value-type="string">
            <text:p>10</text:p>
          </table:table-cell>
          <table:table-cell table:formula="of:=CONCATENATE([.$M$2];[.A2];&quot; = 0x&quot;;[.D2];&quot;;&quot;)" office:value-type="string" office:string-value="const unsigned char RIGHT_TRIANGLE = 0x10;" calcext:value-type="string">
            <text:p>const unsigned char RIGHT_TRIANGLE = 0x10;</text:p>
          </table:table-cell>
          <table:table-cell table:number-columns-repeated="7"/>
          <table:table-cell office:value-type="string" calcext:value-type="string">
            <text:p>const unsigned char </text:p>
          </table:table-cell>
        </table:table-row>
        <table:table-row table:style-name="ro1">
          <table:table-cell office:value-type="string" calcext:value-type="string">
            <text:p>LEFT_TRIANGLE</text:p>
          </table:table-cell>
          <table:table-cell office:value-type="float" office:value="17" calcext:value-type="float">
            <text:p>17</text:p>
          </table:table-cell>
          <table:table-cell table:formula="of:=DEC2BIN([.B3])" office:value-type="string" office:string-value="10001" calcext:value-type="string">
            <text:p>10001</text:p>
          </table:table-cell>
          <table:table-cell table:formula="of:=DEC2HEX([.B3])" office:value-type="string" office:string-value="11" calcext:value-type="string">
            <text:p>11</text:p>
          </table:table-cell>
          <table:table-cell table:formula="of:=CONCATENATE([.$M$2];[.A3];&quot; = 0x&quot;;[.D3];&quot;;&quot;)" office:value-type="string" office:string-value="const unsigned char LEFT_TRIANGLE = 0x11;" calcext:value-type="string">
            <text:p>const unsigned char LEFT_TRIANGLE = 0x1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_QUOTE</text:p>
          </table:table-cell>
          <table:table-cell office:value-type="float" office:value="18" calcext:value-type="float">
            <text:p>18</text:p>
          </table:table-cell>
          <table:table-cell table:formula="of:=DEC2BIN([.B4])" office:value-type="string" office:string-value="10010" calcext:value-type="string">
            <text:p>10010</text:p>
          </table:table-cell>
          <table:table-cell table:formula="of:=DEC2HEX([.B4])" office:value-type="string" office:string-value="12" calcext:value-type="string">
            <text:p>12</text:p>
          </table:table-cell>
          <table:table-cell table:formula="of:=CONCATENATE([.$M$2];[.A4];&quot; = 0x&quot;;[.D4];&quot;;&quot;)" office:value-type="string" office:string-value="const unsigned char OPEN_QUOTE = 0x12;" calcext:value-type="string">
            <text:p>const unsigned char OPEN_QUOTE = 0x1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_QUOTE</text:p>
          </table:table-cell>
          <table:table-cell office:value-type="float" office:value="19" calcext:value-type="float">
            <text:p>19</text:p>
          </table:table-cell>
          <table:table-cell table:formula="of:=DEC2BIN([.B5])" office:value-type="string" office:string-value="10011" calcext:value-type="string">
            <text:p>10011</text:p>
          </table:table-cell>
          <table:table-cell table:formula="of:=DEC2HEX([.B5])" office:value-type="string" office:string-value="13" calcext:value-type="string">
            <text:p>13</text:p>
          </table:table-cell>
          <table:table-cell table:formula="of:=CONCATENATE([.$M$2];[.A5];&quot; = 0x&quot;;[.D5];&quot;;&quot;)" office:value-type="string" office:string-value="const unsigned char CLOSE_QUOTE = 0x13;" calcext:value-type="string">
            <text:p>const unsigned char CLOSE_QUOTE = 0x1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_UP_TRIANGLE</text:p>
          </table:table-cell>
          <table:table-cell office:value-type="float" office:value="20" calcext:value-type="float">
            <text:p>20</text:p>
          </table:table-cell>
          <table:table-cell table:formula="of:=DEC2BIN([.B6])" office:value-type="string" office:string-value="10100" calcext:value-type="string">
            <text:p>10100</text:p>
          </table:table-cell>
          <table:table-cell table:formula="of:=DEC2HEX([.B6])" office:value-type="string" office:string-value="14" calcext:value-type="string">
            <text:p>14</text:p>
          </table:table-cell>
          <table:table-cell table:formula="of:=CONCATENATE([.$M$2];[.A6];&quot; = 0x&quot;;[.D6];&quot;;&quot;)" office:value-type="string" office:string-value="const unsigned char DOUBLE_UP_TRIANGLE = 0x14;" calcext:value-type="string">
            <text:p>const unsigned char DOUBLE_UP_TRIANGLE = 0x1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_DOWN_TRIANGLE</text:p>
          </table:table-cell>
          <table:table-cell office:value-type="float" office:value="21" calcext:value-type="float">
            <text:p>21</text:p>
          </table:table-cell>
          <table:table-cell table:formula="of:=DEC2BIN([.B7])" office:value-type="string" office:string-value="10101" calcext:value-type="string">
            <text:p>10101</text:p>
          </table:table-cell>
          <table:table-cell table:formula="of:=DEC2HEX([.B7])" office:value-type="string" office:string-value="15" calcext:value-type="string">
            <text:p>15</text:p>
          </table:table-cell>
          <table:table-cell table:formula="of:=CONCATENATE([.$M$2];[.A7];&quot; = 0x&quot;;[.D7];&quot;;&quot;)" office:value-type="string" office:string-value="const unsigned char DOUBLE_DOWN_TRIANGLE = 0x15;" calcext:value-type="string">
            <text:p>const unsigned char DOUBLE_DOWN_TRIANGLE = 0x1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</text:p>
          </table:table-cell>
          <table:table-cell office:value-type="float" office:value="22" calcext:value-type="float">
            <text:p>22</text:p>
          </table:table-cell>
          <table:table-cell table:formula="of:=DEC2BIN([.B8])" office:value-type="string" office:string-value="10110" calcext:value-type="string">
            <text:p>10110</text:p>
          </table:table-cell>
          <table:table-cell table:formula="of:=DEC2HEX([.B8])" office:value-type="string" office:string-value="16" calcext:value-type="string">
            <text:p>16</text:p>
          </table:table-cell>
          <table:table-cell table:formula="of:=CONCATENATE([.$M$2];[.A8];&quot; = 0x&quot;;[.D8];&quot;;&quot;)" office:value-type="string" office:string-value="const unsigned char CIRCLE = 0x16;" calcext:value-type="string">
            <text:p>const unsigned char CIRCLE = 0x1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23" calcext:value-type="float">
            <text:p>23</text:p>
          </table:table-cell>
          <table:table-cell table:formula="of:=DEC2BIN([.B9])" office:value-type="string" office:string-value="10111" calcext:value-type="string">
            <text:p>10111</text:p>
          </table:table-cell>
          <table:table-cell table:formula="of:=DEC2HEX([.B9])" office:value-type="string" office:string-value="17" calcext:value-type="string">
            <text:p>17</text:p>
          </table:table-cell>
          <table:table-cell table:formula="of:=CONCATENATE([.$M$2];[.A9];&quot; = 0x&quot;;[.D9];&quot;;&quot;)" office:value-type="string" office:string-value="const unsigned char RETURN = 0x17;" calcext:value-type="string">
            <text:p>const unsigned char RETURN = 0x1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_ARROW</text:p>
          </table:table-cell>
          <table:table-cell office:value-type="float" office:value="24" calcext:value-type="float">
            <text:p>24</text:p>
          </table:table-cell>
          <table:table-cell table:formula="of:=DEC2BIN([.B10])" office:value-type="string" office:string-value="11000" calcext:value-type="string">
            <text:p>11000</text:p>
          </table:table-cell>
          <table:table-cell table:formula="of:=DEC2HEX([.B10])" office:value-type="string" office:string-value="18" calcext:value-type="string">
            <text:p>18</text:p>
          </table:table-cell>
          <table:table-cell table:formula="of:=CONCATENATE([.$M$2];[.A10];&quot; = 0x&quot;;[.D10];&quot;;&quot;)" office:value-type="string" office:string-value="const unsigned char UP_ARROW = 0x18;" calcext:value-type="string">
            <text:p>const unsigned char UP_ARROW = 0x1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WN_ARROW</text:p>
          </table:table-cell>
          <table:table-cell office:value-type="float" office:value="25" calcext:value-type="float">
            <text:p>25</text:p>
          </table:table-cell>
          <table:table-cell table:formula="of:=DEC2BIN([.B11])" office:value-type="string" office:string-value="11001" calcext:value-type="string">
            <text:p>11001</text:p>
          </table:table-cell>
          <table:table-cell table:formula="of:=DEC2HEX([.B11])" office:value-type="string" office:string-value="19" calcext:value-type="string">
            <text:p>19</text:p>
          </table:table-cell>
          <table:table-cell table:formula="of:=CONCATENATE([.$M$2];[.A11];&quot; = 0x&quot;;[.D11];&quot;;&quot;)" office:value-type="string" office:string-value="const unsigned char DOWN_ARROW = 0x19;" calcext:value-type="string">
            <text:p>const unsigned char DOWN_ARROW = 0x1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_ARROW</text:p>
          </table:table-cell>
          <table:table-cell office:value-type="float" office:value="26" calcext:value-type="float">
            <text:p>26</text:p>
          </table:table-cell>
          <table:table-cell table:formula="of:=DEC2BIN([.B12])" office:value-type="string" office:string-value="11010" calcext:value-type="string">
            <text:p>11010</text:p>
          </table:table-cell>
          <table:table-cell table:formula="of:=DEC2HEX([.B12])" office:value-type="string" office:string-value="1A" calcext:value-type="string">
            <text:p>1A</text:p>
          </table:table-cell>
          <table:table-cell table:formula="of:=CONCATENATE([.$M$2];[.A12];&quot; = 0x&quot;;[.D12];&quot;;&quot;)" office:value-type="string" office:string-value="const unsigned char RIGHT_ARROW = 0x1A;" calcext:value-type="string">
            <text:p>const unsigned char RIGHT_ARROW = 0x1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_ARROW</text:p>
          </table:table-cell>
          <table:table-cell office:value-type="float" office:value="27" calcext:value-type="float">
            <text:p>27</text:p>
          </table:table-cell>
          <table:table-cell table:formula="of:=DEC2BIN([.B13])" office:value-type="string" office:string-value="11011" calcext:value-type="string">
            <text:p>11011</text:p>
          </table:table-cell>
          <table:table-cell table:formula="of:=DEC2HEX([.B13])" office:value-type="string" office:string-value="1B" calcext:value-type="string">
            <text:p>1B</text:p>
          </table:table-cell>
          <table:table-cell table:formula="of:=CONCATENATE([.$M$2];[.A13];&quot; = 0x&quot;;[.D13];&quot;;&quot;)" office:value-type="string" office:string-value="const unsigned char LEFT_ARROW = 0x1B;" calcext:value-type="string">
            <text:p>const unsigned char LEFT_ARROW = 0x1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S_THAN_EQUAL</text:p>
          </table:table-cell>
          <table:table-cell office:value-type="float" office:value="28" calcext:value-type="float">
            <text:p>28</text:p>
          </table:table-cell>
          <table:table-cell table:formula="of:=DEC2BIN([.B14])" office:value-type="string" office:string-value="11100" calcext:value-type="string">
            <text:p>11100</text:p>
          </table:table-cell>
          <table:table-cell table:formula="of:=DEC2HEX([.B14])" office:value-type="string" office:string-value="1C" calcext:value-type="string">
            <text:p>1C</text:p>
          </table:table-cell>
          <table:table-cell table:formula="of:=CONCATENATE([.$M$2];[.A14];&quot; = 0x&quot;;[.D14];&quot;;&quot;)" office:value-type="string" office:string-value="const unsigned char LESS_THAN_EQUAL = 0x1C;" calcext:value-type="string">
            <text:p>const unsigned char LESS_THAN_EQUAL = 0x1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ER_THAN_EQUAL</text:p>
          </table:table-cell>
          <table:table-cell office:value-type="float" office:value="29" calcext:value-type="float">
            <text:p>29</text:p>
          </table:table-cell>
          <table:table-cell table:formula="of:=DEC2BIN([.B15])" office:value-type="string" office:string-value="11101" calcext:value-type="string">
            <text:p>11101</text:p>
          </table:table-cell>
          <table:table-cell table:formula="of:=DEC2HEX([.B15])" office:value-type="string" office:string-value="1D" calcext:value-type="string">
            <text:p>1D</text:p>
          </table:table-cell>
          <table:table-cell table:formula="of:=CONCATENATE([.$M$2];[.A15];&quot; = 0x&quot;;[.D15];&quot;;&quot;)" office:value-type="string" office:string-value="const unsigned char GREATER_THAN_EQUAL = 0x1D;" calcext:value-type="string">
            <text:p>const unsigned char GREATER_THAN_EQUAL = 0x1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_TRIANGLE</text:p>
          </table:table-cell>
          <table:table-cell office:value-type="float" office:value="30" calcext:value-type="float">
            <text:p>30</text:p>
          </table:table-cell>
          <table:table-cell table:formula="of:=DEC2BIN([.B16])" office:value-type="string" office:string-value="11110" calcext:value-type="string">
            <text:p>11110</text:p>
          </table:table-cell>
          <table:table-cell table:formula="of:=DEC2HEX([.B16])" office:value-type="string" office:string-value="1E" calcext:value-type="string">
            <text:p>1E</text:p>
          </table:table-cell>
          <table:table-cell table:formula="of:=CONCATENATE([.$M$2];[.A16];&quot; = 0x&quot;;[.D16];&quot;;&quot;)" office:value-type="string" office:string-value="const unsigned char UP_TRIANGLE = 0x1E;" calcext:value-type="string">
            <text:p>const unsigned char UP_TRIANGLE = 0x1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WN_TRIANGLE</text:p>
          </table:table-cell>
          <table:table-cell office:value-type="float" office:value="31" calcext:value-type="float">
            <text:p>31</text:p>
          </table:table-cell>
          <table:table-cell table:formula="of:=DEC2BIN([.B17])" office:value-type="string" office:string-value="11111" calcext:value-type="string">
            <text:p>11111</text:p>
          </table:table-cell>
          <table:table-cell table:formula="of:=DEC2HEX([.B17])" office:value-type="string" office:string-value="1F" calcext:value-type="string">
            <text:p>1F</text:p>
          </table:table-cell>
          <table:table-cell table:formula="of:=CONCATENATE([.$M$2];[.A17];&quot; = 0x&quot;;[.D17];&quot;;&quot;)" office:value-type="string" office:string-value="const unsigned char DOWN_TRIANGLE = 0x1F;" calcext:value-type="string">
            <text:p>const unsigned char DOWN_TRIANGLE = 0x1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32" calcext:value-type="float">
            <text:p>32</text:p>
          </table:table-cell>
          <table:table-cell table:formula="of:=DEC2BIN([.B18])" office:value-type="string" office:string-value="100000" calcext:value-type="string">
            <text:p>100000</text:p>
          </table:table-cell>
          <table:table-cell table:formula="of:=DEC2HEX([.B18])" office:value-type="string" office:string-value="20" calcext:value-type="string">
            <text:p>20</text:p>
          </table:table-cell>
          <table:table-cell table:formula="of:=CONCATENATE([.$M$2];[.A18];&quot; = 0x&quot;;[.D18];&quot;;&quot;)" office:value-type="string" office:string-value="const unsigned char BLANK = 0x20;" calcext:value-type="string">
            <text:p>const unsigned char BLANK = 0x2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float" office:value="33" calcext:value-type="float">
            <text:p>33</text:p>
          </table:table-cell>
          <table:table-cell table:formula="of:=DEC2BIN([.B19])" office:value-type="string" office:string-value="100001" calcext:value-type="string">
            <text:p>100001</text:p>
          </table:table-cell>
          <table:table-cell table:formula="of:=DEC2HEX([.B19])" office:value-type="string" office:string-value="21" calcext:value-type="string">
            <text:p>21</text:p>
          </table:table-cell>
          <table:table-cell table:formula="of:=CONCATENATE([.$M$2];[.A19];&quot; = 0x&quot;;[.D19];&quot;;&quot;)" office:value-type="string" office:string-value="const unsigned char EXCLAMATION = 0x21;" calcext:value-type="string">
            <text:p>const unsigned char EXCLAMATION = 0x2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34" calcext:value-type="float">
            <text:p>34</text:p>
          </table:table-cell>
          <table:table-cell table:formula="of:=DEC2BIN([.B20])" office:value-type="string" office:string-value="100010" calcext:value-type="string">
            <text:p>100010</text:p>
          </table:table-cell>
          <table:table-cell table:formula="of:=DEC2HEX([.B20])" office:value-type="string" office:string-value="22" calcext:value-type="string">
            <text:p>22</text:p>
          </table:table-cell>
          <table:table-cell table:formula="of:=CONCATENATE([.$M$2];[.A20];&quot; = 0x&quot;;[.D20];&quot;;&quot;)" office:value-type="string" office:string-value="const unsigned char QUOTE = 0x22;" calcext:value-type="string">
            <text:p>const unsigned char QUOTE = 0x2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UND</text:p>
          </table:table-cell>
          <table:table-cell office:value-type="float" office:value="35" calcext:value-type="float">
            <text:p>35</text:p>
          </table:table-cell>
          <table:table-cell table:formula="of:=DEC2BIN([.B21])" office:value-type="string" office:string-value="100011" calcext:value-type="string">
            <text:p>100011</text:p>
          </table:table-cell>
          <table:table-cell table:formula="of:=DEC2HEX([.B21])" office:value-type="string" office:string-value="23" calcext:value-type="string">
            <text:p>23</text:p>
          </table:table-cell>
          <table:table-cell table:formula="of:=CONCATENATE([.$M$2];[.A21];&quot; = 0x&quot;;[.D21];&quot;;&quot;)" office:value-type="string" office:string-value="const unsigned char POUND = 0x23;" calcext:value-type="string">
            <text:p>const unsigned char POUND = 0x2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LAR</text:p>
          </table:table-cell>
          <table:table-cell office:value-type="float" office:value="36" calcext:value-type="float">
            <text:p>36</text:p>
          </table:table-cell>
          <table:table-cell table:formula="of:=DEC2BIN([.B22])" office:value-type="string" office:string-value="100100" calcext:value-type="string">
            <text:p>100100</text:p>
          </table:table-cell>
          <table:table-cell table:formula="of:=DEC2HEX([.B22])" office:value-type="string" office:string-value="24" calcext:value-type="string">
            <text:p>24</text:p>
          </table:table-cell>
          <table:table-cell table:formula="of:=CONCATENATE([.$M$2];[.A22];&quot; = 0x&quot;;[.D22];&quot;;&quot;)" office:value-type="string" office:string-value="const unsigned char DOLLAR = 0x24;" calcext:value-type="string">
            <text:p>const unsigned char DOLLAR = 0x2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CENT</text:p>
          </table:table-cell>
          <table:table-cell office:value-type="float" office:value="37" calcext:value-type="float">
            <text:p>37</text:p>
          </table:table-cell>
          <table:table-cell table:formula="of:=DEC2BIN([.B23])" office:value-type="string" office:string-value="100101" calcext:value-type="string">
            <text:p>100101</text:p>
          </table:table-cell>
          <table:table-cell table:formula="of:=DEC2HEX([.B23])" office:value-type="string" office:string-value="25" calcext:value-type="string">
            <text:p>25</text:p>
          </table:table-cell>
          <table:table-cell table:formula="of:=CONCATENATE([.$M$2];[.A23];&quot; = 0x&quot;;[.D23];&quot;;&quot;)" office:value-type="string" office:string-value="const unsigned char PERCENT = 0x25;" calcext:value-type="string">
            <text:p>const unsigned char PERCENT = 0x2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float" office:value="38" calcext:value-type="float">
            <text:p>38</text:p>
          </table:table-cell>
          <table:table-cell table:formula="of:=DEC2BIN([.B24])" office:value-type="string" office:string-value="100110" calcext:value-type="string">
            <text:p>100110</text:p>
          </table:table-cell>
          <table:table-cell table:formula="of:=DEC2HEX([.B24])" office:value-type="string" office:string-value="26" calcext:value-type="string">
            <text:p>26</text:p>
          </table:table-cell>
          <table:table-cell table:formula="of:=CONCATENATE([.$M$2];[.A24];&quot; = 0x&quot;;[.D24];&quot;;&quot;)" office:value-type="string" office:string-value="const unsigned char AMPERSAND = 0x26;" calcext:value-type="string">
            <text:p>const unsigned char AMPERSAND = 0x2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OSTROPHE</text:p>
          </table:table-cell>
          <table:table-cell office:value-type="float" office:value="39" calcext:value-type="float">
            <text:p>39</text:p>
          </table:table-cell>
          <table:table-cell table:formula="of:=DEC2BIN([.B25])" office:value-type="string" office:string-value="100111" calcext:value-type="string">
            <text:p>100111</text:p>
          </table:table-cell>
          <table:table-cell table:formula="of:=DEC2HEX([.B25])" office:value-type="string" office:string-value="27" calcext:value-type="string">
            <text:p>27</text:p>
          </table:table-cell>
          <table:table-cell table:formula="of:=CONCATENATE([.$M$2];[.A25];&quot; = 0x&quot;;[.D25];&quot;;&quot;)" office:value-type="string" office:string-value="const unsigned char APOSTROPHE = 0x27;" calcext:value-type="string">
            <text:p>const unsigned char APOSTROPHE = 0x2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_PAREN</text:p>
          </table:table-cell>
          <table:table-cell office:value-type="float" office:value="40" calcext:value-type="float">
            <text:p>40</text:p>
          </table:table-cell>
          <table:table-cell table:formula="of:=DEC2BIN([.B26])" office:value-type="string" office:string-value="101000" calcext:value-type="string">
            <text:p>101000</text:p>
          </table:table-cell>
          <table:table-cell table:formula="of:=DEC2HEX([.B26])" office:value-type="string" office:string-value="28" calcext:value-type="string">
            <text:p>28</text:p>
          </table:table-cell>
          <table:table-cell table:formula="of:=CONCATENATE([.$M$2];[.A26];&quot; = 0x&quot;;[.D26];&quot;;&quot;)" office:value-type="string" office:string-value="const unsigned char OPEN_PAREN = 0x28;" calcext:value-type="string">
            <text:p>const unsigned char OPEN_PAREN = 0x2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_PAREN</text:p>
          </table:table-cell>
          <table:table-cell office:value-type="float" office:value="41" calcext:value-type="float">
            <text:p>41</text:p>
          </table:table-cell>
          <table:table-cell table:formula="of:=DEC2BIN([.B27])" office:value-type="string" office:string-value="101001" calcext:value-type="string">
            <text:p>101001</text:p>
          </table:table-cell>
          <table:table-cell table:formula="of:=DEC2HEX([.B27])" office:value-type="string" office:string-value="29" calcext:value-type="string">
            <text:p>29</text:p>
          </table:table-cell>
          <table:table-cell table:formula="of:=CONCATENATE([.$M$2];[.A27];&quot; = 0x&quot;;[.D27];&quot;;&quot;)" office:value-type="string" office:string-value="const unsigned char CLOSE_PAREN = 0x29;" calcext:value-type="string">
            <text:p>const unsigned char CLOSE_PAREN = 0x2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ERISK</text:p>
          </table:table-cell>
          <table:table-cell office:value-type="float" office:value="42" calcext:value-type="float">
            <text:p>42</text:p>
          </table:table-cell>
          <table:table-cell table:formula="of:=DEC2BIN([.B28])" office:value-type="string" office:string-value="101010" calcext:value-type="string">
            <text:p>101010</text:p>
          </table:table-cell>
          <table:table-cell table:formula="of:=DEC2HEX([.B28])" office:value-type="string" office:string-value="2A" calcext:value-type="string">
            <text:p>2A</text:p>
          </table:table-cell>
          <table:table-cell table:formula="of:=CONCATENATE([.$M$2];[.A28];&quot; = 0x&quot;;[.D28];&quot;;&quot;)" office:value-type="string" office:string-value="const unsigned char ASTERISK = 0x2A;" calcext:value-type="string">
            <text:p>const unsigned char ASTERISK = 0x2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43" calcext:value-type="float">
            <text:p>43</text:p>
          </table:table-cell>
          <table:table-cell table:formula="of:=DEC2BIN([.B29])" office:value-type="string" office:string-value="101011" calcext:value-type="string">
            <text:p>101011</text:p>
          </table:table-cell>
          <table:table-cell table:formula="of:=DEC2HEX([.B29])" office:value-type="string" office:string-value="2B" calcext:value-type="string">
            <text:p>2B</text:p>
          </table:table-cell>
          <table:table-cell table:formula="of:=CONCATENATE([.$M$2];[.A29];&quot; = 0x&quot;;[.D29];&quot;;&quot;)" office:value-type="string" office:string-value="const unsigned char PLUS = 0x2B;" calcext:value-type="string">
            <text:p>const unsigned char PLUS = 0x2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A</text:p>
          </table:table-cell>
          <table:table-cell office:value-type="float" office:value="44" calcext:value-type="float">
            <text:p>44</text:p>
          </table:table-cell>
          <table:table-cell table:formula="of:=DEC2BIN([.B30])" office:value-type="string" office:string-value="101100" calcext:value-type="string">
            <text:p>101100</text:p>
          </table:table-cell>
          <table:table-cell table:formula="of:=DEC2HEX([.B30])" office:value-type="string" office:string-value="2C" calcext:value-type="string">
            <text:p>2C</text:p>
          </table:table-cell>
          <table:table-cell table:formula="of:=CONCATENATE([.$M$2];[.A30];&quot; = 0x&quot;;[.D30];&quot;;&quot;)" office:value-type="string" office:string-value="const unsigned char COMMA = 0x2C;" calcext:value-type="string">
            <text:p>const unsigned char COMMA = 0x2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H</text:p>
          </table:table-cell>
          <table:table-cell office:value-type="float" office:value="45" calcext:value-type="float">
            <text:p>45</text:p>
          </table:table-cell>
          <table:table-cell table:formula="of:=DEC2BIN([.B31])" office:value-type="string" office:string-value="101101" calcext:value-type="string">
            <text:p>101101</text:p>
          </table:table-cell>
          <table:table-cell table:formula="of:=DEC2HEX([.B31])" office:value-type="string" office:string-value="2D" calcext:value-type="string">
            <text:p>2D</text:p>
          </table:table-cell>
          <table:table-cell table:formula="of:=CONCATENATE([.$M$2];[.A31];&quot; = 0x&quot;;[.D31];&quot;;&quot;)" office:value-type="string" office:string-value="const unsigned char DASH = 0x2D;" calcext:value-type="string">
            <text:p>const unsigned char DASH = 0x2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46" calcext:value-type="float">
            <text:p>46</text:p>
          </table:table-cell>
          <table:table-cell table:formula="of:=DEC2BIN([.B32])" office:value-type="string" office:string-value="101110" calcext:value-type="string">
            <text:p>101110</text:p>
          </table:table-cell>
          <table:table-cell table:formula="of:=DEC2HEX([.B32])" office:value-type="string" office:string-value="2E" calcext:value-type="string">
            <text:p>2E</text:p>
          </table:table-cell>
          <table:table-cell table:formula="of:=CONCATENATE([.$M$2];[.A32];&quot; = 0x&quot;;[.D32];&quot;;&quot;)" office:value-type="string" office:string-value="const unsigned char PERIOD = 0x2E;" calcext:value-type="string">
            <text:p>const unsigned char PERIOD = 0x2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WARD_SLASH</text:p>
          </table:table-cell>
          <table:table-cell office:value-type="float" office:value="47" calcext:value-type="float">
            <text:p>47</text:p>
          </table:table-cell>
          <table:table-cell table:formula="of:=DEC2BIN([.B33])" office:value-type="string" office:string-value="101111" calcext:value-type="string">
            <text:p>101111</text:p>
          </table:table-cell>
          <table:table-cell table:formula="of:=DEC2HEX([.B33])" office:value-type="string" office:string-value="2F" calcext:value-type="string">
            <text:p>2F</text:p>
          </table:table-cell>
          <table:table-cell table:formula="of:=CONCATENATE([.$M$2];[.A33];&quot; = 0x&quot;;[.D33];&quot;;&quot;)" office:value-type="string" office:string-value="const unsigned char FORWARD_SLASH = 0x2F;" calcext:value-type="string">
            <text:p>const unsigned char FORWARD_SLASH = 0x2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RO</text:p>
          </table:table-cell>
          <table:table-cell office:value-type="float" office:value="48" calcext:value-type="float">
            <text:p>48</text:p>
          </table:table-cell>
          <table:table-cell table:formula="of:=DEC2BIN([.B34])" office:value-type="string" office:string-value="110000" calcext:value-type="string">
            <text:p>110000</text:p>
          </table:table-cell>
          <table:table-cell table:formula="of:=DEC2HEX([.B34])" office:value-type="string" office:string-value="30" calcext:value-type="string">
            <text:p>30</text:p>
          </table:table-cell>
          <table:table-cell table:formula="of:=CONCATENATE([.$M$2];[.A34];&quot; = 0x&quot;;[.D34];&quot;;&quot;)" office:value-type="string" office:string-value="const unsigned char ZERO = 0x30;" calcext:value-type="string">
            <text:p>const unsigned char ZERO = 0x3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49" calcext:value-type="float">
            <text:p>49</text:p>
          </table:table-cell>
          <table:table-cell table:formula="of:=DEC2BIN([.B35])" office:value-type="string" office:string-value="110001" calcext:value-type="string">
            <text:p>110001</text:p>
          </table:table-cell>
          <table:table-cell table:formula="of:=DEC2HEX([.B35])" office:value-type="string" office:string-value="31" calcext:value-type="string">
            <text:p>31</text:p>
          </table:table-cell>
          <table:table-cell table:formula="of:=CONCATENATE([.$M$2];[.A35];&quot; = 0x&quot;;[.D35];&quot;;&quot;)" office:value-type="string" office:string-value="const unsigned char ONE = 0x31;" calcext:value-type="string">
            <text:p>const unsigned char ONE = 0x3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50" calcext:value-type="float">
            <text:p>50</text:p>
          </table:table-cell>
          <table:table-cell table:formula="of:=DEC2BIN([.B36])" office:value-type="string" office:string-value="110010" calcext:value-type="string">
            <text:p>110010</text:p>
          </table:table-cell>
          <table:table-cell table:formula="of:=DEC2HEX([.B36])" office:value-type="string" office:string-value="32" calcext:value-type="string">
            <text:p>32</text:p>
          </table:table-cell>
          <table:table-cell table:formula="of:=CONCATENATE([.$M$2];[.A36];&quot; = 0x&quot;;[.D36];&quot;;&quot;)" office:value-type="string" office:string-value="const unsigned char TWO = 0x32;" calcext:value-type="string">
            <text:p>const unsigned char TWO = 0x3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51" calcext:value-type="float">
            <text:p>51</text:p>
          </table:table-cell>
          <table:table-cell table:formula="of:=DEC2BIN([.B37])" office:value-type="string" office:string-value="110011" calcext:value-type="string">
            <text:p>110011</text:p>
          </table:table-cell>
          <table:table-cell table:formula="of:=DEC2HEX([.B37])" office:value-type="string" office:string-value="33" calcext:value-type="string">
            <text:p>33</text:p>
          </table:table-cell>
          <table:table-cell table:formula="of:=CONCATENATE([.$M$2];[.A37];&quot; = 0x&quot;;[.D37];&quot;;&quot;)" office:value-type="string" office:string-value="const unsigned char THREE = 0x33;" calcext:value-type="string">
            <text:p>const unsigned char THREE = 0x3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52" calcext:value-type="float">
            <text:p>52</text:p>
          </table:table-cell>
          <table:table-cell table:formula="of:=DEC2BIN([.B38])" office:value-type="string" office:string-value="110100" calcext:value-type="string">
            <text:p>110100</text:p>
          </table:table-cell>
          <table:table-cell table:formula="of:=DEC2HEX([.B38])" office:value-type="string" office:string-value="34" calcext:value-type="string">
            <text:p>34</text:p>
          </table:table-cell>
          <table:table-cell table:formula="of:=CONCATENATE([.$M$2];[.A38];&quot; = 0x&quot;;[.D38];&quot;;&quot;)" office:value-type="string" office:string-value="const unsigned char FOUR = 0x34;" calcext:value-type="string">
            <text:p>const unsigned char FOUR = 0x3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53" calcext:value-type="float">
            <text:p>53</text:p>
          </table:table-cell>
          <table:table-cell table:formula="of:=DEC2BIN([.B39])" office:value-type="string" office:string-value="110101" calcext:value-type="string">
            <text:p>110101</text:p>
          </table:table-cell>
          <table:table-cell table:formula="of:=DEC2HEX([.B39])" office:value-type="string" office:string-value="35" calcext:value-type="string">
            <text:p>35</text:p>
          </table:table-cell>
          <table:table-cell table:formula="of:=CONCATENATE([.$M$2];[.A39];&quot; = 0x&quot;;[.D39];&quot;;&quot;)" office:value-type="string" office:string-value="const unsigned char FIVE = 0x35;" calcext:value-type="string">
            <text:p>const unsigned char FIVE = 0x3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54" calcext:value-type="float">
            <text:p>54</text:p>
          </table:table-cell>
          <table:table-cell table:formula="of:=DEC2BIN([.B40])" office:value-type="string" office:string-value="110110" calcext:value-type="string">
            <text:p>110110</text:p>
          </table:table-cell>
          <table:table-cell table:formula="of:=DEC2HEX([.B40])" office:value-type="string" office:string-value="36" calcext:value-type="string">
            <text:p>36</text:p>
          </table:table-cell>
          <table:table-cell table:formula="of:=CONCATENATE([.$M$2];[.A40];&quot; = 0x&quot;;[.D40];&quot;;&quot;)" office:value-type="string" office:string-value="const unsigned char SIX = 0x36;" calcext:value-type="string">
            <text:p>const unsigned char SIX = 0x3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55" calcext:value-type="float">
            <text:p>55</text:p>
          </table:table-cell>
          <table:table-cell table:formula="of:=DEC2BIN([.B41])" office:value-type="string" office:string-value="110111" calcext:value-type="string">
            <text:p>110111</text:p>
          </table:table-cell>
          <table:table-cell table:formula="of:=DEC2HEX([.B41])" office:value-type="string" office:string-value="37" calcext:value-type="string">
            <text:p>37</text:p>
          </table:table-cell>
          <table:table-cell table:formula="of:=CONCATENATE([.$M$2];[.A41];&quot; = 0x&quot;;[.D41];&quot;;&quot;)" office:value-type="string" office:string-value="const unsigned char SEVEN = 0x37;" calcext:value-type="string">
            <text:p>const unsigned char SEVEN = 0x3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56" calcext:value-type="float">
            <text:p>56</text:p>
          </table:table-cell>
          <table:table-cell table:formula="of:=DEC2BIN([.B42])" office:value-type="string" office:string-value="111000" calcext:value-type="string">
            <text:p>111000</text:p>
          </table:table-cell>
          <table:table-cell table:formula="of:=DEC2HEX([.B42])" office:value-type="string" office:string-value="38" calcext:value-type="string">
            <text:p>38</text:p>
          </table:table-cell>
          <table:table-cell table:formula="of:=CONCATENATE([.$M$2];[.A42];&quot; = 0x&quot;;[.D42];&quot;;&quot;)" office:value-type="string" office:string-value="const unsigned char EIGHT = 0x38;" calcext:value-type="string">
            <text:p>const unsigned char EIGHT = 0x3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57" calcext:value-type="float">
            <text:p>57</text:p>
          </table:table-cell>
          <table:table-cell table:formula="of:=DEC2BIN([.B43])" office:value-type="string" office:string-value="111001" calcext:value-type="string">
            <text:p>111001</text:p>
          </table:table-cell>
          <table:table-cell table:formula="of:=DEC2HEX([.B43])" office:value-type="string" office:string-value="39" calcext:value-type="string">
            <text:p>39</text:p>
          </table:table-cell>
          <table:table-cell table:formula="of:=CONCATENATE([.$M$2];[.A43];&quot; = 0x&quot;;[.D43];&quot;;&quot;)" office:value-type="string" office:string-value="const unsigned char NINE = 0x39;" calcext:value-type="string">
            <text:p>const unsigned char NINE = 0x3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N</text:p>
          </table:table-cell>
          <table:table-cell office:value-type="float" office:value="58" calcext:value-type="float">
            <text:p>58</text:p>
          </table:table-cell>
          <table:table-cell table:formula="of:=DEC2BIN([.B44])" office:value-type="string" office:string-value="111010" calcext:value-type="string">
            <text:p>111010</text:p>
          </table:table-cell>
          <table:table-cell table:formula="of:=DEC2HEX([.B44])" office:value-type="string" office:string-value="3A" calcext:value-type="string">
            <text:p>3A</text:p>
          </table:table-cell>
          <table:table-cell table:formula="of:=CONCATENATE([.$M$2];[.A44];&quot; = 0x&quot;;[.D44];&quot;;&quot;)" office:value-type="string" office:string-value="const unsigned char COLON = 0x3A;" calcext:value-type="string">
            <text:p>const unsigned char COLON = 0x3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float" office:value="59" calcext:value-type="float">
            <text:p>59</text:p>
          </table:table-cell>
          <table:table-cell table:formula="of:=DEC2BIN([.B45])" office:value-type="string" office:string-value="111011" calcext:value-type="string">
            <text:p>111011</text:p>
          </table:table-cell>
          <table:table-cell table:formula="of:=DEC2HEX([.B45])" office:value-type="string" office:string-value="3B" calcext:value-type="string">
            <text:p>3B</text:p>
          </table:table-cell>
          <table:table-cell table:formula="of:=CONCATENATE([.$M$2];[.A45];&quot; = 0x&quot;;[.D45];&quot;;&quot;)" office:value-type="string" office:string-value="const unsigned char SEMICOLON = 0x3B;" calcext:value-type="string">
            <text:p>const unsigned char SEMICOLON = 0x3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S_THAN</text:p>
          </table:table-cell>
          <table:table-cell office:value-type="float" office:value="60" calcext:value-type="float">
            <text:p>60</text:p>
          </table:table-cell>
          <table:table-cell table:formula="of:=DEC2BIN([.B46])" office:value-type="string" office:string-value="111100" calcext:value-type="string">
            <text:p>111100</text:p>
          </table:table-cell>
          <table:table-cell table:formula="of:=DEC2HEX([.B46])" office:value-type="string" office:string-value="3C" calcext:value-type="string">
            <text:p>3C</text:p>
          </table:table-cell>
          <table:table-cell table:formula="of:=CONCATENATE([.$M$2];[.A46];&quot; = 0x&quot;;[.D46];&quot;;&quot;)" office:value-type="string" office:string-value="const unsigned char LESS_THAN = 0x3C;" calcext:value-type="string">
            <text:p>const unsigned char LESS_THAN = 0x3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UAL</text:p>
          </table:table-cell>
          <table:table-cell office:value-type="float" office:value="61" calcext:value-type="float">
            <text:p>61</text:p>
          </table:table-cell>
          <table:table-cell table:formula="of:=DEC2BIN([.B47])" office:value-type="string" office:string-value="111101" calcext:value-type="string">
            <text:p>111101</text:p>
          </table:table-cell>
          <table:table-cell table:formula="of:=DEC2HEX([.B47])" office:value-type="string" office:string-value="3D" calcext:value-type="string">
            <text:p>3D</text:p>
          </table:table-cell>
          <table:table-cell table:formula="of:=CONCATENATE([.$M$2];[.A47];&quot; = 0x&quot;;[.D47];&quot;;&quot;)" office:value-type="string" office:string-value="const unsigned char EQUAL = 0x3D;" calcext:value-type="string">
            <text:p>const unsigned char EQUAL = 0x3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ER_THAN</text:p>
          </table:table-cell>
          <table:table-cell office:value-type="float" office:value="62" calcext:value-type="float">
            <text:p>62</text:p>
          </table:table-cell>
          <table:table-cell table:formula="of:=DEC2BIN([.B48])" office:value-type="string" office:string-value="111110" calcext:value-type="string">
            <text:p>111110</text:p>
          </table:table-cell>
          <table:table-cell table:formula="of:=DEC2HEX([.B48])" office:value-type="string" office:string-value="3E" calcext:value-type="string">
            <text:p>3E</text:p>
          </table:table-cell>
          <table:table-cell table:formula="of:=CONCATENATE([.$M$2];[.A48];&quot; = 0x&quot;;[.D48];&quot;;&quot;)" office:value-type="string" office:string-value="const unsigned char GREATER_THAN = 0x3E;" calcext:value-type="string">
            <text:p>const unsigned char GREATER_THAN = 0x3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63" calcext:value-type="float">
            <text:p>63</text:p>
          </table:table-cell>
          <table:table-cell table:formula="of:=DEC2BIN([.B49])" office:value-type="string" office:string-value="111111" calcext:value-type="string">
            <text:p>111111</text:p>
          </table:table-cell>
          <table:table-cell table:formula="of:=DEC2HEX([.B49])" office:value-type="string" office:string-value="3F" calcext:value-type="string">
            <text:p>3F</text:p>
          </table:table-cell>
          <table:table-cell table:formula="of:=CONCATENATE([.$M$2];[.A49];&quot; = 0x&quot;;[.D49];&quot;;&quot;)" office:value-type="string" office:string-value="const unsigned char QUESTION = 0x3F;" calcext:value-type="string">
            <text:p>const unsigned char QUESTION = 0x3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4" calcext:value-type="float">
            <text:p>64</text:p>
          </table:table-cell>
          <table:table-cell table:formula="of:=DEC2BIN([.B50])" office:value-type="string" office:string-value="1000000" calcext:value-type="string">
            <text:p>1000000</text:p>
          </table:table-cell>
          <table:table-cell table:formula="of:=DEC2HEX([.B50])" office:value-type="string" office:string-value="40" calcext:value-type="string">
            <text:p>40</text:p>
          </table:table-cell>
          <table:table-cell table:formula="of:=CONCATENATE([.$M$2];[.A50];&quot; = 0x&quot;;[.D50];&quot;;&quot;)" office:value-type="string" office:string-value="const unsigned char AT = 0x40;" calcext:value-type="string">
            <text:p>const unsigned char AT = 0x40;</text:p>
          </table:table-cell>
          <table:table-cell table:number-columns-repeated="8"/>
        </table:table-row>
        <table:table-row table:style-name="ro1">
          <table:table-cell table:formula="of:=CONCATENATE(&quot;CAP_&quot;;[.F51])" office:value-type="string" office:string-value="CAP_A" calcext:value-type="string">
            <text:p>CAP_A</text:p>
          </table:table-cell>
          <table:table-cell office:value-type="float" office:value="65" calcext:value-type="float">
            <text:p>65</text:p>
          </table:table-cell>
          <table:table-cell table:formula="of:=DEC2BIN([.B51])" office:value-type="string" office:string-value="1000001" calcext:value-type="string">
            <text:p>1000001</text:p>
          </table:table-cell>
          <table:table-cell table:formula="of:=DEC2HEX([.B51])" office:value-type="string" office:string-value="41" calcext:value-type="string">
            <text:p>41</text:p>
          </table:table-cell>
          <table:table-cell table:formula="of:=CONCATENATE([.$M$2];[.A51];&quot; = 0x&quot;;[.D51];&quot;;&quot;)" office:value-type="string" office:string-value="const unsigned char CAP_A = 0x41;" calcext:value-type="string">
            <text:p>const unsigned char CAP_A = 0x41;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CONCATENATE(&quot;CAP_&quot;;[.F52])" office:value-type="string" office:string-value="CAP_B" calcext:value-type="string">
            <text:p>CAP_B</text:p>
          </table:table-cell>
          <table:table-cell office:value-type="float" office:value="66" calcext:value-type="float">
            <text:p>66</text:p>
          </table:table-cell>
          <table:table-cell table:formula="of:=DEC2BIN([.B52])" office:value-type="string" office:string-value="1000010" calcext:value-type="string">
            <text:p>1000010</text:p>
          </table:table-cell>
          <table:table-cell table:formula="of:=DEC2HEX([.B52])" office:value-type="string" office:string-value="42" calcext:value-type="string">
            <text:p>42</text:p>
          </table:table-cell>
          <table:table-cell table:formula="of:=CONCATENATE([.$M$2];[.A52];&quot; = 0x&quot;;[.D52];&quot;;&quot;)" office:value-type="string" office:string-value="const unsigned char CAP_B = 0x42;" calcext:value-type="string">
            <text:p>const unsigned char CAP_B = 0x42;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CONCATENATE(&quot;CAP_&quot;;[.F53])" office:value-type="string" office:string-value="CAP_C" calcext:value-type="string">
            <text:p>CAP_C</text:p>
          </table:table-cell>
          <table:table-cell office:value-type="float" office:value="67" calcext:value-type="float">
            <text:p>67</text:p>
          </table:table-cell>
          <table:table-cell table:formula="of:=DEC2BIN([.B53])" office:value-type="string" office:string-value="1000011" calcext:value-type="string">
            <text:p>1000011</text:p>
          </table:table-cell>
          <table:table-cell table:formula="of:=DEC2HEX([.B53])" office:value-type="string" office:string-value="43" calcext:value-type="string">
            <text:p>43</text:p>
          </table:table-cell>
          <table:table-cell table:formula="of:=CONCATENATE([.$M$2];[.A53];&quot; = 0x&quot;;[.D53];&quot;;&quot;)" office:value-type="string" office:string-value="const unsigned char CAP_C = 0x43;" calcext:value-type="string">
            <text:p>const unsigned char CAP_C = 0x43;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CONCATENATE(&quot;CAP_&quot;;[.F54])" office:value-type="string" office:string-value="CAP_D" calcext:value-type="string">
            <text:p>CAP_D</text:p>
          </table:table-cell>
          <table:table-cell office:value-type="float" office:value="68" calcext:value-type="float">
            <text:p>68</text:p>
          </table:table-cell>
          <table:table-cell table:formula="of:=DEC2BIN([.B54])" office:value-type="string" office:string-value="1000100" calcext:value-type="string">
            <text:p>1000100</text:p>
          </table:table-cell>
          <table:table-cell table:formula="of:=DEC2HEX([.B54])" office:value-type="string" office:string-value="44" calcext:value-type="string">
            <text:p>44</text:p>
          </table:table-cell>
          <table:table-cell table:formula="of:=CONCATENATE([.$M$2];[.A54];&quot; = 0x&quot;;[.D54];&quot;;&quot;)" office:value-type="string" office:string-value="const unsigned char CAP_D = 0x44;" calcext:value-type="string">
            <text:p>const unsigned char CAP_D = 0x44;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formula="of:=CONCATENATE(&quot;CAP_&quot;;[.F55])" office:value-type="string" office:string-value="CAP_E" calcext:value-type="string">
            <text:p>CAP_E</text:p>
          </table:table-cell>
          <table:table-cell office:value-type="float" office:value="69" calcext:value-type="float">
            <text:p>69</text:p>
          </table:table-cell>
          <table:table-cell table:formula="of:=DEC2BIN([.B55])" office:value-type="string" office:string-value="1000101" calcext:value-type="string">
            <text:p>1000101</text:p>
          </table:table-cell>
          <table:table-cell table:formula="of:=DEC2HEX([.B55])" office:value-type="string" office:string-value="45" calcext:value-type="string">
            <text:p>45</text:p>
          </table:table-cell>
          <table:table-cell table:formula="of:=CONCATENATE([.$M$2];[.A55];&quot; = 0x&quot;;[.D55];&quot;;&quot;)" office:value-type="string" office:string-value="const unsigned char CAP_E = 0x45;" calcext:value-type="string">
            <text:p>const unsigned char CAP_E = 0x45;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formula="of:=CONCATENATE(&quot;CAP_&quot;;[.F56])" office:value-type="string" office:string-value="CAP_F" calcext:value-type="string">
            <text:p>CAP_F</text:p>
          </table:table-cell>
          <table:table-cell office:value-type="float" office:value="70" calcext:value-type="float">
            <text:p>70</text:p>
          </table:table-cell>
          <table:table-cell table:formula="of:=DEC2BIN([.B56])" office:value-type="string" office:string-value="1000110" calcext:value-type="string">
            <text:p>1000110</text:p>
          </table:table-cell>
          <table:table-cell table:formula="of:=DEC2HEX([.B56])" office:value-type="string" office:string-value="46" calcext:value-type="string">
            <text:p>46</text:p>
          </table:table-cell>
          <table:table-cell table:formula="of:=CONCATENATE([.$M$2];[.A56];&quot; = 0x&quot;;[.D56];&quot;;&quot;)" office:value-type="string" office:string-value="const unsigned char CAP_F = 0x46;" calcext:value-type="string">
            <text:p>const unsigned char CAP_F = 0x46;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formula="of:=CONCATENATE(&quot;CAP_&quot;;[.F57])" office:value-type="string" office:string-value="CAP_G" calcext:value-type="string">
            <text:p>CAP_G</text:p>
          </table:table-cell>
          <table:table-cell office:value-type="float" office:value="71" calcext:value-type="float">
            <text:p>71</text:p>
          </table:table-cell>
          <table:table-cell table:formula="of:=DEC2BIN([.B57])" office:value-type="string" office:string-value="1000111" calcext:value-type="string">
            <text:p>1000111</text:p>
          </table:table-cell>
          <table:table-cell table:formula="of:=DEC2HEX([.B57])" office:value-type="string" office:string-value="47" calcext:value-type="string">
            <text:p>47</text:p>
          </table:table-cell>
          <table:table-cell table:formula="of:=CONCATENATE([.$M$2];[.A57];&quot; = 0x&quot;;[.D57];&quot;;&quot;)" office:value-type="string" office:string-value="const unsigned char CAP_G = 0x47;" calcext:value-type="string">
            <text:p>const unsigned char CAP_G = 0x47;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formula="of:=CONCATENATE(&quot;CAP_&quot;;[.F58])" office:value-type="string" office:string-value="CAP_H" calcext:value-type="string">
            <text:p>CAP_H</text:p>
          </table:table-cell>
          <table:table-cell office:value-type="float" office:value="72" calcext:value-type="float">
            <text:p>72</text:p>
          </table:table-cell>
          <table:table-cell table:formula="of:=DEC2BIN([.B58])" office:value-type="string" office:string-value="1001000" calcext:value-type="string">
            <text:p>1001000</text:p>
          </table:table-cell>
          <table:table-cell table:formula="of:=DEC2HEX([.B58])" office:value-type="string" office:string-value="48" calcext:value-type="string">
            <text:p>48</text:p>
          </table:table-cell>
          <table:table-cell table:formula="of:=CONCATENATE([.$M$2];[.A58];&quot; = 0x&quot;;[.D58];&quot;;&quot;)" office:value-type="string" office:string-value="const unsigned char CAP_H = 0x48;" calcext:value-type="string">
            <text:p>const unsigned char CAP_H = 0x48;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formula="of:=CONCATENATE(&quot;CAP_&quot;;[.F59])" office:value-type="string" office:string-value="CAP_I" calcext:value-type="string">
            <text:p>CAP_I</text:p>
          </table:table-cell>
          <table:table-cell office:value-type="float" office:value="73" calcext:value-type="float">
            <text:p>73</text:p>
          </table:table-cell>
          <table:table-cell table:formula="of:=DEC2BIN([.B59])" office:value-type="string" office:string-value="1001001" calcext:value-type="string">
            <text:p>1001001</text:p>
          </table:table-cell>
          <table:table-cell table:formula="of:=DEC2HEX([.B59])" office:value-type="string" office:string-value="49" calcext:value-type="string">
            <text:p>49</text:p>
          </table:table-cell>
          <table:table-cell table:formula="of:=CONCATENATE([.$M$2];[.A59];&quot; = 0x&quot;;[.D59];&quot;;&quot;)" office:value-type="string" office:string-value="const unsigned char CAP_I = 0x49;" calcext:value-type="string">
            <text:p>const unsigned char CAP_I = 0x49;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table:formula="of:=CONCATENATE(&quot;CAP_&quot;;[.F60])" office:value-type="string" office:string-value="CAP_J" calcext:value-type="string">
            <text:p>CAP_J</text:p>
          </table:table-cell>
          <table:table-cell office:value-type="float" office:value="74" calcext:value-type="float">
            <text:p>74</text:p>
          </table:table-cell>
          <table:table-cell table:formula="of:=DEC2BIN([.B60])" office:value-type="string" office:string-value="1001010" calcext:value-type="string">
            <text:p>1001010</text:p>
          </table:table-cell>
          <table:table-cell table:formula="of:=DEC2HEX([.B60])" office:value-type="string" office:string-value="4A" calcext:value-type="string">
            <text:p>4A</text:p>
          </table:table-cell>
          <table:table-cell table:formula="of:=CONCATENATE([.$M$2];[.A60];&quot; = 0x&quot;;[.D60];&quot;;&quot;)" office:value-type="string" office:string-value="const unsigned char CAP_J = 0x4A;" calcext:value-type="string">
            <text:p>const unsigned char CAP_J = 0x4A;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formula="of:=CONCATENATE(&quot;CAP_&quot;;[.F61])" office:value-type="string" office:string-value="CAP_K" calcext:value-type="string">
            <text:p>CAP_K</text:p>
          </table:table-cell>
          <table:table-cell office:value-type="float" office:value="75" calcext:value-type="float">
            <text:p>75</text:p>
          </table:table-cell>
          <table:table-cell table:formula="of:=DEC2BIN([.B61])" office:value-type="string" office:string-value="1001011" calcext:value-type="string">
            <text:p>1001011</text:p>
          </table:table-cell>
          <table:table-cell table:formula="of:=DEC2HEX([.B61])" office:value-type="string" office:string-value="4B" calcext:value-type="string">
            <text:p>4B</text:p>
          </table:table-cell>
          <table:table-cell table:formula="of:=CONCATENATE([.$M$2];[.A61];&quot; = 0x&quot;;[.D61];&quot;;&quot;)" office:value-type="string" office:string-value="const unsigned char CAP_K = 0x4B;" calcext:value-type="string">
            <text:p>const unsigned char CAP_K = 0x4B;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formula="of:=CONCATENATE(&quot;CAP_&quot;;[.F62])" office:value-type="string" office:string-value="CAP_L" calcext:value-type="string">
            <text:p>CAP_L</text:p>
          </table:table-cell>
          <table:table-cell office:value-type="float" office:value="76" calcext:value-type="float">
            <text:p>76</text:p>
          </table:table-cell>
          <table:table-cell table:formula="of:=DEC2BIN([.B62])" office:value-type="string" office:string-value="1001100" calcext:value-type="string">
            <text:p>1001100</text:p>
          </table:table-cell>
          <table:table-cell table:formula="of:=DEC2HEX([.B62])" office:value-type="string" office:string-value="4C" calcext:value-type="string">
            <text:p>4C</text:p>
          </table:table-cell>
          <table:table-cell table:formula="of:=CONCATENATE([.$M$2];[.A62];&quot; = 0x&quot;;[.D62];&quot;;&quot;)" office:value-type="string" office:string-value="const unsigned char CAP_L = 0x4C;" calcext:value-type="string">
            <text:p>const unsigned char CAP_L = 0x4C;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formula="of:=CONCATENATE(&quot;CAP_&quot;;[.F63])" office:value-type="string" office:string-value="CAP_M" calcext:value-type="string">
            <text:p>CAP_M</text:p>
          </table:table-cell>
          <table:table-cell office:value-type="float" office:value="77" calcext:value-type="float">
            <text:p>77</text:p>
          </table:table-cell>
          <table:table-cell table:formula="of:=DEC2BIN([.B63])" office:value-type="string" office:string-value="1001101" calcext:value-type="string">
            <text:p>1001101</text:p>
          </table:table-cell>
          <table:table-cell table:formula="of:=DEC2HEX([.B63])" office:value-type="string" office:string-value="4D" calcext:value-type="string">
            <text:p>4D</text:p>
          </table:table-cell>
          <table:table-cell table:formula="of:=CONCATENATE([.$M$2];[.A63];&quot; = 0x&quot;;[.D63];&quot;;&quot;)" office:value-type="string" office:string-value="const unsigned char CAP_M = 0x4D;" calcext:value-type="string">
            <text:p>const unsigned char CAP_M = 0x4D;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formula="of:=CONCATENATE(&quot;CAP_&quot;;[.F64])" office:value-type="string" office:string-value="CAP_N" calcext:value-type="string">
            <text:p>CAP_N</text:p>
          </table:table-cell>
          <table:table-cell office:value-type="float" office:value="78" calcext:value-type="float">
            <text:p>78</text:p>
          </table:table-cell>
          <table:table-cell table:formula="of:=DEC2BIN([.B64])" office:value-type="string" office:string-value="1001110" calcext:value-type="string">
            <text:p>1001110</text:p>
          </table:table-cell>
          <table:table-cell table:formula="of:=DEC2HEX([.B64])" office:value-type="string" office:string-value="4E" calcext:value-type="string">
            <text:p>4E</text:p>
          </table:table-cell>
          <table:table-cell table:formula="of:=CONCATENATE([.$M$2];[.A64];&quot; = 0x&quot;;[.D64];&quot;;&quot;)" office:value-type="string" office:string-value="const unsigned char CAP_N = 0x4E;" calcext:value-type="string">
            <text:p>const unsigned char CAP_N = 0x4E;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formula="of:=CONCATENATE(&quot;CAP_&quot;;[.F65])" office:value-type="string" office:string-value="CAP_O" calcext:value-type="string">
            <text:p>CAP_O</text:p>
          </table:table-cell>
          <table:table-cell office:value-type="float" office:value="79" calcext:value-type="float">
            <text:p>79</text:p>
          </table:table-cell>
          <table:table-cell table:formula="of:=DEC2BIN([.B65])" office:value-type="string" office:string-value="1001111" calcext:value-type="string">
            <text:p>1001111</text:p>
          </table:table-cell>
          <table:table-cell table:formula="of:=DEC2HEX([.B65])" office:value-type="string" office:string-value="4F" calcext:value-type="string">
            <text:p>4F</text:p>
          </table:table-cell>
          <table:table-cell table:formula="of:=CONCATENATE([.$M$2];[.A65];&quot; = 0x&quot;;[.D65];&quot;;&quot;)" office:value-type="string" office:string-value="const unsigned char CAP_O = 0x4F;" calcext:value-type="string">
            <text:p>const unsigned char CAP_O = 0x4F;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table:formula="of:=CONCATENATE(&quot;CAP_&quot;;[.F66])" office:value-type="string" office:string-value="CAP_P" calcext:value-type="string">
            <text:p>CAP_P</text:p>
          </table:table-cell>
          <table:table-cell office:value-type="float" office:value="80" calcext:value-type="float">
            <text:p>80</text:p>
          </table:table-cell>
          <table:table-cell table:formula="of:=DEC2BIN([.B66])" office:value-type="string" office:string-value="1010000" calcext:value-type="string">
            <text:p>1010000</text:p>
          </table:table-cell>
          <table:table-cell table:formula="of:=DEC2HEX([.B66])" office:value-type="string" office:string-value="50" calcext:value-type="string">
            <text:p>50</text:p>
          </table:table-cell>
          <table:table-cell table:formula="of:=CONCATENATE([.$M$2];[.A66];&quot; = 0x&quot;;[.D66];&quot;;&quot;)" office:value-type="string" office:string-value="const unsigned char CAP_P = 0x50;" calcext:value-type="string">
            <text:p>const unsigned char CAP_P = 0x50;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table:formula="of:=CONCATENATE(&quot;CAP_&quot;;[.F67])" office:value-type="string" office:string-value="CAP_Q" calcext:value-type="string">
            <text:p>CAP_Q</text:p>
          </table:table-cell>
          <table:table-cell office:value-type="float" office:value="81" calcext:value-type="float">
            <text:p>81</text:p>
          </table:table-cell>
          <table:table-cell table:formula="of:=DEC2BIN([.B67])" office:value-type="string" office:string-value="1010001" calcext:value-type="string">
            <text:p>1010001</text:p>
          </table:table-cell>
          <table:table-cell table:formula="of:=DEC2HEX([.B67])" office:value-type="string" office:string-value="51" calcext:value-type="string">
            <text:p>51</text:p>
          </table:table-cell>
          <table:table-cell table:formula="of:=CONCATENATE([.$M$2];[.A67];&quot; = 0x&quot;;[.D67];&quot;;&quot;)" office:value-type="string" office:string-value="const unsigned char CAP_Q = 0x51;" calcext:value-type="string">
            <text:p>const unsigned char CAP_Q = 0x51;</text:p>
          </table:table-cell>
          <table:table-cell office:value-type="string" calcext:value-type="string">
            <text:p>Q</text:p>
          </table:table-cell>
          <table:table-cell table:number-columns-repeated="7"/>
        </table:table-row>
        <table:table-row table:style-name="ro1">
          <table:table-cell table:formula="of:=CONCATENATE(&quot;CAP_&quot;;[.F68])" office:value-type="string" office:string-value="CAP_R" calcext:value-type="string">
            <text:p>CAP_R</text:p>
          </table:table-cell>
          <table:table-cell office:value-type="float" office:value="82" calcext:value-type="float">
            <text:p>82</text:p>
          </table:table-cell>
          <table:table-cell table:formula="of:=DEC2BIN([.B68])" office:value-type="string" office:string-value="1010010" calcext:value-type="string">
            <text:p>1010010</text:p>
          </table:table-cell>
          <table:table-cell table:formula="of:=DEC2HEX([.B68])" office:value-type="string" office:string-value="52" calcext:value-type="string">
            <text:p>52</text:p>
          </table:table-cell>
          <table:table-cell table:formula="of:=CONCATENATE([.$M$2];[.A68];&quot; = 0x&quot;;[.D68];&quot;;&quot;)" office:value-type="string" office:string-value="const unsigned char CAP_R = 0x52;" calcext:value-type="string">
            <text:p>const unsigned char CAP_R = 0x52;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formula="of:=CONCATENATE(&quot;CAP_&quot;;[.F69])" office:value-type="string" office:string-value="CAP_S" calcext:value-type="string">
            <text:p>CAP_S</text:p>
          </table:table-cell>
          <table:table-cell office:value-type="float" office:value="83" calcext:value-type="float">
            <text:p>83</text:p>
          </table:table-cell>
          <table:table-cell table:formula="of:=DEC2BIN([.B69])" office:value-type="string" office:string-value="1010011" calcext:value-type="string">
            <text:p>1010011</text:p>
          </table:table-cell>
          <table:table-cell table:formula="of:=DEC2HEX([.B69])" office:value-type="string" office:string-value="53" calcext:value-type="string">
            <text:p>53</text:p>
          </table:table-cell>
          <table:table-cell table:formula="of:=CONCATENATE([.$M$2];[.A69];&quot; = 0x&quot;;[.D69];&quot;;&quot;)" office:value-type="string" office:string-value="const unsigned char CAP_S = 0x53;" calcext:value-type="string">
            <text:p>const unsigned char CAP_S = 0x53;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formula="of:=CONCATENATE(&quot;CAP_&quot;;[.F70])" office:value-type="string" office:string-value="CAP_T" calcext:value-type="string">
            <text:p>CAP_T</text:p>
          </table:table-cell>
          <table:table-cell office:value-type="float" office:value="84" calcext:value-type="float">
            <text:p>84</text:p>
          </table:table-cell>
          <table:table-cell table:formula="of:=DEC2BIN([.B70])" office:value-type="string" office:string-value="1010100" calcext:value-type="string">
            <text:p>1010100</text:p>
          </table:table-cell>
          <table:table-cell table:formula="of:=DEC2HEX([.B70])" office:value-type="string" office:string-value="54" calcext:value-type="string">
            <text:p>54</text:p>
          </table:table-cell>
          <table:table-cell table:formula="of:=CONCATENATE([.$M$2];[.A70];&quot; = 0x&quot;;[.D70];&quot;;&quot;)" office:value-type="string" office:string-value="const unsigned char CAP_T = 0x54;" calcext:value-type="string">
            <text:p>const unsigned char CAP_T = 0x54;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formula="of:=CONCATENATE(&quot;CAP_&quot;;[.F71])" office:value-type="string" office:string-value="CAP_U" calcext:value-type="string">
            <text:p>CAP_U</text:p>
          </table:table-cell>
          <table:table-cell office:value-type="float" office:value="85" calcext:value-type="float">
            <text:p>85</text:p>
          </table:table-cell>
          <table:table-cell table:formula="of:=DEC2BIN([.B71])" office:value-type="string" office:string-value="1010101" calcext:value-type="string">
            <text:p>1010101</text:p>
          </table:table-cell>
          <table:table-cell table:formula="of:=DEC2HEX([.B71])" office:value-type="string" office:string-value="55" calcext:value-type="string">
            <text:p>55</text:p>
          </table:table-cell>
          <table:table-cell table:formula="of:=CONCATENATE([.$M$2];[.A71];&quot; = 0x&quot;;[.D71];&quot;;&quot;)" office:value-type="string" office:string-value="const unsigned char CAP_U = 0x55;" calcext:value-type="string">
            <text:p>const unsigned char CAP_U = 0x55;</text:p>
          </table:table-cell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table:formula="of:=CONCATENATE(&quot;CAP_&quot;;[.F72])" office:value-type="string" office:string-value="CAP_V" calcext:value-type="string">
            <text:p>CAP_V</text:p>
          </table:table-cell>
          <table:table-cell office:value-type="float" office:value="86" calcext:value-type="float">
            <text:p>86</text:p>
          </table:table-cell>
          <table:table-cell table:formula="of:=DEC2BIN([.B72])" office:value-type="string" office:string-value="1010110" calcext:value-type="string">
            <text:p>1010110</text:p>
          </table:table-cell>
          <table:table-cell table:formula="of:=DEC2HEX([.B72])" office:value-type="string" office:string-value="56" calcext:value-type="string">
            <text:p>56</text:p>
          </table:table-cell>
          <table:table-cell table:formula="of:=CONCATENATE([.$M$2];[.A72];&quot; = 0x&quot;;[.D72];&quot;;&quot;)" office:value-type="string" office:string-value="const unsigned char CAP_V = 0x56;" calcext:value-type="string">
            <text:p>const unsigned char CAP_V = 0x56;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formula="of:=CONCATENATE(&quot;CAP_&quot;;[.F73])" office:value-type="string" office:string-value="CAP_W" calcext:value-type="string">
            <text:p>CAP_W</text:p>
          </table:table-cell>
          <table:table-cell office:value-type="float" office:value="87" calcext:value-type="float">
            <text:p>87</text:p>
          </table:table-cell>
          <table:table-cell table:formula="of:=DEC2BIN([.B73])" office:value-type="string" office:string-value="1010111" calcext:value-type="string">
            <text:p>1010111</text:p>
          </table:table-cell>
          <table:table-cell table:formula="of:=DEC2HEX([.B73])" office:value-type="string" office:string-value="57" calcext:value-type="string">
            <text:p>57</text:p>
          </table:table-cell>
          <table:table-cell table:formula="of:=CONCATENATE([.$M$2];[.A73];&quot; = 0x&quot;;[.D73];&quot;;&quot;)" office:value-type="string" office:string-value="const unsigned char CAP_W = 0x57;" calcext:value-type="string">
            <text:p>const unsigned char CAP_W = 0x57;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table:formula="of:=CONCATENATE(&quot;CAP_&quot;;[.F74])" office:value-type="string" office:string-value="CAP_X" calcext:value-type="string">
            <text:p>CAP_X</text:p>
          </table:table-cell>
          <table:table-cell office:value-type="float" office:value="88" calcext:value-type="float">
            <text:p>88</text:p>
          </table:table-cell>
          <table:table-cell table:formula="of:=DEC2BIN([.B74])" office:value-type="string" office:string-value="1011000" calcext:value-type="string">
            <text:p>1011000</text:p>
          </table:table-cell>
          <table:table-cell table:formula="of:=DEC2HEX([.B74])" office:value-type="string" office:string-value="58" calcext:value-type="string">
            <text:p>58</text:p>
          </table:table-cell>
          <table:table-cell table:formula="of:=CONCATENATE([.$M$2];[.A74];&quot; = 0x&quot;;[.D74];&quot;;&quot;)" office:value-type="string" office:string-value="const unsigned char CAP_X = 0x58;" calcext:value-type="string">
            <text:p>const unsigned char CAP_X = 0x58;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formula="of:=CONCATENATE(&quot;CAP_&quot;;[.F75])" office:value-type="string" office:string-value="CAP_Y" calcext:value-type="string">
            <text:p>CAP_Y</text:p>
          </table:table-cell>
          <table:table-cell office:value-type="float" office:value="89" calcext:value-type="float">
            <text:p>89</text:p>
          </table:table-cell>
          <table:table-cell table:formula="of:=DEC2BIN([.B75])" office:value-type="string" office:string-value="1011001" calcext:value-type="string">
            <text:p>1011001</text:p>
          </table:table-cell>
          <table:table-cell table:formula="of:=DEC2HEX([.B75])" office:value-type="string" office:string-value="59" calcext:value-type="string">
            <text:p>59</text:p>
          </table:table-cell>
          <table:table-cell table:formula="of:=CONCATENATE([.$M$2];[.A75];&quot; = 0x&quot;;[.D75];&quot;;&quot;)" office:value-type="string" office:string-value="const unsigned char CAP_Y = 0x59;" calcext:value-type="string">
            <text:p>const unsigned char CAP_Y = 0x59;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formula="of:=CONCATENATE(&quot;CAP_&quot;;[.F76])" office:value-type="string" office:string-value="CAP_Z" calcext:value-type="string">
            <text:p>CAP_Z</text:p>
          </table:table-cell>
          <table:table-cell office:value-type="float" office:value="90" calcext:value-type="float">
            <text:p>90</text:p>
          </table:table-cell>
          <table:table-cell table:formula="of:=DEC2BIN([.B76])" office:value-type="string" office:string-value="1011010" calcext:value-type="string">
            <text:p>1011010</text:p>
          </table:table-cell>
          <table:table-cell table:formula="of:=DEC2HEX([.B76])" office:value-type="string" office:string-value="5A" calcext:value-type="string">
            <text:p>5A</text:p>
          </table:table-cell>
          <table:table-cell table:formula="of:=CONCATENATE([.$M$2];[.A76];&quot; = 0x&quot;;[.D76];&quot;;&quot;)" office:value-type="string" office:string-value="const unsigned char CAP_Z = 0x5A;" calcext:value-type="string">
            <text:p>const unsigned char CAP_Z = 0x5A;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_SQUARE_BRACKET</text:p>
          </table:table-cell>
          <table:table-cell office:value-type="float" office:value="91" calcext:value-type="float">
            <text:p>91</text:p>
          </table:table-cell>
          <table:table-cell table:formula="of:=DEC2BIN([.B77])" office:value-type="string" office:string-value="1011011" calcext:value-type="string">
            <text:p>1011011</text:p>
          </table:table-cell>
          <table:table-cell table:formula="of:=DEC2HEX([.B77])" office:value-type="string" office:string-value="5B" calcext:value-type="string">
            <text:p>5B</text:p>
          </table:table-cell>
          <table:table-cell table:formula="of:=CONCATENATE([.$M$2];[.A77];&quot; = 0x&quot;;[.D77];&quot;;&quot;)" office:value-type="string" office:string-value="const unsigned char OPEN_SQUARE_BRACKET = 0x5B;" calcext:value-type="string">
            <text:p>const unsigned char OPEN_SQUARE_BRACKET = 0x5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float" office:value="92" calcext:value-type="float">
            <text:p>92</text:p>
          </table:table-cell>
          <table:table-cell table:formula="of:=DEC2BIN([.B78])" office:value-type="string" office:string-value="1011100" calcext:value-type="string">
            <text:p>1011100</text:p>
          </table:table-cell>
          <table:table-cell table:formula="of:=DEC2HEX([.B78])" office:value-type="string" office:string-value="5C" calcext:value-type="string">
            <text:p>5C</text:p>
          </table:table-cell>
          <table:table-cell table:formula="of:=CONCATENATE([.$M$2];[.A78];&quot; = 0x&quot;;[.D78];&quot;;&quot;)" office:value-type="string" office:string-value="const unsigned char BACK_SLASH = 0x5C;" calcext:value-type="string">
            <text:p>const unsigned char BACK_SLASH = 0x5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_SQUARE_BRACKET</text:p>
          </table:table-cell>
          <table:table-cell office:value-type="float" office:value="93" calcext:value-type="float">
            <text:p>93</text:p>
          </table:table-cell>
          <table:table-cell table:formula="of:=DEC2BIN([.B79])" office:value-type="string" office:string-value="1011101" calcext:value-type="string">
            <text:p>1011101</text:p>
          </table:table-cell>
          <table:table-cell table:formula="of:=DEC2HEX([.B79])" office:value-type="string" office:string-value="5D" calcext:value-type="string">
            <text:p>5D</text:p>
          </table:table-cell>
          <table:table-cell table:formula="of:=CONCATENATE([.$M$2];[.A79];&quot; = 0x&quot;;[.D79];&quot;;&quot;)" office:value-type="string" office:string-value="const unsigned char CLOSE_SQUARE_BRACKET = 0x5D;" calcext:value-type="string">
            <text:p>const unsigned char CLOSE_SQUARE_BRACKET = 0x5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UMFLEX</text:p>
          </table:table-cell>
          <table:table-cell office:value-type="float" office:value="94" calcext:value-type="float">
            <text:p>94</text:p>
          </table:table-cell>
          <table:table-cell table:formula="of:=DEC2BIN([.B80])" office:value-type="string" office:string-value="1011110" calcext:value-type="string">
            <text:p>1011110</text:p>
          </table:table-cell>
          <table:table-cell table:formula="of:=DEC2HEX([.B80])" office:value-type="string" office:string-value="5E" calcext:value-type="string">
            <text:p>5E</text:p>
          </table:table-cell>
          <table:table-cell table:formula="of:=CONCATENATE([.$M$2];[.A80];&quot; = 0x&quot;;[.D80];&quot;;&quot;)" office:value-type="string" office:string-value="const unsigned char CIRCUMFLEX = 0x5E;" calcext:value-type="string">
            <text:p>const unsigned char CIRCUMFLEX = 0x5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float" office:value="95" calcext:value-type="float">
            <text:p>95</text:p>
          </table:table-cell>
          <table:table-cell table:formula="of:=DEC2BIN([.B81])" office:value-type="string" office:string-value="1011111" calcext:value-type="string">
            <text:p>1011111</text:p>
          </table:table-cell>
          <table:table-cell table:formula="of:=DEC2HEX([.B81])" office:value-type="string" office:string-value="5F" calcext:value-type="string">
            <text:p>5F</text:p>
          </table:table-cell>
          <table:table-cell table:formula="of:=CONCATENATE([.$M$2];[.A81];&quot; = 0x&quot;;[.D81];&quot;;&quot;)" office:value-type="string" office:string-value="const unsigned char UNDERSCORE = 0x5F;" calcext:value-type="string">
            <text:p>const unsigned char UNDERSCORE = 0x5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ENT_GRAVE</text:p>
          </table:table-cell>
          <table:table-cell office:value-type="float" office:value="96" calcext:value-type="float">
            <text:p>96</text:p>
          </table:table-cell>
          <table:table-cell table:formula="of:=DEC2BIN([.B82])" office:value-type="string" office:string-value="1100000" calcext:value-type="string">
            <text:p>1100000</text:p>
          </table:table-cell>
          <table:table-cell table:formula="of:=DEC2HEX([.B82])" office:value-type="string" office:string-value="60" calcext:value-type="string">
            <text:p>60</text:p>
          </table:table-cell>
          <table:table-cell table:formula="of:=CONCATENATE([.$M$2];[.A82];&quot; = 0x&quot;;[.D82];&quot;;&quot;)" office:value-type="string" office:string-value="const unsigned char ACCENT_GRAVE = 0x60;" calcext:value-type="string">
            <text:p>const unsigned char ACCENT_GRAVE = 0x60;</text:p>
          </table:table-cell>
          <table:table-cell table:number-columns-repeated="8"/>
        </table:table-row>
        <table:table-row table:style-name="ro1">
          <table:table-cell table:formula="of:=CONCATENATE(&quot;LOW_&quot;;[.F51])" office:value-type="string" office:string-value="LOW_A" calcext:value-type="string">
            <text:p>LOW_A</text:p>
          </table:table-cell>
          <table:table-cell office:value-type="float" office:value="97" calcext:value-type="float">
            <text:p>97</text:p>
          </table:table-cell>
          <table:table-cell table:formula="of:=DEC2BIN([.B83])" office:value-type="string" office:string-value="1100001" calcext:value-type="string">
            <text:p>1100001</text:p>
          </table:table-cell>
          <table:table-cell table:formula="of:=DEC2HEX([.B83])" office:value-type="string" office:string-value="61" calcext:value-type="string">
            <text:p>61</text:p>
          </table:table-cell>
          <table:table-cell table:formula="of:=CONCATENATE([.$M$2];[.A83];&quot; = 0x&quot;;[.D83];&quot;;&quot;)" office:value-type="string" office:string-value="const unsigned char LOW_A = 0x61;" calcext:value-type="string">
            <text:p>const unsigned char LOW_A = 0x61;</text:p>
          </table:table-cell>
          <table:table-cell table:number-columns-repeated="8"/>
        </table:table-row>
        <table:table-row table:style-name="ro1">
          <table:table-cell table:formula="of:=CONCATENATE(&quot;LOW_&quot;;[.F52])" office:value-type="string" office:string-value="LOW_B" calcext:value-type="string">
            <text:p>LOW_B</text:p>
          </table:table-cell>
          <table:table-cell office:value-type="float" office:value="98" calcext:value-type="float">
            <text:p>98</text:p>
          </table:table-cell>
          <table:table-cell table:formula="of:=DEC2BIN([.B84])" office:value-type="string" office:string-value="1100010" calcext:value-type="string">
            <text:p>1100010</text:p>
          </table:table-cell>
          <table:table-cell table:formula="of:=DEC2HEX([.B84])" office:value-type="string" office:string-value="62" calcext:value-type="string">
            <text:p>62</text:p>
          </table:table-cell>
          <table:table-cell table:formula="of:=CONCATENATE([.$M$2];[.A84];&quot; = 0x&quot;;[.D84];&quot;;&quot;)" office:value-type="string" office:string-value="const unsigned char LOW_B = 0x62;" calcext:value-type="string">
            <text:p>const unsigned char LOW_B = 0x62;</text:p>
          </table:table-cell>
          <table:table-cell table:number-columns-repeated="8"/>
        </table:table-row>
        <table:table-row table:style-name="ro1">
          <table:table-cell table:formula="of:=CONCATENATE(&quot;LOW_&quot;;[.F53])" office:value-type="string" office:string-value="LOW_C" calcext:value-type="string">
            <text:p>LOW_C</text:p>
          </table:table-cell>
          <table:table-cell office:value-type="float" office:value="99" calcext:value-type="float">
            <text:p>99</text:p>
          </table:table-cell>
          <table:table-cell table:formula="of:=DEC2BIN([.B85])" office:value-type="string" office:string-value="1100011" calcext:value-type="string">
            <text:p>1100011</text:p>
          </table:table-cell>
          <table:table-cell table:formula="of:=DEC2HEX([.B85])" office:value-type="string" office:string-value="63" calcext:value-type="string">
            <text:p>63</text:p>
          </table:table-cell>
          <table:table-cell table:formula="of:=CONCATENATE([.$M$2];[.A85];&quot; = 0x&quot;;[.D85];&quot;;&quot;)" office:value-type="string" office:string-value="const unsigned char LOW_C = 0x63;" calcext:value-type="string">
            <text:p>const unsigned char LOW_C = 0x63;</text:p>
          </table:table-cell>
          <table:table-cell table:number-columns-repeated="8"/>
        </table:table-row>
        <table:table-row table:style-name="ro1">
          <table:table-cell table:formula="of:=CONCATENATE(&quot;LOW_&quot;;[.F54])" office:value-type="string" office:string-value="LOW_D" calcext:value-type="string">
            <text:p>LOW_D</text:p>
          </table:table-cell>
          <table:table-cell office:value-type="float" office:value="100" calcext:value-type="float">
            <text:p>100</text:p>
          </table:table-cell>
          <table:table-cell table:formula="of:=DEC2BIN([.B86])" office:value-type="string" office:string-value="1100100" calcext:value-type="string">
            <text:p>1100100</text:p>
          </table:table-cell>
          <table:table-cell table:formula="of:=DEC2HEX([.B86])" office:value-type="string" office:string-value="64" calcext:value-type="string">
            <text:p>64</text:p>
          </table:table-cell>
          <table:table-cell table:formula="of:=CONCATENATE([.$M$2];[.A86];&quot; = 0x&quot;;[.D86];&quot;;&quot;)" office:value-type="string" office:string-value="const unsigned char LOW_D = 0x64;" calcext:value-type="string">
            <text:p>const unsigned char LOW_D = 0x64;</text:p>
          </table:table-cell>
          <table:table-cell table:number-columns-repeated="8"/>
        </table:table-row>
        <table:table-row table:style-name="ro1">
          <table:table-cell table:formula="of:=CONCATENATE(&quot;LOW_&quot;;[.F55])" office:value-type="string" office:string-value="LOW_E" calcext:value-type="string">
            <text:p>LOW_E</text:p>
          </table:table-cell>
          <table:table-cell office:value-type="float" office:value="101" calcext:value-type="float">
            <text:p>101</text:p>
          </table:table-cell>
          <table:table-cell table:formula="of:=DEC2BIN([.B87])" office:value-type="string" office:string-value="1100101" calcext:value-type="string">
            <text:p>1100101</text:p>
          </table:table-cell>
          <table:table-cell table:formula="of:=DEC2HEX([.B87])" office:value-type="string" office:string-value="65" calcext:value-type="string">
            <text:p>65</text:p>
          </table:table-cell>
          <table:table-cell table:formula="of:=CONCATENATE([.$M$2];[.A87];&quot; = 0x&quot;;[.D87];&quot;;&quot;)" office:value-type="string" office:string-value="const unsigned char LOW_E = 0x65;" calcext:value-type="string">
            <text:p>const unsigned char LOW_E = 0x65;</text:p>
          </table:table-cell>
          <table:table-cell table:number-columns-repeated="8"/>
        </table:table-row>
        <table:table-row table:style-name="ro1">
          <table:table-cell table:formula="of:=CONCATENATE(&quot;LOW_&quot;;[.F56])" office:value-type="string" office:string-value="LOW_F" calcext:value-type="string">
            <text:p>LOW_F</text:p>
          </table:table-cell>
          <table:table-cell office:value-type="float" office:value="102" calcext:value-type="float">
            <text:p>102</text:p>
          </table:table-cell>
          <table:table-cell table:formula="of:=DEC2BIN([.B88])" office:value-type="string" office:string-value="1100110" calcext:value-type="string">
            <text:p>1100110</text:p>
          </table:table-cell>
          <table:table-cell table:formula="of:=DEC2HEX([.B88])" office:value-type="string" office:string-value="66" calcext:value-type="string">
            <text:p>66</text:p>
          </table:table-cell>
          <table:table-cell table:formula="of:=CONCATENATE([.$M$2];[.A88];&quot; = 0x&quot;;[.D88];&quot;;&quot;)" office:value-type="string" office:string-value="const unsigned char LOW_F = 0x66;" calcext:value-type="string">
            <text:p>const unsigned char LOW_F = 0x66;</text:p>
          </table:table-cell>
          <table:table-cell table:number-columns-repeated="8"/>
        </table:table-row>
        <table:table-row table:style-name="ro1">
          <table:table-cell table:formula="of:=CONCATENATE(&quot;LOW_&quot;;[.F57])" office:value-type="string" office:string-value="LOW_G" calcext:value-type="string">
            <text:p>LOW_G</text:p>
          </table:table-cell>
          <table:table-cell office:value-type="float" office:value="103" calcext:value-type="float">
            <text:p>103</text:p>
          </table:table-cell>
          <table:table-cell table:formula="of:=DEC2BIN([.B89])" office:value-type="string" office:string-value="1100111" calcext:value-type="string">
            <text:p>1100111</text:p>
          </table:table-cell>
          <table:table-cell table:formula="of:=DEC2HEX([.B89])" office:value-type="string" office:string-value="67" calcext:value-type="string">
            <text:p>67</text:p>
          </table:table-cell>
          <table:table-cell table:formula="of:=CONCATENATE([.$M$2];[.A89];&quot; = 0x&quot;;[.D89];&quot;;&quot;)" office:value-type="string" office:string-value="const unsigned char LOW_G = 0x67;" calcext:value-type="string">
            <text:p>const unsigned char LOW_G = 0x67;</text:p>
          </table:table-cell>
          <table:table-cell table:number-columns-repeated="8"/>
        </table:table-row>
        <table:table-row table:style-name="ro1">
          <table:table-cell table:formula="of:=CONCATENATE(&quot;LOW_&quot;;[.F58])" office:value-type="string" office:string-value="LOW_H" calcext:value-type="string">
            <text:p>LOW_H</text:p>
          </table:table-cell>
          <table:table-cell office:value-type="float" office:value="104" calcext:value-type="float">
            <text:p>104</text:p>
          </table:table-cell>
          <table:table-cell table:formula="of:=DEC2BIN([.B90])" office:value-type="string" office:string-value="1101000" calcext:value-type="string">
            <text:p>1101000</text:p>
          </table:table-cell>
          <table:table-cell table:formula="of:=DEC2HEX([.B90])" office:value-type="string" office:string-value="68" calcext:value-type="string">
            <text:p>68</text:p>
          </table:table-cell>
          <table:table-cell table:formula="of:=CONCATENATE([.$M$2];[.A90];&quot; = 0x&quot;;[.D90];&quot;;&quot;)" office:value-type="string" office:string-value="const unsigned char LOW_H = 0x68;" calcext:value-type="string">
            <text:p>const unsigned char LOW_H = 0x68;</text:p>
          </table:table-cell>
          <table:table-cell table:number-columns-repeated="8"/>
        </table:table-row>
        <table:table-row table:style-name="ro1">
          <table:table-cell table:formula="of:=CONCATENATE(&quot;LOW_&quot;;[.F59])" office:value-type="string" office:string-value="LOW_I" calcext:value-type="string">
            <text:p>LOW_I</text:p>
          </table:table-cell>
          <table:table-cell office:value-type="float" office:value="105" calcext:value-type="float">
            <text:p>105</text:p>
          </table:table-cell>
          <table:table-cell table:formula="of:=DEC2BIN([.B91])" office:value-type="string" office:string-value="1101001" calcext:value-type="string">
            <text:p>1101001</text:p>
          </table:table-cell>
          <table:table-cell table:formula="of:=DEC2HEX([.B91])" office:value-type="string" office:string-value="69" calcext:value-type="string">
            <text:p>69</text:p>
          </table:table-cell>
          <table:table-cell table:formula="of:=CONCATENATE([.$M$2];[.A91];&quot; = 0x&quot;;[.D91];&quot;;&quot;)" office:value-type="string" office:string-value="const unsigned char LOW_I = 0x69;" calcext:value-type="string">
            <text:p>const unsigned char LOW_I = 0x69;</text:p>
          </table:table-cell>
          <table:table-cell table:number-columns-repeated="8"/>
        </table:table-row>
        <table:table-row table:style-name="ro1">
          <table:table-cell table:formula="of:=CONCATENATE(&quot;LOW_&quot;;[.F60])" office:value-type="string" office:string-value="LOW_J" calcext:value-type="string">
            <text:p>LOW_J</text:p>
          </table:table-cell>
          <table:table-cell office:value-type="float" office:value="106" calcext:value-type="float">
            <text:p>106</text:p>
          </table:table-cell>
          <table:table-cell table:formula="of:=DEC2BIN([.B92])" office:value-type="string" office:string-value="1101010" calcext:value-type="string">
            <text:p>1101010</text:p>
          </table:table-cell>
          <table:table-cell table:formula="of:=DEC2HEX([.B92])" office:value-type="string" office:string-value="6A" calcext:value-type="string">
            <text:p>6A</text:p>
          </table:table-cell>
          <table:table-cell table:formula="of:=CONCATENATE([.$M$2];[.A92];&quot; = 0x&quot;;[.D92];&quot;;&quot;)" office:value-type="string" office:string-value="const unsigned char LOW_J = 0x6A;" calcext:value-type="string">
            <text:p>const unsigned char LOW_J = 0x6A;</text:p>
          </table:table-cell>
          <table:table-cell table:number-columns-repeated="8"/>
        </table:table-row>
        <table:table-row table:style-name="ro1">
          <table:table-cell table:formula="of:=CONCATENATE(&quot;LOW_&quot;;[.F61])" office:value-type="string" office:string-value="LOW_K" calcext:value-type="string">
            <text:p>LOW_K</text:p>
          </table:table-cell>
          <table:table-cell office:value-type="float" office:value="107" calcext:value-type="float">
            <text:p>107</text:p>
          </table:table-cell>
          <table:table-cell table:formula="of:=DEC2BIN([.B93])" office:value-type="string" office:string-value="1101011" calcext:value-type="string">
            <text:p>1101011</text:p>
          </table:table-cell>
          <table:table-cell table:formula="of:=DEC2HEX([.B93])" office:value-type="string" office:string-value="6B" calcext:value-type="string">
            <text:p>6B</text:p>
          </table:table-cell>
          <table:table-cell table:formula="of:=CONCATENATE([.$M$2];[.A93];&quot; = 0x&quot;;[.D93];&quot;;&quot;)" office:value-type="string" office:string-value="const unsigned char LOW_K = 0x6B;" calcext:value-type="string">
            <text:p>const unsigned char LOW_K = 0x6B;</text:p>
          </table:table-cell>
          <table:table-cell table:number-columns-repeated="8"/>
        </table:table-row>
        <table:table-row table:style-name="ro1">
          <table:table-cell table:formula="of:=CONCATENATE(&quot;LOW_&quot;;[.F62])" office:value-type="string" office:string-value="LOW_L" calcext:value-type="string">
            <text:p>LOW_L</text:p>
          </table:table-cell>
          <table:table-cell office:value-type="float" office:value="108" calcext:value-type="float">
            <text:p>108</text:p>
          </table:table-cell>
          <table:table-cell table:formula="of:=DEC2BIN([.B94])" office:value-type="string" office:string-value="1101100" calcext:value-type="string">
            <text:p>1101100</text:p>
          </table:table-cell>
          <table:table-cell table:formula="of:=DEC2HEX([.B94])" office:value-type="string" office:string-value="6C" calcext:value-type="string">
            <text:p>6C</text:p>
          </table:table-cell>
          <table:table-cell table:formula="of:=CONCATENATE([.$M$2];[.A94];&quot; = 0x&quot;;[.D94];&quot;;&quot;)" office:value-type="string" office:string-value="const unsigned char LOW_L = 0x6C;" calcext:value-type="string">
            <text:p>const unsigned char LOW_L = 0x6C;</text:p>
          </table:table-cell>
          <table:table-cell table:number-columns-repeated="8"/>
        </table:table-row>
        <table:table-row table:style-name="ro1">
          <table:table-cell table:formula="of:=CONCATENATE(&quot;LOW_&quot;;[.F63])" office:value-type="string" office:string-value="LOW_M" calcext:value-type="string">
            <text:p>LOW_M</text:p>
          </table:table-cell>
          <table:table-cell office:value-type="float" office:value="109" calcext:value-type="float">
            <text:p>109</text:p>
          </table:table-cell>
          <table:table-cell table:formula="of:=DEC2BIN([.B95])" office:value-type="string" office:string-value="1101101" calcext:value-type="string">
            <text:p>1101101</text:p>
          </table:table-cell>
          <table:table-cell table:formula="of:=DEC2HEX([.B95])" office:value-type="string" office:string-value="6D" calcext:value-type="string">
            <text:p>6D</text:p>
          </table:table-cell>
          <table:table-cell table:formula="of:=CONCATENATE([.$M$2];[.A95];&quot; = 0x&quot;;[.D95];&quot;;&quot;)" office:value-type="string" office:string-value="const unsigned char LOW_M = 0x6D;" calcext:value-type="string">
            <text:p>const unsigned char LOW_M = 0x6D;</text:p>
          </table:table-cell>
          <table:table-cell table:number-columns-repeated="8"/>
        </table:table-row>
        <table:table-row table:style-name="ro1">
          <table:table-cell table:formula="of:=CONCATENATE(&quot;LOW_&quot;;[.F64])" office:value-type="string" office:string-value="LOW_N" calcext:value-type="string">
            <text:p>LOW_N</text:p>
          </table:table-cell>
          <table:table-cell office:value-type="float" office:value="110" calcext:value-type="float">
            <text:p>110</text:p>
          </table:table-cell>
          <table:table-cell table:formula="of:=DEC2BIN([.B96])" office:value-type="string" office:string-value="1101110" calcext:value-type="string">
            <text:p>1101110</text:p>
          </table:table-cell>
          <table:table-cell table:formula="of:=DEC2HEX([.B96])" office:value-type="string" office:string-value="6E" calcext:value-type="string">
            <text:p>6E</text:p>
          </table:table-cell>
          <table:table-cell table:formula="of:=CONCATENATE([.$M$2];[.A96];&quot; = 0x&quot;;[.D96];&quot;;&quot;)" office:value-type="string" office:string-value="const unsigned char LOW_N = 0x6E;" calcext:value-type="string">
            <text:p>const unsigned char LOW_N = 0x6E;</text:p>
          </table:table-cell>
          <table:table-cell table:number-columns-repeated="8"/>
        </table:table-row>
        <table:table-row table:style-name="ro1">
          <table:table-cell table:formula="of:=CONCATENATE(&quot;LOW_&quot;;[.F65])" office:value-type="string" office:string-value="LOW_O" calcext:value-type="string">
            <text:p>LOW_O</text:p>
          </table:table-cell>
          <table:table-cell office:value-type="float" office:value="111" calcext:value-type="float">
            <text:p>111</text:p>
          </table:table-cell>
          <table:table-cell table:formula="of:=DEC2BIN([.B97])" office:value-type="string" office:string-value="1101111" calcext:value-type="string">
            <text:p>1101111</text:p>
          </table:table-cell>
          <table:table-cell table:formula="of:=DEC2HEX([.B97])" office:value-type="string" office:string-value="6F" calcext:value-type="string">
            <text:p>6F</text:p>
          </table:table-cell>
          <table:table-cell table:formula="of:=CONCATENATE([.$M$2];[.A97];&quot; = 0x&quot;;[.D97];&quot;;&quot;)" office:value-type="string" office:string-value="const unsigned char LOW_O = 0x6F;" calcext:value-type="string">
            <text:p>const unsigned char LOW_O = 0x6F;</text:p>
          </table:table-cell>
          <table:table-cell table:number-columns-repeated="8"/>
        </table:table-row>
        <table:table-row table:style-name="ro1">
          <table:table-cell table:formula="of:=CONCATENATE(&quot;LOW_&quot;;[.F66])" office:value-type="string" office:string-value="LOW_P" calcext:value-type="string">
            <text:p>LOW_P</text:p>
          </table:table-cell>
          <table:table-cell office:value-type="float" office:value="112" calcext:value-type="float">
            <text:p>112</text:p>
          </table:table-cell>
          <table:table-cell table:formula="of:=DEC2BIN([.B98])" office:value-type="string" office:string-value="1110000" calcext:value-type="string">
            <text:p>1110000</text:p>
          </table:table-cell>
          <table:table-cell table:formula="of:=DEC2HEX([.B98])" office:value-type="string" office:string-value="70" calcext:value-type="string">
            <text:p>70</text:p>
          </table:table-cell>
          <table:table-cell table:formula="of:=CONCATENATE([.$M$2];[.A98];&quot; = 0x&quot;;[.D98];&quot;;&quot;)" office:value-type="string" office:string-value="const unsigned char LOW_P = 0x70;" calcext:value-type="string">
            <text:p>const unsigned char LOW_P = 0x70;</text:p>
          </table:table-cell>
          <table:table-cell table:number-columns-repeated="8"/>
        </table:table-row>
        <table:table-row table:style-name="ro1">
          <table:table-cell table:formula="of:=CONCATENATE(&quot;LOW_&quot;;[.F67])" office:value-type="string" office:string-value="LOW_Q" calcext:value-type="string">
            <text:p>LOW_Q</text:p>
          </table:table-cell>
          <table:table-cell office:value-type="float" office:value="113" calcext:value-type="float">
            <text:p>113</text:p>
          </table:table-cell>
          <table:table-cell table:formula="of:=DEC2BIN([.B99])" office:value-type="string" office:string-value="1110001" calcext:value-type="string">
            <text:p>1110001</text:p>
          </table:table-cell>
          <table:table-cell table:formula="of:=DEC2HEX([.B99])" office:value-type="string" office:string-value="71" calcext:value-type="string">
            <text:p>71</text:p>
          </table:table-cell>
          <table:table-cell table:formula="of:=CONCATENATE([.$M$2];[.A99];&quot; = 0x&quot;;[.D99];&quot;;&quot;)" office:value-type="string" office:string-value="const unsigned char LOW_Q = 0x71;" calcext:value-type="string">
            <text:p>const unsigned char LOW_Q = 0x71;</text:p>
          </table:table-cell>
          <table:table-cell table:number-columns-repeated="8"/>
        </table:table-row>
        <table:table-row table:style-name="ro1">
          <table:table-cell table:formula="of:=CONCATENATE(&quot;LOW_&quot;;[.F68])" office:value-type="string" office:string-value="LOW_R" calcext:value-type="string">
            <text:p>LOW_R</text:p>
          </table:table-cell>
          <table:table-cell office:value-type="float" office:value="114" calcext:value-type="float">
            <text:p>114</text:p>
          </table:table-cell>
          <table:table-cell table:formula="of:=DEC2BIN([.B100])" office:value-type="string" office:string-value="1110010" calcext:value-type="string">
            <text:p>1110010</text:p>
          </table:table-cell>
          <table:table-cell table:formula="of:=DEC2HEX([.B100])" office:value-type="string" office:string-value="72" calcext:value-type="string">
            <text:p>72</text:p>
          </table:table-cell>
          <table:table-cell table:formula="of:=CONCATENATE([.$M$2];[.A100];&quot; = 0x&quot;;[.D100];&quot;;&quot;)" office:value-type="string" office:string-value="const unsigned char LOW_R = 0x72;" calcext:value-type="string">
            <text:p>const unsigned char LOW_R = 0x72;</text:p>
          </table:table-cell>
          <table:table-cell table:number-columns-repeated="8"/>
        </table:table-row>
        <table:table-row table:style-name="ro1">
          <table:table-cell table:formula="of:=CONCATENATE(&quot;LOW_&quot;;[.F69])" office:value-type="string" office:string-value="LOW_S" calcext:value-type="string">
            <text:p>LOW_S</text:p>
          </table:table-cell>
          <table:table-cell office:value-type="float" office:value="115" calcext:value-type="float">
            <text:p>115</text:p>
          </table:table-cell>
          <table:table-cell table:formula="of:=DEC2BIN([.B101])" office:value-type="string" office:string-value="1110011" calcext:value-type="string">
            <text:p>1110011</text:p>
          </table:table-cell>
          <table:table-cell table:formula="of:=DEC2HEX([.B101])" office:value-type="string" office:string-value="73" calcext:value-type="string">
            <text:p>73</text:p>
          </table:table-cell>
          <table:table-cell table:formula="of:=CONCATENATE([.$M$2];[.A101];&quot; = 0x&quot;;[.D101];&quot;;&quot;)" office:value-type="string" office:string-value="const unsigned char LOW_S = 0x73;" calcext:value-type="string">
            <text:p>const unsigned char LOW_S = 0x73;</text:p>
          </table:table-cell>
          <table:table-cell table:number-columns-repeated="8"/>
        </table:table-row>
        <table:table-row table:style-name="ro1">
          <table:table-cell table:formula="of:=CONCATENATE(&quot;LOW_&quot;;[.F70])" office:value-type="string" office:string-value="LOW_T" calcext:value-type="string">
            <text:p>LOW_T</text:p>
          </table:table-cell>
          <table:table-cell office:value-type="float" office:value="116" calcext:value-type="float">
            <text:p>116</text:p>
          </table:table-cell>
          <table:table-cell table:formula="of:=DEC2BIN([.B102])" office:value-type="string" office:string-value="1110100" calcext:value-type="string">
            <text:p>1110100</text:p>
          </table:table-cell>
          <table:table-cell table:formula="of:=DEC2HEX([.B102])" office:value-type="string" office:string-value="74" calcext:value-type="string">
            <text:p>74</text:p>
          </table:table-cell>
          <table:table-cell table:formula="of:=CONCATENATE([.$M$2];[.A102];&quot; = 0x&quot;;[.D102];&quot;;&quot;)" office:value-type="string" office:string-value="const unsigned char LOW_T = 0x74;" calcext:value-type="string">
            <text:p>const unsigned char LOW_T = 0x74;</text:p>
          </table:table-cell>
          <table:table-cell table:number-columns-repeated="8"/>
        </table:table-row>
        <table:table-row table:style-name="ro1">
          <table:table-cell table:formula="of:=CONCATENATE(&quot;LOW_&quot;;[.F71])" office:value-type="string" office:string-value="LOW_U" calcext:value-type="string">
            <text:p>LOW_U</text:p>
          </table:table-cell>
          <table:table-cell office:value-type="float" office:value="117" calcext:value-type="float">
            <text:p>117</text:p>
          </table:table-cell>
          <table:table-cell table:formula="of:=DEC2BIN([.B103])" office:value-type="string" office:string-value="1110101" calcext:value-type="string">
            <text:p>1110101</text:p>
          </table:table-cell>
          <table:table-cell table:formula="of:=DEC2HEX([.B103])" office:value-type="string" office:string-value="75" calcext:value-type="string">
            <text:p>75</text:p>
          </table:table-cell>
          <table:table-cell table:formula="of:=CONCATENATE([.$M$2];[.A103];&quot; = 0x&quot;;[.D103];&quot;;&quot;)" office:value-type="string" office:string-value="const unsigned char LOW_U = 0x75;" calcext:value-type="string">
            <text:p>const unsigned char LOW_U = 0x75;</text:p>
          </table:table-cell>
          <table:table-cell table:number-columns-repeated="8"/>
        </table:table-row>
        <table:table-row table:style-name="ro1">
          <table:table-cell table:formula="of:=CONCATENATE(&quot;LOW_&quot;;[.F72])" office:value-type="string" office:string-value="LOW_V" calcext:value-type="string">
            <text:p>LOW_V</text:p>
          </table:table-cell>
          <table:table-cell office:value-type="float" office:value="118" calcext:value-type="float">
            <text:p>118</text:p>
          </table:table-cell>
          <table:table-cell table:formula="of:=DEC2BIN([.B104])" office:value-type="string" office:string-value="1110110" calcext:value-type="string">
            <text:p>1110110</text:p>
          </table:table-cell>
          <table:table-cell table:formula="of:=DEC2HEX([.B104])" office:value-type="string" office:string-value="76" calcext:value-type="string">
            <text:p>76</text:p>
          </table:table-cell>
          <table:table-cell table:formula="of:=CONCATENATE([.$M$2];[.A104];&quot; = 0x&quot;;[.D104];&quot;;&quot;)" office:value-type="string" office:string-value="const unsigned char LOW_V = 0x76;" calcext:value-type="string">
            <text:p>const unsigned char LOW_V = 0x76;</text:p>
          </table:table-cell>
          <table:table-cell table:number-columns-repeated="8"/>
        </table:table-row>
        <table:table-row table:style-name="ro1">
          <table:table-cell table:formula="of:=CONCATENATE(&quot;LOW_&quot;;[.F73])" office:value-type="string" office:string-value="LOW_W" calcext:value-type="string">
            <text:p>LOW_W</text:p>
          </table:table-cell>
          <table:table-cell office:value-type="float" office:value="119" calcext:value-type="float">
            <text:p>119</text:p>
          </table:table-cell>
          <table:table-cell table:formula="of:=DEC2BIN([.B105])" office:value-type="string" office:string-value="1110111" calcext:value-type="string">
            <text:p>1110111</text:p>
          </table:table-cell>
          <table:table-cell table:formula="of:=DEC2HEX([.B105])" office:value-type="string" office:string-value="77" calcext:value-type="string">
            <text:p>77</text:p>
          </table:table-cell>
          <table:table-cell table:formula="of:=CONCATENATE([.$M$2];[.A105];&quot; = 0x&quot;;[.D105];&quot;;&quot;)" office:value-type="string" office:string-value="const unsigned char LOW_W = 0x77;" calcext:value-type="string">
            <text:p>const unsigned char LOW_W = 0x77;</text:p>
          </table:table-cell>
          <table:table-cell table:number-columns-repeated="8"/>
        </table:table-row>
        <table:table-row table:style-name="ro1">
          <table:table-cell table:formula="of:=CONCATENATE(&quot;LOW_&quot;;[.F74])" office:value-type="string" office:string-value="LOW_X" calcext:value-type="string">
            <text:p>LOW_X</text:p>
          </table:table-cell>
          <table:table-cell office:value-type="float" office:value="120" calcext:value-type="float">
            <text:p>120</text:p>
          </table:table-cell>
          <table:table-cell table:formula="of:=DEC2BIN([.B106])" office:value-type="string" office:string-value="1111000" calcext:value-type="string">
            <text:p>1111000</text:p>
          </table:table-cell>
          <table:table-cell table:formula="of:=DEC2HEX([.B106])" office:value-type="string" office:string-value="78" calcext:value-type="string">
            <text:p>78</text:p>
          </table:table-cell>
          <table:table-cell table:formula="of:=CONCATENATE([.$M$2];[.A106];&quot; = 0x&quot;;[.D106];&quot;;&quot;)" office:value-type="string" office:string-value="const unsigned char LOW_X = 0x78;" calcext:value-type="string">
            <text:p>const unsigned char LOW_X = 0x78;</text:p>
          </table:table-cell>
          <table:table-cell table:number-columns-repeated="8"/>
        </table:table-row>
        <table:table-row table:style-name="ro1">
          <table:table-cell table:formula="of:=CONCATENATE(&quot;LOW_&quot;;[.F75])" office:value-type="string" office:string-value="LOW_Y" calcext:value-type="string">
            <text:p>LOW_Y</text:p>
          </table:table-cell>
          <table:table-cell office:value-type="float" office:value="121" calcext:value-type="float">
            <text:p>121</text:p>
          </table:table-cell>
          <table:table-cell table:formula="of:=DEC2BIN([.B107])" office:value-type="string" office:string-value="1111001" calcext:value-type="string">
            <text:p>1111001</text:p>
          </table:table-cell>
          <table:table-cell table:formula="of:=DEC2HEX([.B107])" office:value-type="string" office:string-value="79" calcext:value-type="string">
            <text:p>79</text:p>
          </table:table-cell>
          <table:table-cell table:formula="of:=CONCATENATE([.$M$2];[.A107];&quot; = 0x&quot;;[.D107];&quot;;&quot;)" office:value-type="string" office:string-value="const unsigned char LOW_Y = 0x79;" calcext:value-type="string">
            <text:p>const unsigned char LOW_Y = 0x79;</text:p>
          </table:table-cell>
          <table:table-cell table:number-columns-repeated="8"/>
        </table:table-row>
        <table:table-row table:style-name="ro1">
          <table:table-cell table:formula="of:=CONCATENATE(&quot;LOW_&quot;;[.F76])" office:value-type="string" office:string-value="LOW_Z" calcext:value-type="string">
            <text:p>LOW_Z</text:p>
          </table:table-cell>
          <table:table-cell office:value-type="float" office:value="122" calcext:value-type="float">
            <text:p>122</text:p>
          </table:table-cell>
          <table:table-cell table:formula="of:=DEC2BIN([.B108])" office:value-type="string" office:string-value="1111010" calcext:value-type="string">
            <text:p>1111010</text:p>
          </table:table-cell>
          <table:table-cell table:formula="of:=DEC2HEX([.B108])" office:value-type="string" office:string-value="7A" calcext:value-type="string">
            <text:p>7A</text:p>
          </table:table-cell>
          <table:table-cell table:formula="of:=CONCATENATE([.$M$2];[.A108];&quot; = 0x&quot;;[.D108];&quot;;&quot;)" office:value-type="string" office:string-value="const unsigned char LOW_Z = 0x7A;" calcext:value-type="string">
            <text:p>const unsigned char LOW_Z = 0x7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_CURLY_BRACKET</text:p>
          </table:table-cell>
          <table:table-cell office:value-type="float" office:value="123" calcext:value-type="float">
            <text:p>123</text:p>
          </table:table-cell>
          <table:table-cell table:formula="of:=DEC2BIN([.B109])" office:value-type="string" office:string-value="1111011" calcext:value-type="string">
            <text:p>1111011</text:p>
          </table:table-cell>
          <table:table-cell table:formula="of:=DEC2HEX([.B109])" office:value-type="string" office:string-value="7B" calcext:value-type="string">
            <text:p>7B</text:p>
          </table:table-cell>
          <table:table-cell table:formula="of:=CONCATENATE([.$M$2];[.A109];&quot; = 0x&quot;;[.D109];&quot;;&quot;)" office:value-type="string" office:string-value="const unsigned char OPEN_CURLY_BRACKET = 0x7B;" calcext:value-type="string">
            <text:p>const unsigned char OPEN_CURLY_BRACKET = 0x7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ICAL_LINE</text:p>
          </table:table-cell>
          <table:table-cell office:value-type="float" office:value="124" calcext:value-type="float">
            <text:p>124</text:p>
          </table:table-cell>
          <table:table-cell table:formula="of:=DEC2BIN([.B110])" office:value-type="string" office:string-value="1111100" calcext:value-type="string">
            <text:p>1111100</text:p>
          </table:table-cell>
          <table:table-cell table:formula="of:=DEC2HEX([.B110])" office:value-type="string" office:string-value="7C" calcext:value-type="string">
            <text:p>7C</text:p>
          </table:table-cell>
          <table:table-cell table:formula="of:=CONCATENATE([.$M$2];[.A110];&quot; = 0x&quot;;[.D110];&quot;;&quot;)" office:value-type="string" office:string-value="const unsigned char VERTICAL_LINE = 0x7C;" calcext:value-type="string">
            <text:p>const unsigned char VERTICAL_LINE = 0x7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_CURLY_BRACKET</text:p>
          </table:table-cell>
          <table:table-cell office:value-type="float" office:value="125" calcext:value-type="float">
            <text:p>125</text:p>
          </table:table-cell>
          <table:table-cell table:formula="of:=DEC2BIN([.B111])" office:value-type="string" office:string-value="1111101" calcext:value-type="string">
            <text:p>1111101</text:p>
          </table:table-cell>
          <table:table-cell table:formula="of:=DEC2HEX([.B111])" office:value-type="string" office:string-value="7D" calcext:value-type="string">
            <text:p>7D</text:p>
          </table:table-cell>
          <table:table-cell table:formula="of:=CONCATENATE([.$M$2];[.A111];&quot; = 0x&quot;;[.D111];&quot;;&quot;)" office:value-type="string" office:string-value="const unsigned char CLOSE_CURLY_BRACKET = 0x7D;" calcext:value-type="string">
            <text:p>const unsigned char CLOSE_CURLY_BRACKET = 0x7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LDE</text:p>
          </table:table-cell>
          <table:table-cell office:value-type="float" office:value="126" calcext:value-type="float">
            <text:p>126</text:p>
          </table:table-cell>
          <table:table-cell table:formula="of:=DEC2BIN([.B112])" office:value-type="string" office:string-value="1111110" calcext:value-type="string">
            <text:p>1111110</text:p>
          </table:table-cell>
          <table:table-cell table:formula="of:=DEC2HEX([.B112])" office:value-type="string" office:string-value="7E" calcext:value-type="string">
            <text:p>7E</text:p>
          </table:table-cell>
          <table:table-cell table:formula="of:=CONCATENATE([.$M$2];[.A112];&quot; = 0x&quot;;[.D112];&quot;;&quot;)" office:value-type="string" office:string-value="const unsigned char TILDE = 0x7E;" calcext:value-type="string">
            <text:p>const unsigned char TILDE = 0x7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27" calcext:value-type="float">
            <text:p>127</text:p>
          </table:table-cell>
          <table:table-cell table:formula="of:=DEC2BIN([.B113])" office:value-type="string" office:string-value="1111111" calcext:value-type="string">
            <text:p>1111111</text:p>
          </table:table-cell>
          <table:table-cell table:formula="of:=DEC2HEX([.B113])" office:value-type="string" office:string-value="7F" calcext:value-type="string">
            <text:p>7F</text:p>
          </table:table-cell>
          <table:table-cell table:formula="of:=CONCATENATE([.$M$2];[.A113];&quot; = 0x&quot;;[.D113];&quot;;&quot;)" office:value-type="string" office:string-value="const unsigned char HOUSE = 0x7F;" calcext:value-type="string">
            <text:p>const unsigned char HOUSE = 0x7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B</text:p>
          </table:table-cell>
          <table:table-cell office:value-type="float" office:value="128" calcext:value-type="float">
            <text:p>128</text:p>
          </table:table-cell>
          <table:table-cell table:formula="of:=DEC2BIN([.B114])" office:value-type="string" office:string-value="10000000" calcext:value-type="string">
            <text:p>10000000</text:p>
          </table:table-cell>
          <table:table-cell table:formula="of:=DEC2HEX([.B114])" office:value-type="string" office:string-value="80" calcext:value-type="string">
            <text:p>80</text:p>
          </table:table-cell>
          <table:table-cell table:formula="of:=CONCATENATE([.$M$2];[.A114];&quot; = 0x&quot;;[.D114];&quot;;&quot;)" office:value-type="string" office:string-value="const unsigned char CAP_CYRILLIC_B = 0x80;" calcext:value-type="string">
            <text:p>const unsigned char CAP_CYRILLIC_B = 0x8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D</text:p>
          </table:table-cell>
          <table:table-cell office:value-type="float" office:value="129" calcext:value-type="float">
            <text:p>129</text:p>
          </table:table-cell>
          <table:table-cell table:formula="of:=DEC2BIN([.B115])" office:value-type="string" office:string-value="10000001" calcext:value-type="string">
            <text:p>10000001</text:p>
          </table:table-cell>
          <table:table-cell table:formula="of:=DEC2HEX([.B115])" office:value-type="string" office:string-value="81" calcext:value-type="string">
            <text:p>81</text:p>
          </table:table-cell>
          <table:table-cell table:formula="of:=CONCATENATE([.$M$2];[.A115];&quot; = 0x&quot;;[.D115];&quot;;&quot;)" office:value-type="string" office:string-value="const unsigned char CAP_CYRILLIC_D = 0x81;" calcext:value-type="string">
            <text:p>const unsigned char CAP_CYRILLIC_D = 0x8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ZH</text:p>
          </table:table-cell>
          <table:table-cell office:value-type="float" office:value="130" calcext:value-type="float">
            <text:p>130</text:p>
          </table:table-cell>
          <table:table-cell table:formula="of:=DEC2BIN([.B116])" office:value-type="string" office:string-value="10000010" calcext:value-type="string">
            <text:p>10000010</text:p>
          </table:table-cell>
          <table:table-cell table:formula="of:=DEC2HEX([.B116])" office:value-type="string" office:string-value="82" calcext:value-type="string">
            <text:p>82</text:p>
          </table:table-cell>
          <table:table-cell table:formula="of:=CONCATENATE([.$M$2];[.A116];&quot; = 0x&quot;;[.D116];&quot;;&quot;)" office:value-type="string" office:string-value="const unsigned char CAP_CYRILLIC_ZH = 0x82;" calcext:value-type="string">
            <text:p>const unsigned char CAP_CYRILLIC_ZH = 0x8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Z</text:p>
          </table:table-cell>
          <table:table-cell office:value-type="float" office:value="131" calcext:value-type="float">
            <text:p>131</text:p>
          </table:table-cell>
          <table:table-cell table:formula="of:=DEC2BIN([.B117])" office:value-type="string" office:string-value="10000011" calcext:value-type="string">
            <text:p>10000011</text:p>
          </table:table-cell>
          <table:table-cell table:formula="of:=DEC2HEX([.B117])" office:value-type="string" office:string-value="83" calcext:value-type="string">
            <text:p>83</text:p>
          </table:table-cell>
          <table:table-cell table:formula="of:=CONCATENATE([.$M$2];[.A117];&quot; = 0x&quot;;[.D117];&quot;;&quot;)" office:value-type="string" office:string-value="const unsigned char CAP_CYRILLIC_Z = 0x83;" calcext:value-type="string">
            <text:p>const unsigned char CAP_CYRILLIC_Z = 0x8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I</text:p>
          </table:table-cell>
          <table:table-cell office:value-type="float" office:value="132" calcext:value-type="float">
            <text:p>132</text:p>
          </table:table-cell>
          <table:table-cell table:formula="of:=DEC2BIN([.B118])" office:value-type="string" office:string-value="10000100" calcext:value-type="string">
            <text:p>10000100</text:p>
          </table:table-cell>
          <table:table-cell table:formula="of:=DEC2HEX([.B118])" office:value-type="string" office:string-value="84" calcext:value-type="string">
            <text:p>84</text:p>
          </table:table-cell>
          <table:table-cell table:formula="of:=CONCATENATE([.$M$2];[.A118];&quot; = 0x&quot;;[.D118];&quot;;&quot;)" office:value-type="string" office:string-value="const unsigned char CAP_CYRILLIC_I = 0x84;" calcext:value-type="string">
            <text:p>const unsigned char CAP_CYRILLIC_I = 0x8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Y</text:p>
          </table:table-cell>
          <table:table-cell office:value-type="float" office:value="133" calcext:value-type="float">
            <text:p>133</text:p>
          </table:table-cell>
          <table:table-cell table:formula="of:=DEC2BIN([.B119])" office:value-type="string" office:string-value="10000101" calcext:value-type="string">
            <text:p>10000101</text:p>
          </table:table-cell>
          <table:table-cell table:formula="of:=DEC2HEX([.B119])" office:value-type="string" office:string-value="85" calcext:value-type="string">
            <text:p>85</text:p>
          </table:table-cell>
          <table:table-cell table:formula="of:=CONCATENATE([.$M$2];[.A119];&quot; = 0x&quot;;[.D119];&quot;;&quot;)" office:value-type="string" office:string-value="const unsigned char CAP_CYRILLIC_Y = 0x85;" calcext:value-type="string">
            <text:p>const unsigned char CAP_CYRILLIC_Y = 0x8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L</text:p>
          </table:table-cell>
          <table:table-cell office:value-type="float" office:value="134" calcext:value-type="float">
            <text:p>134</text:p>
          </table:table-cell>
          <table:table-cell table:formula="of:=DEC2BIN([.B120])" office:value-type="string" office:string-value="10000110" calcext:value-type="string">
            <text:p>10000110</text:p>
          </table:table-cell>
          <table:table-cell table:formula="of:=DEC2HEX([.B120])" office:value-type="string" office:string-value="86" calcext:value-type="string">
            <text:p>86</text:p>
          </table:table-cell>
          <table:table-cell table:formula="of:=CONCATENATE([.$M$2];[.A120];&quot; = 0x&quot;;[.D120];&quot;;&quot;)" office:value-type="string" office:string-value="const unsigned char CAP_CYRILLIC_L = 0x86;" calcext:value-type="string">
            <text:p>const unsigned char CAP_CYRILLIC_L = 0x8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P</text:p>
          </table:table-cell>
          <table:table-cell office:value-type="float" office:value="135" calcext:value-type="float">
            <text:p>135</text:p>
          </table:table-cell>
          <table:table-cell table:formula="of:=DEC2BIN([.B121])" office:value-type="string" office:string-value="10000111" calcext:value-type="string">
            <text:p>10000111</text:p>
          </table:table-cell>
          <table:table-cell table:formula="of:=DEC2HEX([.B121])" office:value-type="string" office:string-value="87" calcext:value-type="string">
            <text:p>87</text:p>
          </table:table-cell>
          <table:table-cell table:formula="of:=CONCATENATE([.$M$2];[.A121];&quot; = 0x&quot;;[.D121];&quot;;&quot;)" office:value-type="string" office:string-value="const unsigned char CAP_CYRILLIC_P = 0x87;" calcext:value-type="string">
            <text:p>const unsigned char CAP_CYRILLIC_P = 0x8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U</text:p>
          </table:table-cell>
          <table:table-cell office:value-type="float" office:value="136" calcext:value-type="float">
            <text:p>136</text:p>
          </table:table-cell>
          <table:table-cell table:formula="of:=DEC2BIN([.B122])" office:value-type="string" office:string-value="10001000" calcext:value-type="string">
            <text:p>10001000</text:p>
          </table:table-cell>
          <table:table-cell table:formula="of:=DEC2HEX([.B122])" office:value-type="string" office:string-value="88" calcext:value-type="string">
            <text:p>88</text:p>
          </table:table-cell>
          <table:table-cell table:formula="of:=CONCATENATE([.$M$2];[.A122];&quot; = 0x&quot;;[.D122];&quot;;&quot;)" office:value-type="string" office:string-value="const unsigned char CAP_CYRILLIC_U = 0x88;" calcext:value-type="string">
            <text:p>const unsigned char CAP_CYRILLIC_U = 0x8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TS</text:p>
          </table:table-cell>
          <table:table-cell office:value-type="float" office:value="137" calcext:value-type="float">
            <text:p>137</text:p>
          </table:table-cell>
          <table:table-cell table:formula="of:=DEC2BIN([.B123])" office:value-type="string" office:string-value="10001001" calcext:value-type="string">
            <text:p>10001001</text:p>
          </table:table-cell>
          <table:table-cell table:formula="of:=DEC2HEX([.B123])" office:value-type="string" office:string-value="89" calcext:value-type="string">
            <text:p>89</text:p>
          </table:table-cell>
          <table:table-cell table:formula="of:=CONCATENATE([.$M$2];[.A123];&quot; = 0x&quot;;[.D123];&quot;;&quot;)" office:value-type="string" office:string-value="const unsigned char CAP_CYRILLIC_TS = 0x89;" calcext:value-type="string">
            <text:p>const unsigned char CAP_CYRILLIC_TS = 0x8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CH</text:p>
          </table:table-cell>
          <table:table-cell office:value-type="float" office:value="138" calcext:value-type="float">
            <text:p>138</text:p>
          </table:table-cell>
          <table:table-cell table:formula="of:=DEC2BIN([.B124])" office:value-type="string" office:string-value="10001010" calcext:value-type="string">
            <text:p>10001010</text:p>
          </table:table-cell>
          <table:table-cell table:formula="of:=DEC2HEX([.B124])" office:value-type="string" office:string-value="8A" calcext:value-type="string">
            <text:p>8A</text:p>
          </table:table-cell>
          <table:table-cell table:formula="of:=CONCATENATE([.$M$2];[.A124];&quot; = 0x&quot;;[.D124];&quot;;&quot;)" office:value-type="string" office:string-value="const unsigned char CAP_CYRILLIC_CH = 0x8A;" calcext:value-type="string">
            <text:p>const unsigned char CAP_CYRILLIC_CH = 0x8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SH</text:p>
          </table:table-cell>
          <table:table-cell office:value-type="float" office:value="139" calcext:value-type="float">
            <text:p>139</text:p>
          </table:table-cell>
          <table:table-cell table:formula="of:=DEC2BIN([.B125])" office:value-type="string" office:string-value="10001011" calcext:value-type="string">
            <text:p>10001011</text:p>
          </table:table-cell>
          <table:table-cell table:formula="of:=DEC2HEX([.B125])" office:value-type="string" office:string-value="8B" calcext:value-type="string">
            <text:p>8B</text:p>
          </table:table-cell>
          <table:table-cell table:formula="of:=CONCATENATE([.$M$2];[.A125];&quot; = 0x&quot;;[.D125];&quot;;&quot;)" office:value-type="string" office:string-value="const unsigned char CAP_CYRILLIC_SH = 0x8B;" calcext:value-type="string">
            <text:p>const unsigned char CAP_CYRILLIC_SH = 0x8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SHCH</text:p>
          </table:table-cell>
          <table:table-cell office:value-type="float" office:value="140" calcext:value-type="float">
            <text:p>140</text:p>
          </table:table-cell>
          <table:table-cell table:formula="of:=DEC2BIN([.B126])" office:value-type="string" office:string-value="10001100" calcext:value-type="string">
            <text:p>10001100</text:p>
          </table:table-cell>
          <table:table-cell table:formula="of:=DEC2HEX([.B126])" office:value-type="string" office:string-value="8C" calcext:value-type="string">
            <text:p>8C</text:p>
          </table:table-cell>
          <table:table-cell table:formula="of:=CONCATENATE([.$M$2];[.A126];&quot; = 0x&quot;;[.D126];&quot;;&quot;)" office:value-type="string" office:string-value="const unsigned char CAP_CYRILLIC_SHCH = 0x8C;" calcext:value-type="string">
            <text:p>const unsigned char CAP_CYRILLIC_SHCH = 0x8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DASH</text:p>
          </table:table-cell>
          <table:table-cell office:value-type="float" office:value="141" calcext:value-type="float">
            <text:p>141</text:p>
          </table:table-cell>
          <table:table-cell table:formula="of:=DEC2BIN([.B127])" office:value-type="string" office:string-value="10001101" calcext:value-type="string">
            <text:p>10001101</text:p>
          </table:table-cell>
          <table:table-cell table:formula="of:=DEC2HEX([.B127])" office:value-type="string" office:string-value="8D" calcext:value-type="string">
            <text:p>8D</text:p>
          </table:table-cell>
          <table:table-cell table:formula="of:=CONCATENATE([.$M$2];[.A127];&quot; = 0x&quot;;[.D127];&quot;;&quot;)" office:value-type="string" office:string-value="const unsigned char CAP_CYRILLIC_DASH = 0x8D;" calcext:value-type="string">
            <text:p>const unsigned char CAP_CYRILLIC_DASH = 0x8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YBL</text:p>
          </table:table-cell>
          <table:table-cell office:value-type="float" office:value="142" calcext:value-type="float">
            <text:p>142</text:p>
          </table:table-cell>
          <table:table-cell table:formula="of:=DEC2BIN([.B128])" office:value-type="string" office:string-value="10001110" calcext:value-type="string">
            <text:p>10001110</text:p>
          </table:table-cell>
          <table:table-cell table:formula="of:=DEC2HEX([.B128])" office:value-type="string" office:string-value="8E" calcext:value-type="string">
            <text:p>8E</text:p>
          </table:table-cell>
          <table:table-cell table:formula="of:=CONCATENATE([.$M$2];[.A128];&quot; = 0x&quot;;[.D128];&quot;;&quot;)" office:value-type="string" office:string-value="const unsigned char CAP_CYRILLIC_YBL = 0x8E;" calcext:value-type="string">
            <text:p>const unsigned char CAP_CYRILLIC_YBL = 0x8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E</text:p>
          </table:table-cell>
          <table:table-cell office:value-type="float" office:value="143" calcext:value-type="float">
            <text:p>143</text:p>
          </table:table-cell>
          <table:table-cell table:formula="of:=DEC2BIN([.B129])" office:value-type="string" office:string-value="10001111" calcext:value-type="string">
            <text:p>10001111</text:p>
          </table:table-cell>
          <table:table-cell table:formula="of:=DEC2HEX([.B129])" office:value-type="string" office:string-value="8F" calcext:value-type="string">
            <text:p>8F</text:p>
          </table:table-cell>
          <table:table-cell table:formula="of:=CONCATENATE([.$M$2];[.A129];&quot; = 0x&quot;;[.D129];&quot;;&quot;)" office:value-type="string" office:string-value="const unsigned char CAP_CYRILLIC_E = 0x8F;" calcext:value-type="string">
            <text:p>const unsigned char CAP_CYRILLIC_E = 0x8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ALPHA</text:p>
          </table:table-cell>
          <table:table-cell office:value-type="float" office:value="144" calcext:value-type="float">
            <text:p>144</text:p>
          </table:table-cell>
          <table:table-cell table:formula="of:=DEC2BIN([.B130])" office:value-type="string" office:string-value="10010000" calcext:value-type="string">
            <text:p>10010000</text:p>
          </table:table-cell>
          <table:table-cell table:formula="of:=DEC2HEX([.B130])" office:value-type="string" office:string-value="90" calcext:value-type="string">
            <text:p>90</text:p>
          </table:table-cell>
          <table:table-cell table:formula="of:=CONCATENATE([.$M$2];[.A130];&quot; = 0x&quot;;[.D130];&quot;;&quot;)" office:value-type="string" office:string-value="const unsigned char LOW_GREEK_ALPHA = 0x90;" calcext:value-type="string">
            <text:p>const unsigned char LOW_GREEK_ALPHA = 0x9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ICAL_NOTE</text:p>
          </table:table-cell>
          <table:table-cell office:value-type="float" office:value="145" calcext:value-type="float">
            <text:p>145</text:p>
          </table:table-cell>
          <table:table-cell table:formula="of:=DEC2BIN([.B131])" office:value-type="string" office:string-value="10010001" calcext:value-type="string">
            <text:p>10010001</text:p>
          </table:table-cell>
          <table:table-cell table:formula="of:=DEC2HEX([.B131])" office:value-type="string" office:string-value="91" calcext:value-type="string">
            <text:p>91</text:p>
          </table:table-cell>
          <table:table-cell table:formula="of:=CONCATENATE([.$M$2];[.A131];&quot; = 0x&quot;;[.D131];&quot;;&quot;)" office:value-type="string" office:string-value="const unsigned char MUSICAL_NOTE = 0x91;" calcext:value-type="string">
            <text:p>const unsigned char MUSICAL_NOTE = 0x9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GAMMA</text:p>
          </table:table-cell>
          <table:table-cell office:value-type="float" office:value="146" calcext:value-type="float">
            <text:p>146</text:p>
          </table:table-cell>
          <table:table-cell table:formula="of:=DEC2BIN([.B132])" office:value-type="string" office:string-value="10010010" calcext:value-type="string">
            <text:p>10010010</text:p>
          </table:table-cell>
          <table:table-cell table:formula="of:=DEC2HEX([.B132])" office:value-type="string" office:string-value="92" calcext:value-type="string">
            <text:p>92</text:p>
          </table:table-cell>
          <table:table-cell table:formula="of:=CONCATENATE([.$M$2];[.A132];&quot; = 0x&quot;;[.D132];&quot;;&quot;)" office:value-type="string" office:string-value="const unsigned char CAP_GREEK_GAMMA = 0x92;" calcext:value-type="string">
            <text:p>const unsigned char CAP_GREEK_GAMMA = 0x9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PI</text:p>
          </table:table-cell>
          <table:table-cell office:value-type="float" office:value="147" calcext:value-type="float">
            <text:p>147</text:p>
          </table:table-cell>
          <table:table-cell table:formula="of:=DEC2BIN([.B133])" office:value-type="string" office:string-value="10010011" calcext:value-type="string">
            <text:p>10010011</text:p>
          </table:table-cell>
          <table:table-cell table:formula="of:=DEC2HEX([.B133])" office:value-type="string" office:string-value="93" calcext:value-type="string">
            <text:p>93</text:p>
          </table:table-cell>
          <table:table-cell table:formula="of:=CONCATENATE([.$M$2];[.A133];&quot; = 0x&quot;;[.D133];&quot;;&quot;)" office:value-type="string" office:string-value="const unsigned char LOW_GREEK_PI = 0x93;" calcext:value-type="string">
            <text:p>const unsigned char LOW_GREEK_PI = 0x9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SIGMA</text:p>
          </table:table-cell>
          <table:table-cell office:value-type="float" office:value="148" calcext:value-type="float">
            <text:p>148</text:p>
          </table:table-cell>
          <table:table-cell table:formula="of:=DEC2BIN([.B134])" office:value-type="string" office:string-value="10010100" calcext:value-type="string">
            <text:p>10010100</text:p>
          </table:table-cell>
          <table:table-cell table:formula="of:=DEC2HEX([.B134])" office:value-type="string" office:string-value="94" calcext:value-type="string">
            <text:p>94</text:p>
          </table:table-cell>
          <table:table-cell table:formula="of:=CONCATENATE([.$M$2];[.A134];&quot; = 0x&quot;;[.D134];&quot;;&quot;)" office:value-type="string" office:string-value="const unsigned char CAP_GREEK_SIGMA = 0x94;" calcext:value-type="string">
            <text:p>const unsigned char CAP_GREEK_SIGMA = 0x9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SIGMA</text:p>
          </table:table-cell>
          <table:table-cell office:value-type="float" office:value="149" calcext:value-type="float">
            <text:p>149</text:p>
          </table:table-cell>
          <table:table-cell table:formula="of:=DEC2BIN([.B135])" office:value-type="string" office:string-value="10010101" calcext:value-type="string">
            <text:p>10010101</text:p>
          </table:table-cell>
          <table:table-cell table:formula="of:=DEC2HEX([.B135])" office:value-type="string" office:string-value="95" calcext:value-type="string">
            <text:p>95</text:p>
          </table:table-cell>
          <table:table-cell table:formula="of:=CONCATENATE([.$M$2];[.A135];&quot; = 0x&quot;;[.D135];&quot;;&quot;)" office:value-type="string" office:string-value="const unsigned char LOW_GREEK_SIGMA = 0x95;" calcext:value-type="string">
            <text:p>const unsigned char LOW_GREEK_SIGMA = 0x9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ICAL_DOUBLE_NOTE</text:p>
          </table:table-cell>
          <table:table-cell office:value-type="float" office:value="150" calcext:value-type="float">
            <text:p>150</text:p>
          </table:table-cell>
          <table:table-cell table:formula="of:=DEC2BIN([.B136])" office:value-type="string" office:string-value="10010110" calcext:value-type="string">
            <text:p>10010110</text:p>
          </table:table-cell>
          <table:table-cell table:formula="of:=DEC2HEX([.B136])" office:value-type="string" office:string-value="96" calcext:value-type="string">
            <text:p>96</text:p>
          </table:table-cell>
          <table:table-cell table:formula="of:=CONCATENATE([.$M$2];[.A136];&quot; = 0x&quot;;[.D136];&quot;;&quot;)" office:value-type="string" office:string-value="const unsigned char MUSICAL_DOUBLE_NOTE = 0x96;" calcext:value-type="string">
            <text:p>const unsigned char MUSICAL_DOUBLE_NOTE = 0x9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TAU</text:p>
          </table:table-cell>
          <table:table-cell office:value-type="float" office:value="151" calcext:value-type="float">
            <text:p>151</text:p>
          </table:table-cell>
          <table:table-cell table:formula="of:=DEC2BIN([.B137])" office:value-type="string" office:string-value="10010111" calcext:value-type="string">
            <text:p>10010111</text:p>
          </table:table-cell>
          <table:table-cell table:formula="of:=DEC2HEX([.B137])" office:value-type="string" office:string-value="97" calcext:value-type="string">
            <text:p>97</text:p>
          </table:table-cell>
          <table:table-cell table:formula="of:=CONCATENATE([.$M$2];[.A137];&quot; = 0x&quot;;[.D137];&quot;;&quot;)" office:value-type="string" office:string-value="const unsigned char LOW_GREEK_TAU = 0x97;" calcext:value-type="string">
            <text:p>const unsigned char LOW_GREEK_TAU = 0x9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152" calcext:value-type="float">
            <text:p>152</text:p>
          </table:table-cell>
          <table:table-cell table:formula="of:=DEC2BIN([.B138])" office:value-type="string" office:string-value="10011000" calcext:value-type="string">
            <text:p>10011000</text:p>
          </table:table-cell>
          <table:table-cell table:formula="of:=DEC2HEX([.B138])" office:value-type="string" office:string-value="98" calcext:value-type="string">
            <text:p>98</text:p>
          </table:table-cell>
          <table:table-cell table:formula="of:=CONCATENATE([.$M$2];[.A138];&quot; = 0x&quot;;[.D138];&quot;;&quot;)" office:value-type="string" office:string-value="const unsigned char BELL = 0x98;" calcext:value-type="string">
            <text:p>const unsigned char BELL = 0x9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THETA</text:p>
          </table:table-cell>
          <table:table-cell office:value-type="float" office:value="153" calcext:value-type="float">
            <text:p>153</text:p>
          </table:table-cell>
          <table:table-cell table:formula="of:=DEC2BIN([.B139])" office:value-type="string" office:string-value="10011001" calcext:value-type="string">
            <text:p>10011001</text:p>
          </table:table-cell>
          <table:table-cell table:formula="of:=DEC2HEX([.B139])" office:value-type="string" office:string-value="99" calcext:value-type="string">
            <text:p>99</text:p>
          </table:table-cell>
          <table:table-cell table:formula="of:=CONCATENATE([.$M$2];[.A139];&quot; = 0x&quot;;[.D139];&quot;;&quot;)" office:value-type="string" office:string-value="const unsigned char CAP_GREEK_THETA = 0x99;" calcext:value-type="string">
            <text:p>const unsigned char CAP_GREEK_THETA = 0x9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OMEGA</text:p>
          </table:table-cell>
          <table:table-cell office:value-type="float" office:value="154" calcext:value-type="float">
            <text:p>154</text:p>
          </table:table-cell>
          <table:table-cell table:formula="of:=DEC2BIN([.B140])" office:value-type="string" office:string-value="10011010" calcext:value-type="string">
            <text:p>10011010</text:p>
          </table:table-cell>
          <table:table-cell table:formula="of:=DEC2HEX([.B140])" office:value-type="string" office:string-value="9A" calcext:value-type="string">
            <text:p>9A</text:p>
          </table:table-cell>
          <table:table-cell table:formula="of:=CONCATENATE([.$M$2];[.A140];&quot; = 0x&quot;;[.D140];&quot;;&quot;)" office:value-type="string" office:string-value="const unsigned char CAP_GREEK_OMEGA = 0x9A;" calcext:value-type="string">
            <text:p>const unsigned char CAP_GREEK_OMEGA = 0x9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DELTA</text:p>
          </table:table-cell>
          <table:table-cell office:value-type="float" office:value="155" calcext:value-type="float">
            <text:p>155</text:p>
          </table:table-cell>
          <table:table-cell table:formula="of:=DEC2BIN([.B141])" office:value-type="string" office:string-value="10011011" calcext:value-type="string">
            <text:p>10011011</text:p>
          </table:table-cell>
          <table:table-cell table:formula="of:=DEC2HEX([.B141])" office:value-type="string" office:string-value="9B" calcext:value-type="string">
            <text:p>9B</text:p>
          </table:table-cell>
          <table:table-cell table:formula="of:=CONCATENATE([.$M$2];[.A141];&quot; = 0x&quot;;[.D141];&quot;;&quot;)" office:value-type="string" office:string-value="const unsigned char LOW_GREEK_DELTA = 0x9B;" calcext:value-type="string">
            <text:p>const unsigned char LOW_GREEK_DELTA = 0x9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56" calcext:value-type="float">
            <text:p>156</text:p>
          </table:table-cell>
          <table:table-cell table:formula="of:=DEC2BIN([.B142])" office:value-type="string" office:string-value="10011100" calcext:value-type="string">
            <text:p>10011100</text:p>
          </table:table-cell>
          <table:table-cell table:formula="of:=DEC2HEX([.B142])" office:value-type="string" office:string-value="9C" calcext:value-type="string">
            <text:p>9C</text:p>
          </table:table-cell>
          <table:table-cell table:formula="of:=CONCATENATE([.$M$2];[.A142];&quot; = 0x&quot;;[.D142];&quot;;&quot;)" office:value-type="string" office:string-value="const unsigned char INFINITY = 0x9C;" calcext:value-type="string">
            <text:p>const unsigned char INFINITY = 0x9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57" calcext:value-type="float">
            <text:p>157</text:p>
          </table:table-cell>
          <table:table-cell table:formula="of:=DEC2BIN([.B143])" office:value-type="string" office:string-value="10011101" calcext:value-type="string">
            <text:p>10011101</text:p>
          </table:table-cell>
          <table:table-cell table:formula="of:=DEC2HEX([.B143])" office:value-type="string" office:string-value="9D" calcext:value-type="string">
            <text:p>9D</text:p>
          </table:table-cell>
          <table:table-cell table:formula="of:=CONCATENATE([.$M$2];[.A143];&quot; = 0x&quot;;[.D143];&quot;;&quot;)" office:value-type="string" office:string-value="const unsigned char HEART = 0x9D;" calcext:value-type="string">
            <text:p>const unsigned char HEART = 0x9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EPSILON</text:p>
          </table:table-cell>
          <table:table-cell office:value-type="float" office:value="158" calcext:value-type="float">
            <text:p>158</text:p>
          </table:table-cell>
          <table:table-cell table:formula="of:=DEC2BIN([.B144])" office:value-type="string" office:string-value="10011110" calcext:value-type="string">
            <text:p>10011110</text:p>
          </table:table-cell>
          <table:table-cell table:formula="of:=DEC2HEX([.B144])" office:value-type="string" office:string-value="9E" calcext:value-type="string">
            <text:p>9E</text:p>
          </table:table-cell>
          <table:table-cell table:formula="of:=CONCATENATE([.$M$2];[.A144];&quot; = 0x&quot;;[.D144];&quot;;&quot;)" office:value-type="string" office:string-value="const unsigned char LOW_GREEK_EPSILON = 0x9E;" calcext:value-type="string">
            <text:p>const unsigned char LOW_GREEK_EPSILON = 0x9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PI</text:p>
          </table:table-cell>
          <table:table-cell office:value-type="float" office:value="159" calcext:value-type="float">
            <text:p>159</text:p>
          </table:table-cell>
          <table:table-cell table:formula="of:=DEC2BIN([.B145])" office:value-type="string" office:string-value="10011111" calcext:value-type="string">
            <text:p>10011111</text:p>
          </table:table-cell>
          <table:table-cell table:formula="of:=DEC2HEX([.B145])" office:value-type="string" office:string-value="9F" calcext:value-type="string">
            <text:p>9F</text:p>
          </table:table-cell>
          <table:table-cell table:formula="of:=CONCATENATE([.$M$2];[.A145];&quot; = 0x&quot;;[.D145];&quot;;&quot;)" office:value-type="string" office:string-value="const unsigned char CAP_GREEK_PI = 0x9F;" calcext:value-type="string">
            <text:p>const unsigned char CAP_GREEK_PI = 0x9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60" calcext:value-type="float">
            <text:p>160</text:p>
          </table:table-cell>
          <table:table-cell table:formula="of:=DEC2BIN([.B146])" office:value-type="string" office:string-value="10100000" calcext:value-type="string">
            <text:p>10100000</text:p>
          </table:table-cell>
          <table:table-cell table:formula="of:=DEC2HEX([.B146])" office:value-type="string" office:string-value="A0" calcext:value-type="string">
            <text:p>A0</text:p>
          </table:table-cell>
          <table:table-cell table:formula="of:=CONCATENATE([.$M$2];[.A146];&quot; = 0x&quot;;[.D146];&quot;;&quot;)" office:value-type="string" office:string-value="const unsigned char PAUSE = 0xA0;" calcext:value-type="string">
            <text:p>const unsigned char PAUSE = 0xA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SIDE_DOWN_EXCLAMATION</text:p>
          </table:table-cell>
          <table:table-cell office:value-type="float" office:value="161" calcext:value-type="float">
            <text:p>161</text:p>
          </table:table-cell>
          <table:table-cell table:formula="of:=DEC2BIN([.B147])" office:value-type="string" office:string-value="10100001" calcext:value-type="string">
            <text:p>10100001</text:p>
          </table:table-cell>
          <table:table-cell table:formula="of:=DEC2HEX([.B147])" office:value-type="string" office:string-value="A1" calcext:value-type="string">
            <text:p>A1</text:p>
          </table:table-cell>
          <table:table-cell table:formula="of:=CONCATENATE([.$M$2];[.A147];&quot; = 0x&quot;;[.D147];&quot;;&quot;)" office:value-type="string" office:string-value="const unsigned char UPSIDE_DOWN_EXCLAMATION = 0xA1;" calcext:value-type="string">
            <text:p>const unsigned char UPSIDE_DOWN_EXCLAMATION = 0xA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</text:p>
          </table:table-cell>
          <table:table-cell office:value-type="float" office:value="162" calcext:value-type="float">
            <text:p>162</text:p>
          </table:table-cell>
          <table:table-cell table:formula="of:=DEC2BIN([.B148])" office:value-type="string" office:string-value="10100010" calcext:value-type="string">
            <text:p>10100010</text:p>
          </table:table-cell>
          <table:table-cell table:formula="of:=DEC2HEX([.B148])" office:value-type="string" office:string-value="A2" calcext:value-type="string">
            <text:p>A2</text:p>
          </table:table-cell>
          <table:table-cell table:formula="of:=CONCATENATE([.$M$2];[.A148];&quot; = 0x&quot;;[.D148];&quot;;&quot;)" office:value-type="string" office:string-value="const unsigned char CENT = 0xA2;" calcext:value-type="string">
            <text:p>const unsigned char CENT = 0xA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TISH_POUND</text:p>
          </table:table-cell>
          <table:table-cell office:value-type="float" office:value="163" calcext:value-type="float">
            <text:p>163</text:p>
          </table:table-cell>
          <table:table-cell table:formula="of:=DEC2BIN([.B149])" office:value-type="string" office:string-value="10100011" calcext:value-type="string">
            <text:p>10100011</text:p>
          </table:table-cell>
          <table:table-cell table:formula="of:=DEC2HEX([.B149])" office:value-type="string" office:string-value="A3" calcext:value-type="string">
            <text:p>A3</text:p>
          </table:table-cell>
          <table:table-cell table:formula="of:=CONCATENATE([.$M$2];[.A149];&quot; = 0x&quot;;[.D149];&quot;;&quot;)" office:value-type="string" office:string-value="const unsigned char BRITISH_POUND = 0xA3;" calcext:value-type="string">
            <text:p>const unsigned char BRITISH_POUND = 0xA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CY_SIGN</text:p>
          </table:table-cell>
          <table:table-cell office:value-type="float" office:value="164" calcext:value-type="float">
            <text:p>164</text:p>
          </table:table-cell>
          <table:table-cell table:formula="of:=DEC2BIN([.B150])" office:value-type="string" office:string-value="10100100" calcext:value-type="string">
            <text:p>10100100</text:p>
          </table:table-cell>
          <table:table-cell table:formula="of:=DEC2HEX([.B150])" office:value-type="string" office:string-value="A4" calcext:value-type="string">
            <text:p>A4</text:p>
          </table:table-cell>
          <table:table-cell table:formula="of:=CONCATENATE([.$M$2];[.A150];&quot; = 0x&quot;;[.D150];&quot;;&quot;)" office:value-type="string" office:string-value="const unsigned char CURRENCY_SIGN = 0xA4;" calcext:value-type="string">
            <text:p>const unsigned char CURRENCY_SIGN = 0xA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N</text:p>
          </table:table-cell>
          <table:table-cell office:value-type="float" office:value="165" calcext:value-type="float">
            <text:p>165</text:p>
          </table:table-cell>
          <table:table-cell table:formula="of:=DEC2BIN([.B151])" office:value-type="string" office:string-value="10100101" calcext:value-type="string">
            <text:p>10100101</text:p>
          </table:table-cell>
          <table:table-cell table:formula="of:=DEC2HEX([.B151])" office:value-type="string" office:string-value="A5" calcext:value-type="string">
            <text:p>A5</text:p>
          </table:table-cell>
          <table:table-cell table:formula="of:=CONCATENATE([.$M$2];[.A151];&quot; = 0x&quot;;[.D151];&quot;;&quot;)" office:value-type="string" office:string-value="const unsigned char YEN = 0xA5;" calcext:value-type="string">
            <text:p>const unsigned char YEN = 0xA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ICAL_DASHED_LINE</text:p>
          </table:table-cell>
          <table:table-cell office:value-type="float" office:value="166" calcext:value-type="float">
            <text:p>166</text:p>
          </table:table-cell>
          <table:table-cell table:formula="of:=DEC2BIN([.B152])" office:value-type="string" office:string-value="10100110" calcext:value-type="string">
            <text:p>10100110</text:p>
          </table:table-cell>
          <table:table-cell table:formula="of:=DEC2HEX([.B152])" office:value-type="string" office:string-value="A6" calcext:value-type="string">
            <text:p>A6</text:p>
          </table:table-cell>
          <table:table-cell table:formula="of:=CONCATENATE([.$M$2];[.A152];&quot; = 0x&quot;;[.D152];&quot;;&quot;)" office:value-type="string" office:string-value="const unsigned char VERTICAL_DASHED_LINE = 0xA6;" calcext:value-type="string">
            <text:p>const unsigned char VERTICAL_DASHED_LINE = 0xA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TION_SIGN</text:p>
          </table:table-cell>
          <table:table-cell office:value-type="float" office:value="167" calcext:value-type="float">
            <text:p>167</text:p>
          </table:table-cell>
          <table:table-cell table:formula="of:=DEC2BIN([.B153])" office:value-type="string" office:string-value="10100111" calcext:value-type="string">
            <text:p>10100111</text:p>
          </table:table-cell>
          <table:table-cell table:formula="of:=DEC2HEX([.B153])" office:value-type="string" office:string-value="A7" calcext:value-type="string">
            <text:p>A7</text:p>
          </table:table-cell>
          <table:table-cell table:formula="of:=CONCATENATE([.$M$2];[.A153];&quot; = 0x&quot;;[.D153];&quot;;&quot;)" office:value-type="string" office:string-value="const unsigned char SECTION_SIGN = 0xA7;" calcext:value-type="string">
            <text:p>const unsigned char SECTION_SIGN = 0xA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_F</text:p>
          </table:table-cell>
          <table:table-cell office:value-type="float" office:value="168" calcext:value-type="float">
            <text:p>168</text:p>
          </table:table-cell>
          <table:table-cell table:formula="of:=DEC2BIN([.B154])" office:value-type="string" office:string-value="10101000" calcext:value-type="string">
            <text:p>10101000</text:p>
          </table:table-cell>
          <table:table-cell table:formula="of:=DEC2HEX([.B154])" office:value-type="string" office:string-value="A8" calcext:value-type="string">
            <text:p>A8</text:p>
          </table:table-cell>
          <table:table-cell table:formula="of:=CONCATENATE([.$M$2];[.A154];&quot; = 0x&quot;;[.D154];&quot;;&quot;)" office:value-type="string" office:string-value="const unsigned char FUNCTION_F = 0xA8;" calcext:value-type="string">
            <text:p>const unsigned char FUNCTION_F = 0xA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float" office:value="169" calcext:value-type="float">
            <text:p>169</text:p>
          </table:table-cell>
          <table:table-cell table:formula="of:=DEC2BIN([.B155])" office:value-type="string" office:string-value="10101001" calcext:value-type="string">
            <text:p>10101001</text:p>
          </table:table-cell>
          <table:table-cell table:formula="of:=DEC2HEX([.B155])" office:value-type="string" office:string-value="A9" calcext:value-type="string">
            <text:p>A9</text:p>
          </table:table-cell>
          <table:table-cell table:formula="of:=CONCATENATE([.$M$2];[.A155];&quot; = 0x&quot;;[.D155];&quot;;&quot;)" office:value-type="string" office:string-value="const unsigned char COPYRIGHT = 0xA9;" calcext:value-type="string">
            <text:p>const unsigned char COPYRIGHT = 0xA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MININE_ORDINAL_INDICATOR</text:p>
          </table:table-cell>
          <table:table-cell office:value-type="float" office:value="170" calcext:value-type="float">
            <text:p>170</text:p>
          </table:table-cell>
          <table:table-cell table:formula="of:=DEC2BIN([.B156])" office:value-type="string" office:string-value="10101010" calcext:value-type="string">
            <text:p>10101010</text:p>
          </table:table-cell>
          <table:table-cell table:formula="of:=DEC2HEX([.B156])" office:value-type="string" office:string-value="AA" calcext:value-type="string">
            <text:p>AA</text:p>
          </table:table-cell>
          <table:table-cell table:formula="of:=CONCATENATE([.$M$2];[.A156];&quot; = 0x&quot;;[.D156];&quot;;&quot;)" office:value-type="string" office:string-value="const unsigned char FEMININE_ORDINAL_INDICATOR = 0xAA;" calcext:value-type="string">
            <text:p>const unsigned char FEMININE_ORDINAL_INDICATOR = 0xA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_LEFT_ARROW</text:p>
          </table:table-cell>
          <table:table-cell office:value-type="float" office:value="171" calcext:value-type="float">
            <text:p>171</text:p>
          </table:table-cell>
          <table:table-cell table:formula="of:=DEC2BIN([.B157])" office:value-type="string" office:string-value="10101011" calcext:value-type="string">
            <text:p>10101011</text:p>
          </table:table-cell>
          <table:table-cell table:formula="of:=DEC2HEX([.B157])" office:value-type="string" office:string-value="AB" calcext:value-type="string">
            <text:p>AB</text:p>
          </table:table-cell>
          <table:table-cell table:formula="of:=CONCATENATE([.$M$2];[.A157];&quot; = 0x&quot;;[.D157];&quot;;&quot;)" office:value-type="string" office:string-value="const unsigned char DOUBLE_LEFT_ARROW = 0xAB;" calcext:value-type="string">
            <text:p>const unsigned char DOUBLE_LEFT_ARROW = 0xA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YU</text:p>
          </table:table-cell>
          <table:table-cell office:value-type="float" office:value="172" calcext:value-type="float">
            <text:p>172</text:p>
          </table:table-cell>
          <table:table-cell table:formula="of:=DEC2BIN([.B158])" office:value-type="string" office:string-value="10101100" calcext:value-type="string">
            <text:p>10101100</text:p>
          </table:table-cell>
          <table:table-cell table:formula="of:=DEC2HEX([.B158])" office:value-type="string" office:string-value="AC" calcext:value-type="string">
            <text:p>AC</text:p>
          </table:table-cell>
          <table:table-cell table:formula="of:=CONCATENATE([.$M$2];[.A158];&quot; = 0x&quot;;[.D158];&quot;;&quot;)" office:value-type="string" office:string-value="const unsigned char CAP_CYRILLIC_YU = 0xAC;" calcext:value-type="string">
            <text:p>const unsigned char CAP_CYRILLIC_YU = 0xA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YRILLIC_YA</text:p>
          </table:table-cell>
          <table:table-cell office:value-type="float" office:value="173" calcext:value-type="float">
            <text:p>173</text:p>
          </table:table-cell>
          <table:table-cell table:formula="of:=DEC2BIN([.B159])" office:value-type="string" office:string-value="10101101" calcext:value-type="string">
            <text:p>10101101</text:p>
          </table:table-cell>
          <table:table-cell table:formula="of:=DEC2HEX([.B159])" office:value-type="string" office:string-value="AD" calcext:value-type="string">
            <text:p>AD</text:p>
          </table:table-cell>
          <table:table-cell table:formula="of:=CONCATENATE([.$M$2];[.A159];&quot; = 0x&quot;;[.D159];&quot;;&quot;)" office:value-type="string" office:string-value="const unsigned char CAP_CYRILLIC_YA = 0xAD;" calcext:value-type="string">
            <text:p>const unsigned char CAP_CYRILLIC_YA = 0xA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float" office:value="174" calcext:value-type="float">
            <text:p>174</text:p>
          </table:table-cell>
          <table:table-cell table:formula="of:=DEC2BIN([.B160])" office:value-type="string" office:string-value="10101110" calcext:value-type="string">
            <text:p>10101110</text:p>
          </table:table-cell>
          <table:table-cell table:formula="of:=DEC2HEX([.B160])" office:value-type="string" office:string-value="AE" calcext:value-type="string">
            <text:p>AE</text:p>
          </table:table-cell>
          <table:table-cell table:formula="of:=CONCATENATE([.$M$2];[.A160];&quot; = 0x&quot;;[.D160];&quot;;&quot;)" office:value-type="string" office:string-value="const unsigned char REGISTERED = 0xAE;" calcext:value-type="string">
            <text:p>const unsigned char REGISTERED = 0xA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VE_ACCENT</text:p>
          </table:table-cell>
          <table:table-cell office:value-type="float" office:value="175" calcext:value-type="float">
            <text:p>175</text:p>
          </table:table-cell>
          <table:table-cell table:formula="of:=DEC2BIN([.B161])" office:value-type="string" office:string-value="10101111" calcext:value-type="string">
            <text:p>10101111</text:p>
          </table:table-cell>
          <table:table-cell table:formula="of:=DEC2HEX([.B161])" office:value-type="string" office:string-value="AF" calcext:value-type="string">
            <text:p>AF</text:p>
          </table:table-cell>
          <table:table-cell table:formula="of:=CONCATENATE([.$M$2];[.A161];&quot; = 0x&quot;;[.D161];&quot;;&quot;)" office:value-type="string" office:string-value="const unsigned char GRAVE_ACCENT = 0xAF;" calcext:value-type="string">
            <text:p>const unsigned char GRAVE_ACCENT = 0xA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_APOSTROPHE</text:p>
          </table:table-cell>
          <table:table-cell office:value-type="float" office:value="176" calcext:value-type="float">
            <text:p>176</text:p>
          </table:table-cell>
          <table:table-cell table:formula="of:=DEC2BIN([.B162])" office:value-type="string" office:string-value="10110000" calcext:value-type="string">
            <text:p>10110000</text:p>
          </table:table-cell>
          <table:table-cell table:formula="of:=DEC2HEX([.B162])" office:value-type="string" office:string-value="B0" calcext:value-type="string">
            <text:p>B0</text:p>
          </table:table-cell>
          <table:table-cell table:formula="of:=CONCATENATE([.$M$2];[.A162];&quot; = 0x&quot;;[.D162];&quot;;&quot;)" office:value-type="string" office:string-value="const unsigned char OPEN_APOSTROPHE = 0xB0;" calcext:value-type="string">
            <text:p>const unsigned char OPEN_APOSTROPHE = 0xB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_MINUS</text:p>
          </table:table-cell>
          <table:table-cell office:value-type="float" office:value="177" calcext:value-type="float">
            <text:p>177</text:p>
          </table:table-cell>
          <table:table-cell table:formula="of:=DEC2BIN([.B163])" office:value-type="string" office:string-value="10110001" calcext:value-type="string">
            <text:p>10110001</text:p>
          </table:table-cell>
          <table:table-cell table:formula="of:=DEC2HEX([.B163])" office:value-type="string" office:string-value="B1" calcext:value-type="string">
            <text:p>B1</text:p>
          </table:table-cell>
          <table:table-cell table:formula="of:=CONCATENATE([.$M$2];[.A163];&quot; = 0x&quot;;[.D163];&quot;;&quot;)" office:value-type="string" office:string-value="const unsigned char PLUS_MINUS = 0xB1;" calcext:value-type="string">
            <text:p>const unsigned char PLUS_MINUS = 0xB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_TWO</text:p>
          </table:table-cell>
          <table:table-cell office:value-type="float" office:value="178" calcext:value-type="float">
            <text:p>178</text:p>
          </table:table-cell>
          <table:table-cell table:formula="of:=DEC2BIN([.B164])" office:value-type="string" office:string-value="10110010" calcext:value-type="string">
            <text:p>10110010</text:p>
          </table:table-cell>
          <table:table-cell table:formula="of:=DEC2HEX([.B164])" office:value-type="string" office:string-value="B2" calcext:value-type="string">
            <text:p>B2</text:p>
          </table:table-cell>
          <table:table-cell table:formula="of:=CONCATENATE([.$M$2];[.A164];&quot; = 0x&quot;;[.D164];&quot;;&quot;)" office:value-type="string" office:string-value="const unsigned char POWER_TWO = 0xB2;" calcext:value-type="string">
            <text:p>const unsigned char POWER_TWO = 0xB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_THREE</text:p>
          </table:table-cell>
          <table:table-cell office:value-type="float" office:value="179" calcext:value-type="float">
            <text:p>179</text:p>
          </table:table-cell>
          <table:table-cell table:formula="of:=DEC2BIN([.B165])" office:value-type="string" office:string-value="10110011" calcext:value-type="string">
            <text:p>10110011</text:p>
          </table:table-cell>
          <table:table-cell table:formula="of:=DEC2HEX([.B165])" office:value-type="string" office:string-value="B3" calcext:value-type="string">
            <text:p>B3</text:p>
          </table:table-cell>
          <table:table-cell table:formula="of:=CONCATENATE([.$M$2];[.A165];&quot; = 0x&quot;;[.D165];&quot;;&quot;)" office:value-type="string" office:string-value="const unsigned char POWER_THREE = 0xB3;" calcext:value-type="string">
            <text:p>const unsigned char POWER_THREE = 0xB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P_SUBSCRIPT_LOW_T</text:p>
          </table:table-cell>
          <table:table-cell office:value-type="float" office:value="180" calcext:value-type="float">
            <text:p>180</text:p>
          </table:table-cell>
          <table:table-cell table:formula="of:=DEC2BIN([.B166])" office:value-type="string" office:string-value="10110100" calcext:value-type="string">
            <text:p>10110100</text:p>
          </table:table-cell>
          <table:table-cell table:formula="of:=DEC2HEX([.B166])" office:value-type="string" office:string-value="B4" calcext:value-type="string">
            <text:p>B4</text:p>
          </table:table-cell>
          <table:table-cell table:formula="of:=CONCATENATE([.$M$2];[.A166];&quot; = 0x&quot;;[.D166];&quot;;&quot;)" office:value-type="string" office:string-value="const unsigned char CAP_P_SUBSCRIPT_LOW_T = 0xB4;" calcext:value-type="string">
            <text:p>const unsigned char CAP_P_SUBSCRIPT_LOW_T = 0xB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MU</text:p>
          </table:table-cell>
          <table:table-cell office:value-type="float" office:value="181" calcext:value-type="float">
            <text:p>181</text:p>
          </table:table-cell>
          <table:table-cell table:formula="of:=DEC2BIN([.B167])" office:value-type="string" office:string-value="10110101" calcext:value-type="string">
            <text:p>10110101</text:p>
          </table:table-cell>
          <table:table-cell table:formula="of:=DEC2HEX([.B167])" office:value-type="string" office:string-value="B5" calcext:value-type="string">
            <text:p>B5</text:p>
          </table:table-cell>
          <table:table-cell table:formula="of:=CONCATENATE([.$M$2];[.A167];&quot; = 0x&quot;;[.D167];&quot;;&quot;)" office:value-type="string" office:string-value="const unsigned char LOW_GREEK_MU = 0xB5;" calcext:value-type="string">
            <text:p>const unsigned char LOW_GREEK_MU = 0xB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float" office:value="182" calcext:value-type="float">
            <text:p>182</text:p>
          </table:table-cell>
          <table:table-cell table:formula="of:=DEC2BIN([.B168])" office:value-type="string" office:string-value="10110110" calcext:value-type="string">
            <text:p>10110110</text:p>
          </table:table-cell>
          <table:table-cell table:formula="of:=DEC2HEX([.B168])" office:value-type="string" office:string-value="B6" calcext:value-type="string">
            <text:p>B6</text:p>
          </table:table-cell>
          <table:table-cell table:formula="of:=CONCATENATE([.$M$2];[.A168];&quot; = 0x&quot;;[.D168];&quot;;&quot;)" office:value-type="string" office:string-value="const unsigned char PARAGRAPH = 0xB6;" calcext:value-type="string">
            <text:p>const unsigned char PARAGRAPH = 0xB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LET_POINT</text:p>
          </table:table-cell>
          <table:table-cell office:value-type="float" office:value="183" calcext:value-type="float">
            <text:p>183</text:p>
          </table:table-cell>
          <table:table-cell table:formula="of:=DEC2BIN([.B169])" office:value-type="string" office:string-value="10110111" calcext:value-type="string">
            <text:p>10110111</text:p>
          </table:table-cell>
          <table:table-cell table:formula="of:=DEC2HEX([.B169])" office:value-type="string" office:string-value="B7" calcext:value-type="string">
            <text:p>B7</text:p>
          </table:table-cell>
          <table:table-cell table:formula="of:=CONCATENATE([.$M$2];[.A169];&quot; = 0x&quot;;[.D169];&quot;;&quot;)" office:value-type="string" office:string-value="const unsigned char BULLET_POINT = 0xB7;" calcext:value-type="string">
            <text:p>const unsigned char BULLET_POINT = 0xB7;</text:p>
          </table:table-cell>
          <table:table-cell office:value-type="string" calcext:value-type="string">
            <text:p>Interpun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_GREEK_OMEGA</text:p>
          </table:table-cell>
          <table:table-cell office:value-type="float" office:value="184" calcext:value-type="float">
            <text:p>184</text:p>
          </table:table-cell>
          <table:table-cell table:formula="of:=DEC2BIN([.B170])" office:value-type="string" office:string-value="10111000" calcext:value-type="string">
            <text:p>10111000</text:p>
          </table:table-cell>
          <table:table-cell table:formula="of:=DEC2HEX([.B170])" office:value-type="string" office:string-value="B8" calcext:value-type="string">
            <text:p>B8</text:p>
          </table:table-cell>
          <table:table-cell table:formula="of:=CONCATENATE([.$M$2];[.A170];&quot; = 0x&quot;;[.D170];&quot;;&quot;)" office:value-type="string" office:string-value="const unsigned char LOW_GREEK_OMEGA = 0xB8;" calcext:value-type="string">
            <text:p>const unsigned char LOW_GREEK_OMEGA = 0xB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_ONE</text:p>
          </table:table-cell>
          <table:table-cell office:value-type="float" office:value="185" calcext:value-type="float">
            <text:p>185</text:p>
          </table:table-cell>
          <table:table-cell table:formula="of:=DEC2BIN([.B171])" office:value-type="string" office:string-value="10111001" calcext:value-type="string">
            <text:p>10111001</text:p>
          </table:table-cell>
          <table:table-cell table:formula="of:=DEC2HEX([.B171])" office:value-type="string" office:string-value="B9" calcext:value-type="string">
            <text:p>B9</text:p>
          </table:table-cell>
          <table:table-cell table:formula="of:=CONCATENATE([.$M$2];[.A171];&quot; = 0x&quot;;[.D171];&quot;;&quot;)" office:value-type="string" office:string-value="const unsigned char POWER_ONE = 0xB9;" calcext:value-type="string">
            <text:p>const unsigned char POWER_ONE = 0xB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CULINE_ORDINAL_INDICATOR</text:p>
          </table:table-cell>
          <table:table-cell office:value-type="float" office:value="186" calcext:value-type="float">
            <text:p>186</text:p>
          </table:table-cell>
          <table:table-cell table:formula="of:=DEC2BIN([.B172])" office:value-type="string" office:string-value="10111010" calcext:value-type="string">
            <text:p>10111010</text:p>
          </table:table-cell>
          <table:table-cell table:formula="of:=DEC2HEX([.B172])" office:value-type="string" office:string-value="BA" calcext:value-type="string">
            <text:p>BA</text:p>
          </table:table-cell>
          <table:table-cell table:formula="of:=CONCATENATE([.$M$2];[.A172];&quot; = 0x&quot;;[.D172];&quot;;&quot;)" office:value-type="string" office:string-value="const unsigned char MASCULINE_ORDINAL_INDICATOR = 0xBA;" calcext:value-type="string">
            <text:p>const unsigned char MASCULINE_ORDINAL_INDICATOR = 0xB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_RIGHT_ARROW</text:p>
          </table:table-cell>
          <table:table-cell office:value-type="float" office:value="187" calcext:value-type="float">
            <text:p>187</text:p>
          </table:table-cell>
          <table:table-cell table:formula="of:=DEC2BIN([.B173])" office:value-type="string" office:string-value="10111011" calcext:value-type="string">
            <text:p>10111011</text:p>
          </table:table-cell>
          <table:table-cell table:formula="of:=DEC2HEX([.B173])" office:value-type="string" office:string-value="BB" calcext:value-type="string">
            <text:p>BB</text:p>
          </table:table-cell>
          <table:table-cell table:formula="of:=CONCATENATE([.$M$2];[.A173];&quot; = 0x&quot;;[.D173];&quot;;&quot;)" office:value-type="string" office:string-value="const unsigned char DOUBLE_RIGHT_ARROW = 0xBB;" calcext:value-type="string">
            <text:p>const unsigned char DOUBLE_RIGHT_ARROW = 0xB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_OVER_FOUR</text:p>
          </table:table-cell>
          <table:table-cell office:value-type="float" office:value="188" calcext:value-type="float">
            <text:p>188</text:p>
          </table:table-cell>
          <table:table-cell table:formula="of:=DEC2BIN([.B174])" office:value-type="string" office:string-value="10111100" calcext:value-type="string">
            <text:p>10111100</text:p>
          </table:table-cell>
          <table:table-cell table:formula="of:=DEC2HEX([.B174])" office:value-type="string" office:string-value="BC" calcext:value-type="string">
            <text:p>BC</text:p>
          </table:table-cell>
          <table:table-cell table:formula="of:=CONCATENATE([.$M$2];[.A174];&quot; = 0x&quot;;[.D174];&quot;;&quot;)" office:value-type="string" office:string-value="const unsigned char ONE_OVER_FOUR = 0xBC;" calcext:value-type="string">
            <text:p>const unsigned char ONE_OVER_FOUR = 0xB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_OVER_TWO</text:p>
          </table:table-cell>
          <table:table-cell office:value-type="float" office:value="189" calcext:value-type="float">
            <text:p>189</text:p>
          </table:table-cell>
          <table:table-cell table:formula="of:=DEC2BIN([.B175])" office:value-type="string" office:string-value="10111101" calcext:value-type="string">
            <text:p>10111101</text:p>
          </table:table-cell>
          <table:table-cell table:formula="of:=DEC2HEX([.B175])" office:value-type="string" office:string-value="BD" calcext:value-type="string">
            <text:p>BD</text:p>
          </table:table-cell>
          <table:table-cell table:formula="of:=CONCATENATE([.$M$2];[.A175];&quot; = 0x&quot;;[.D175];&quot;;&quot;)" office:value-type="string" office:string-value="const unsigned char ONE_OVER_TWO = 0xBD;" calcext:value-type="string">
            <text:p>const unsigned char ONE_OVER_TWO = 0xB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E_OVER_FOUR</text:p>
          </table:table-cell>
          <table:table-cell office:value-type="float" office:value="190" calcext:value-type="float">
            <text:p>190</text:p>
          </table:table-cell>
          <table:table-cell table:formula="of:=DEC2BIN([.B176])" office:value-type="string" office:string-value="10111110" calcext:value-type="string">
            <text:p>10111110</text:p>
          </table:table-cell>
          <table:table-cell table:formula="of:=DEC2HEX([.B176])" office:value-type="string" office:string-value="BE" calcext:value-type="string">
            <text:p>BE</text:p>
          </table:table-cell>
          <table:table-cell table:formula="of:=CONCATENATE([.$M$2];[.A176];&quot; = 0x&quot;;[.D176];&quot;;&quot;)" office:value-type="string" office:string-value="const unsigned char THREE_OVER_FOUR = 0xBE;" calcext:value-type="string">
            <text:p>const unsigned char THREE_OVER_FOUR = 0xB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SIDE_DOWN_QUESTION</text:p>
          </table:table-cell>
          <table:table-cell office:value-type="float" office:value="191" calcext:value-type="float">
            <text:p>191</text:p>
          </table:table-cell>
          <table:table-cell table:formula="of:=DEC2BIN([.B177])" office:value-type="string" office:string-value="10111111" calcext:value-type="string">
            <text:p>10111111</text:p>
          </table:table-cell>
          <table:table-cell table:formula="of:=DEC2HEX([.B177])" office:value-type="string" office:string-value="BF" calcext:value-type="string">
            <text:p>BF</text:p>
          </table:table-cell>
          <table:table-cell table:formula="of:=CONCATENATE([.$M$2];[.A177];&quot; = 0x&quot;;[.D177];&quot;;&quot;)" office:value-type="string" office:string-value="const unsigned char UPSIDE_DOWN_QUESTION = 0xBF;" calcext:value-type="string">
            <text:p>const unsigned char UPSIDE_DOWN_QUESTION = 0xB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GRAVE</text:p>
          </table:table-cell>
          <table:table-cell office:value-type="float" office:value="192" calcext:value-type="float">
            <text:p>192</text:p>
          </table:table-cell>
          <table:table-cell table:formula="of:=DEC2BIN([.B178])" office:value-type="string" office:string-value="11000000" calcext:value-type="string">
            <text:p>11000000</text:p>
          </table:table-cell>
          <table:table-cell table:formula="of:=DEC2HEX([.B178])" office:value-type="string" office:string-value="C0" calcext:value-type="string">
            <text:p>C0</text:p>
          </table:table-cell>
          <table:table-cell table:formula="of:=CONCATENATE([.$M$2];[.A178];&quot; = 0x&quot;;[.D178];&quot;;&quot;)" office:value-type="string" office:string-value="const unsigned char CAP_A_ACCENT_GRAVE = 0xC0;" calcext:value-type="string">
            <text:p>const unsigned char CAP_A_ACCENT_GRAVE = 0xC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ACUTE</text:p>
          </table:table-cell>
          <table:table-cell office:value-type="float" office:value="193" calcext:value-type="float">
            <text:p>193</text:p>
          </table:table-cell>
          <table:table-cell table:formula="of:=DEC2BIN([.B179])" office:value-type="string" office:string-value="11000001" calcext:value-type="string">
            <text:p>11000001</text:p>
          </table:table-cell>
          <table:table-cell table:formula="of:=DEC2HEX([.B179])" office:value-type="string" office:string-value="C1" calcext:value-type="string">
            <text:p>C1</text:p>
          </table:table-cell>
          <table:table-cell table:formula="of:=CONCATENATE([.$M$2];[.A179];&quot; = 0x&quot;;[.D179];&quot;;&quot;)" office:value-type="string" office:string-value="const unsigned char CAP_A_ACCENT_ACUTE = 0xC1;" calcext:value-type="string">
            <text:p>const unsigned char CAP_A_ACCENT_ACUTE = 0xC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CIRCUMFLEX</text:p>
          </table:table-cell>
          <table:table-cell office:value-type="float" office:value="194" calcext:value-type="float">
            <text:p>194</text:p>
          </table:table-cell>
          <table:table-cell table:formula="of:=DEC2BIN([.B180])" office:value-type="string" office:string-value="11000010" calcext:value-type="string">
            <text:p>11000010</text:p>
          </table:table-cell>
          <table:table-cell table:formula="of:=DEC2HEX([.B180])" office:value-type="string" office:string-value="C2" calcext:value-type="string">
            <text:p>C2</text:p>
          </table:table-cell>
          <table:table-cell table:formula="of:=CONCATENATE([.$M$2];[.A180];&quot; = 0x&quot;;[.D180];&quot;;&quot;)" office:value-type="string" office:string-value="const unsigned char CAP_A_ACCENT_CIRCUMFLEX = 0xC2;" calcext:value-type="string">
            <text:p>const unsigned char CAP_A_ACCENT_CIRCUMFLEX = 0xC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TILDE</text:p>
          </table:table-cell>
          <table:table-cell office:value-type="float" office:value="195" calcext:value-type="float">
            <text:p>195</text:p>
          </table:table-cell>
          <table:table-cell table:formula="of:=DEC2BIN([.B181])" office:value-type="string" office:string-value="11000011" calcext:value-type="string">
            <text:p>11000011</text:p>
          </table:table-cell>
          <table:table-cell table:formula="of:=DEC2HEX([.B181])" office:value-type="string" office:string-value="C3" calcext:value-type="string">
            <text:p>C3</text:p>
          </table:table-cell>
          <table:table-cell table:formula="of:=CONCATENATE([.$M$2];[.A181];&quot; = 0x&quot;;[.D181];&quot;;&quot;)" office:value-type="string" office:string-value="const unsigned char CAP_A_ACCENT_TILDE = 0xC3;" calcext:value-type="string">
            <text:p>const unsigned char CAP_A_ACCENT_TILDE = 0xC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UMLAUT</text:p>
          </table:table-cell>
          <table:table-cell office:value-type="float" office:value="196" calcext:value-type="float">
            <text:p>196</text:p>
          </table:table-cell>
          <table:table-cell table:formula="of:=DEC2BIN([.B182])" office:value-type="string" office:string-value="11000100" calcext:value-type="string">
            <text:p>11000100</text:p>
          </table:table-cell>
          <table:table-cell table:formula="of:=DEC2HEX([.B182])" office:value-type="string" office:string-value="C4" calcext:value-type="string">
            <text:p>C4</text:p>
          </table:table-cell>
          <table:table-cell table:formula="of:=CONCATENATE([.$M$2];[.A182];&quot; = 0x&quot;;[.D182];&quot;;&quot;)" office:value-type="string" office:string-value="const unsigned char CAP_A_ACCENT_UMLAUT = 0xC4;" calcext:value-type="string">
            <text:p>const unsigned char CAP_A_ACCENT_UMLAUT = 0xC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_ACCENT_RING</text:p>
          </table:table-cell>
          <table:table-cell office:value-type="float" office:value="197" calcext:value-type="float">
            <text:p>197</text:p>
          </table:table-cell>
          <table:table-cell table:formula="of:=DEC2BIN([.B183])" office:value-type="string" office:string-value="11000101" calcext:value-type="string">
            <text:p>11000101</text:p>
          </table:table-cell>
          <table:table-cell table:formula="of:=DEC2HEX([.B183])" office:value-type="string" office:string-value="C5" calcext:value-type="string">
            <text:p>C5</text:p>
          </table:table-cell>
          <table:table-cell table:formula="of:=CONCATENATE([.$M$2];[.A183];&quot; = 0x&quot;;[.D183];&quot;;&quot;)" office:value-type="string" office:string-value="const unsigned char CAP_A_ACCENT_RING = 0xC5;" calcext:value-type="string">
            <text:p>const unsigned char CAP_A_ACCENT_RING = 0xC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AE</text:p>
          </table:table-cell>
          <table:table-cell office:value-type="float" office:value="198" calcext:value-type="float">
            <text:p>198</text:p>
          </table:table-cell>
          <table:table-cell table:formula="of:=DEC2BIN([.B184])" office:value-type="string" office:string-value="11000110" calcext:value-type="string">
            <text:p>11000110</text:p>
          </table:table-cell>
          <table:table-cell table:formula="of:=DEC2HEX([.B184])" office:value-type="string" office:string-value="C6" calcext:value-type="string">
            <text:p>C6</text:p>
          </table:table-cell>
          <table:table-cell table:formula="of:=CONCATENATE([.$M$2];[.A184];&quot; = 0x&quot;;[.D184];&quot;;&quot;)" office:value-type="string" office:string-value="const unsigned char CAP_AE = 0xC6;" calcext:value-type="string">
            <text:p>const unsigned char CAP_AE = 0xC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C_ACCENT_HOOK</text:p>
          </table:table-cell>
          <table:table-cell office:value-type="float" office:value="199" calcext:value-type="float">
            <text:p>199</text:p>
          </table:table-cell>
          <table:table-cell table:formula="of:=DEC2BIN([.B185])" office:value-type="string" office:string-value="11000111" calcext:value-type="string">
            <text:p>11000111</text:p>
          </table:table-cell>
          <table:table-cell table:formula="of:=DEC2HEX([.B185])" office:value-type="string" office:string-value="C7" calcext:value-type="string">
            <text:p>C7</text:p>
          </table:table-cell>
          <table:table-cell table:formula="of:=CONCATENATE([.$M$2];[.A185];&quot; = 0x&quot;;[.D185];&quot;;&quot;)" office:value-type="string" office:string-value="const unsigned char CAP_C_ACCENT_HOOK = 0xC7;" calcext:value-type="string">
            <text:p>const unsigned char CAP_C_ACCENT_HOOK = 0xC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E_ACCENT_GRAVE</text:p>
          </table:table-cell>
          <table:table-cell office:value-type="float" office:value="200" calcext:value-type="float">
            <text:p>200</text:p>
          </table:table-cell>
          <table:table-cell table:formula="of:=DEC2BIN([.B186])" office:value-type="string" office:string-value="11001000" calcext:value-type="string">
            <text:p>11001000</text:p>
          </table:table-cell>
          <table:table-cell table:formula="of:=DEC2HEX([.B186])" office:value-type="string" office:string-value="C8" calcext:value-type="string">
            <text:p>C8</text:p>
          </table:table-cell>
          <table:table-cell table:formula="of:=CONCATENATE([.$M$2];[.A186];&quot; = 0x&quot;;[.D186];&quot;;&quot;)" office:value-type="string" office:string-value="const unsigned char CAP_E_ACCENT_GRAVE = 0xC8;" calcext:value-type="string">
            <text:p>const unsigned char CAP_E_ACCENT_GRAVE = 0xC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E_ACCENT_ACUTE</text:p>
          </table:table-cell>
          <table:table-cell office:value-type="float" office:value="201" calcext:value-type="float">
            <text:p>201</text:p>
          </table:table-cell>
          <table:table-cell table:formula="of:=DEC2BIN([.B187])" office:value-type="string" office:string-value="11001001" calcext:value-type="string">
            <text:p>11001001</text:p>
          </table:table-cell>
          <table:table-cell table:formula="of:=DEC2HEX([.B187])" office:value-type="string" office:string-value="C9" calcext:value-type="string">
            <text:p>C9</text:p>
          </table:table-cell>
          <table:table-cell table:formula="of:=CONCATENATE([.$M$2];[.A187];&quot; = 0x&quot;;[.D187];&quot;;&quot;)" office:value-type="string" office:string-value="const unsigned char CAP_E_ACCENT_ACUTE = 0xC9;" calcext:value-type="string">
            <text:p>const unsigned char CAP_E_ACCENT_ACUTE = 0xC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E_ACCENT_CIRCUMFLEX</text:p>
          </table:table-cell>
          <table:table-cell office:value-type="float" office:value="202" calcext:value-type="float">
            <text:p>202</text:p>
          </table:table-cell>
          <table:table-cell table:formula="of:=DEC2BIN([.B188])" office:value-type="string" office:string-value="11001010" calcext:value-type="string">
            <text:p>11001010</text:p>
          </table:table-cell>
          <table:table-cell table:formula="of:=DEC2HEX([.B188])" office:value-type="string" office:string-value="CA" calcext:value-type="string">
            <text:p>CA</text:p>
          </table:table-cell>
          <table:table-cell table:formula="of:=CONCATENATE([.$M$2];[.A188];&quot; = 0x&quot;;[.D188];&quot;;&quot;)" office:value-type="string" office:string-value="const unsigned char CAP_E_ACCENT_CIRCUMFLEX = 0xCA;" calcext:value-type="string">
            <text:p>const unsigned char CAP_E_ACCENT_CIRCUMFLEX = 0xC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E_ACCENT_UMLAUT</text:p>
          </table:table-cell>
          <table:table-cell office:value-type="float" office:value="203" calcext:value-type="float">
            <text:p>203</text:p>
          </table:table-cell>
          <table:table-cell table:formula="of:=DEC2BIN([.B189])" office:value-type="string" office:string-value="11001011" calcext:value-type="string">
            <text:p>11001011</text:p>
          </table:table-cell>
          <table:table-cell table:formula="of:=DEC2HEX([.B189])" office:value-type="string" office:string-value="CB" calcext:value-type="string">
            <text:p>CB</text:p>
          </table:table-cell>
          <table:table-cell table:formula="of:=CONCATENATE([.$M$2];[.A189];&quot; = 0x&quot;;[.D189];&quot;;&quot;)" office:value-type="string" office:string-value="const unsigned char CAP_E_ACCENT_UMLAUT = 0xCB;" calcext:value-type="string">
            <text:p>const unsigned char CAP_E_ACCENT_UMLAUT = 0xC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I_ACCENT_GRAVE</text:p>
          </table:table-cell>
          <table:table-cell office:value-type="float" office:value="204" calcext:value-type="float">
            <text:p>204</text:p>
          </table:table-cell>
          <table:table-cell table:formula="of:=DEC2BIN([.B190])" office:value-type="string" office:string-value="11001100" calcext:value-type="string">
            <text:p>11001100</text:p>
          </table:table-cell>
          <table:table-cell table:formula="of:=DEC2HEX([.B190])" office:value-type="string" office:string-value="CC" calcext:value-type="string">
            <text:p>CC</text:p>
          </table:table-cell>
          <table:table-cell table:formula="of:=CONCATENATE([.$M$2];[.A190];&quot; = 0x&quot;;[.D190];&quot;;&quot;)" office:value-type="string" office:string-value="const unsigned char CAP_I_ACCENT_GRAVE = 0xCC;" calcext:value-type="string">
            <text:p>const unsigned char CAP_I_ACCENT_GRAVE = 0xC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I_ACCENT_ACUTE</text:p>
          </table:table-cell>
          <table:table-cell office:value-type="float" office:value="205" calcext:value-type="float">
            <text:p>205</text:p>
          </table:table-cell>
          <table:table-cell table:formula="of:=DEC2BIN([.B191])" office:value-type="string" office:string-value="11001101" calcext:value-type="string">
            <text:p>11001101</text:p>
          </table:table-cell>
          <table:table-cell table:formula="of:=DEC2HEX([.B191])" office:value-type="string" office:string-value="CD" calcext:value-type="string">
            <text:p>CD</text:p>
          </table:table-cell>
          <table:table-cell table:formula="of:=CONCATENATE([.$M$2];[.A191];&quot; = 0x&quot;;[.D191];&quot;;&quot;)" office:value-type="string" office:string-value="const unsigned char CAP_I_ACCENT_ACUTE = 0xCD;" calcext:value-type="string">
            <text:p>const unsigned char CAP_I_ACCENT_ACUTE = 0xC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I_ACCENT_CIRCUMFLEX</text:p>
          </table:table-cell>
          <table:table-cell office:value-type="float" office:value="206" calcext:value-type="float">
            <text:p>206</text:p>
          </table:table-cell>
          <table:table-cell table:formula="of:=DEC2BIN([.B192])" office:value-type="string" office:string-value="11001110" calcext:value-type="string">
            <text:p>11001110</text:p>
          </table:table-cell>
          <table:table-cell table:formula="of:=DEC2HEX([.B192])" office:value-type="string" office:string-value="CE" calcext:value-type="string">
            <text:p>CE</text:p>
          </table:table-cell>
          <table:table-cell table:formula="of:=CONCATENATE([.$M$2];[.A192];&quot; = 0x&quot;;[.D192];&quot;;&quot;)" office:value-type="string" office:string-value="const unsigned char CAP_I_ACCENT_CIRCUMFLEX = 0xCE;" calcext:value-type="string">
            <text:p>const unsigned char CAP_I_ACCENT_CIRCUMFLEX = 0xC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I_ACCENT_UMLAUT</text:p>
          </table:table-cell>
          <table:table-cell office:value-type="float" office:value="207" calcext:value-type="float">
            <text:p>207</text:p>
          </table:table-cell>
          <table:table-cell table:formula="of:=DEC2BIN([.B193])" office:value-type="string" office:string-value="11001111" calcext:value-type="string">
            <text:p>11001111</text:p>
          </table:table-cell>
          <table:table-cell table:formula="of:=DEC2HEX([.B193])" office:value-type="string" office:string-value="CF" calcext:value-type="string">
            <text:p>CF</text:p>
          </table:table-cell>
          <table:table-cell table:formula="of:=CONCATENATE([.$M$2];[.A193];&quot; = 0x&quot;;[.D193];&quot;;&quot;)" office:value-type="string" office:string-value="const unsigned char CAP_I_ACCENT_UMLAUT = 0xCF;" calcext:value-type="string">
            <text:p>const unsigned char CAP_I_ACCENT_UMLAUT = 0xC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ICELANDIC_ETH</text:p>
          </table:table-cell>
          <table:table-cell office:value-type="float" office:value="208" calcext:value-type="float">
            <text:p>208</text:p>
          </table:table-cell>
          <table:table-cell table:formula="of:=DEC2BIN([.B194])" office:value-type="string" office:string-value="11010000" calcext:value-type="string">
            <text:p>11010000</text:p>
          </table:table-cell>
          <table:table-cell table:formula="of:=DEC2HEX([.B194])" office:value-type="string" office:string-value="D0" calcext:value-type="string">
            <text:p>D0</text:p>
          </table:table-cell>
          <table:table-cell table:formula="of:=CONCATENATE([.$M$2];[.A194];&quot; = 0x&quot;;[.D194];&quot;;&quot;)" office:value-type="string" office:string-value="const unsigned char CAP_ICELANDIC_ETH = 0xD0;" calcext:value-type="string">
            <text:p>const unsigned char CAP_ICELANDIC_ETH = 0xD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N_TILDE</text:p>
          </table:table-cell>
          <table:table-cell office:value-type="float" office:value="209" calcext:value-type="float">
            <text:p>209</text:p>
          </table:table-cell>
          <table:table-cell table:formula="of:=DEC2BIN([.B195])" office:value-type="string" office:string-value="11010001" calcext:value-type="string">
            <text:p>11010001</text:p>
          </table:table-cell>
          <table:table-cell table:formula="of:=DEC2HEX([.B195])" office:value-type="string" office:string-value="D1" calcext:value-type="string">
            <text:p>D1</text:p>
          </table:table-cell>
          <table:table-cell table:formula="of:=CONCATENATE([.$M$2];[.A195];&quot; = 0x&quot;;[.D195];&quot;;&quot;)" office:value-type="string" office:string-value="const unsigned char CAP_N_TILDE = 0xD1;" calcext:value-type="string">
            <text:p>const unsigned char CAP_N_TILDE = 0xD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O_ACCENT_GRAVE</text:p>
          </table:table-cell>
          <table:table-cell office:value-type="float" office:value="210" calcext:value-type="float">
            <text:p>210</text:p>
          </table:table-cell>
          <table:table-cell table:formula="of:=DEC2BIN([.B196])" office:value-type="string" office:string-value="11010010" calcext:value-type="string">
            <text:p>11010010</text:p>
          </table:table-cell>
          <table:table-cell table:formula="of:=DEC2HEX([.B196])" office:value-type="string" office:string-value="D2" calcext:value-type="string">
            <text:p>D2</text:p>
          </table:table-cell>
          <table:table-cell table:formula="of:=CONCATENATE([.$M$2];[.A196];&quot; = 0x&quot;;[.D196];&quot;;&quot;)" office:value-type="string" office:string-value="const unsigned char CAP_O_ACCENT_GRAVE = 0xD2;" calcext:value-type="string">
            <text:p>const unsigned char CAP_O_ACCENT_GRAVE = 0xD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O_ACCENT_ACUTE</text:p>
          </table:table-cell>
          <table:table-cell office:value-type="float" office:value="211" calcext:value-type="float">
            <text:p>211</text:p>
          </table:table-cell>
          <table:table-cell table:formula="of:=DEC2BIN([.B197])" office:value-type="string" office:string-value="11010011" calcext:value-type="string">
            <text:p>11010011</text:p>
          </table:table-cell>
          <table:table-cell table:formula="of:=DEC2HEX([.B197])" office:value-type="string" office:string-value="D3" calcext:value-type="string">
            <text:p>D3</text:p>
          </table:table-cell>
          <table:table-cell table:formula="of:=CONCATENATE([.$M$2];[.A197];&quot; = 0x&quot;;[.D197];&quot;;&quot;)" office:value-type="string" office:string-value="const unsigned char CAP_O_ACCENT_ACUTE = 0xD3;" calcext:value-type="string">
            <text:p>const unsigned char CAP_O_ACCENT_ACUTE = 0xD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O_ACCENT_CIRCUMFLEX</text:p>
          </table:table-cell>
          <table:table-cell office:value-type="float" office:value="212" calcext:value-type="float">
            <text:p>212</text:p>
          </table:table-cell>
          <table:table-cell table:formula="of:=DEC2BIN([.B198])" office:value-type="string" office:string-value="11010100" calcext:value-type="string">
            <text:p>11010100</text:p>
          </table:table-cell>
          <table:table-cell table:formula="of:=DEC2HEX([.B198])" office:value-type="string" office:string-value="D4" calcext:value-type="string">
            <text:p>D4</text:p>
          </table:table-cell>
          <table:table-cell table:formula="of:=CONCATENATE([.$M$2];[.A198];&quot; = 0x&quot;;[.D198];&quot;;&quot;)" office:value-type="string" office:string-value="const unsigned char CAP_O_ACCENT_CIRCUMFLEX = 0xD4;" calcext:value-type="string">
            <text:p>const unsigned char CAP_O_ACCENT_CIRCUMFLEX = 0xD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O_ACCENT_TILDE</text:p>
          </table:table-cell>
          <table:table-cell office:value-type="float" office:value="213" calcext:value-type="float">
            <text:p>213</text:p>
          </table:table-cell>
          <table:table-cell table:formula="of:=DEC2BIN([.B199])" office:value-type="string" office:string-value="11010101" calcext:value-type="string">
            <text:p>11010101</text:p>
          </table:table-cell>
          <table:table-cell table:formula="of:=DEC2HEX([.B199])" office:value-type="string" office:string-value="D5" calcext:value-type="string">
            <text:p>D5</text:p>
          </table:table-cell>
          <table:table-cell table:formula="of:=CONCATENATE([.$M$2];[.A199];&quot; = 0x&quot;;[.D199];&quot;;&quot;)" office:value-type="string" office:string-value="const unsigned char CAP_O_ACCENT_TILDE = 0xD5;" calcext:value-type="string">
            <text:p>const unsigned char CAP_O_ACCENT_TILDE = 0xD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O_ACCENT_UMLAUT</text:p>
          </table:table-cell>
          <table:table-cell office:value-type="float" office:value="214" calcext:value-type="float">
            <text:p>214</text:p>
          </table:table-cell>
          <table:table-cell table:formula="of:=DEC2BIN([.B200])" office:value-type="string" office:string-value="11010110" calcext:value-type="string">
            <text:p>11010110</text:p>
          </table:table-cell>
          <table:table-cell table:formula="of:=DEC2HEX([.B200])" office:value-type="string" office:string-value="D6" calcext:value-type="string">
            <text:p>D6</text:p>
          </table:table-cell>
          <table:table-cell table:formula="of:=CONCATENATE([.$M$2];[.A200];&quot; = 0x&quot;;[.D200];&quot;;&quot;)" office:value-type="string" office:string-value="const unsigned char CAP_O_ACCENT_UMLAUT = 0xD6;" calcext:value-type="string">
            <text:p>const unsigned char CAP_O_ACCENT_UMLAUT = 0xD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215" calcext:value-type="float">
            <text:p>215</text:p>
          </table:table-cell>
          <table:table-cell table:formula="of:=DEC2BIN([.B201])" office:value-type="string" office:string-value="11010111" calcext:value-type="string">
            <text:p>11010111</text:p>
          </table:table-cell>
          <table:table-cell table:formula="of:=DEC2HEX([.B201])" office:value-type="string" office:string-value="D7" calcext:value-type="string">
            <text:p>D7</text:p>
          </table:table-cell>
          <table:table-cell table:formula="of:=CONCATENATE([.$M$2];[.A201];&quot; = 0x&quot;;[.D201];&quot;;&quot;)" office:value-type="string" office:string-value="const unsigned char MULTIPLICATION = 0xD7;" calcext:value-type="string">
            <text:p>const unsigned char MULTIPLICATION = 0xD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GREEK_PHI</text:p>
          </table:table-cell>
          <table:table-cell office:value-type="float" office:value="216" calcext:value-type="float">
            <text:p>216</text:p>
          </table:table-cell>
          <table:table-cell table:formula="of:=DEC2BIN([.B202])" office:value-type="string" office:string-value="11011000" calcext:value-type="string">
            <text:p>11011000</text:p>
          </table:table-cell>
          <table:table-cell table:formula="of:=DEC2HEX([.B202])" office:value-type="string" office:string-value="D8" calcext:value-type="string">
            <text:p>D8</text:p>
          </table:table-cell>
          <table:table-cell table:formula="of:=CONCATENATE([.$M$2];[.A202];&quot; = 0x&quot;;[.D202];&quot;;&quot;)" office:value-type="string" office:string-value="const unsigned char CAP_GREEK_PHI = 0xD8;" calcext:value-type="string">
            <text:p>const unsigned char CAP_GREEK_PHI = 0xD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U_ACCENT_GRAVE</text:p>
          </table:table-cell>
          <table:table-cell office:value-type="float" office:value="217" calcext:value-type="float">
            <text:p>217</text:p>
          </table:table-cell>
          <table:table-cell table:formula="of:=DEC2BIN([.B203])" office:value-type="string" office:string-value="11011001" calcext:value-type="string">
            <text:p>11011001</text:p>
          </table:table-cell>
          <table:table-cell table:formula="of:=DEC2HEX([.B203])" office:value-type="string" office:string-value="D9" calcext:value-type="string">
            <text:p>D9</text:p>
          </table:table-cell>
          <table:table-cell table:formula="of:=CONCATENATE([.$M$2];[.A203];&quot; = 0x&quot;;[.D203];&quot;;&quot;)" office:value-type="string" office:string-value="const unsigned char CAP_U_ACCENT_GRAVE = 0xD9;" calcext:value-type="string">
            <text:p>const unsigned char CAP_U_ACCENT_GRAVE = 0xD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U_ACCENT_ACUTE</text:p>
          </table:table-cell>
          <table:table-cell office:value-type="float" office:value="218" calcext:value-type="float">
            <text:p>218</text:p>
          </table:table-cell>
          <table:table-cell table:formula="of:=DEC2BIN([.B204])" office:value-type="string" office:string-value="11011010" calcext:value-type="string">
            <text:p>11011010</text:p>
          </table:table-cell>
          <table:table-cell table:formula="of:=DEC2HEX([.B204])" office:value-type="string" office:string-value="DA" calcext:value-type="string">
            <text:p>DA</text:p>
          </table:table-cell>
          <table:table-cell table:formula="of:=CONCATENATE([.$M$2];[.A204];&quot; = 0x&quot;;[.D204];&quot;;&quot;)" office:value-type="string" office:string-value="const unsigned char CAP_U_ACCENT_ACUTE = 0xDA;" calcext:value-type="string">
            <text:p>const unsigned char CAP_U_ACCENT_ACUTE = 0xD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U_ACCENT_CIRCUMFLEX</text:p>
          </table:table-cell>
          <table:table-cell office:value-type="float" office:value="219" calcext:value-type="float">
            <text:p>219</text:p>
          </table:table-cell>
          <table:table-cell table:formula="of:=DEC2BIN([.B205])" office:value-type="string" office:string-value="11011011" calcext:value-type="string">
            <text:p>11011011</text:p>
          </table:table-cell>
          <table:table-cell table:formula="of:=DEC2HEX([.B205])" office:value-type="string" office:string-value="DB" calcext:value-type="string">
            <text:p>DB</text:p>
          </table:table-cell>
          <table:table-cell table:formula="of:=CONCATENATE([.$M$2];[.A205];&quot; = 0x&quot;;[.D205];&quot;;&quot;)" office:value-type="string" office:string-value="const unsigned char CAP_U_ACCENT_CIRCUMFLEX = 0xDB;" calcext:value-type="string">
            <text:p>const unsigned char CAP_U_ACCENT_CIRCUMFLEX = 0xD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U_ACCENT_UMLAUT</text:p>
          </table:table-cell>
          <table:table-cell office:value-type="float" office:value="220" calcext:value-type="float">
            <text:p>220</text:p>
          </table:table-cell>
          <table:table-cell table:formula="of:=DEC2BIN([.B206])" office:value-type="string" office:string-value="11011100" calcext:value-type="string">
            <text:p>11011100</text:p>
          </table:table-cell>
          <table:table-cell table:formula="of:=DEC2HEX([.B206])" office:value-type="string" office:string-value="DC" calcext:value-type="string">
            <text:p>DC</text:p>
          </table:table-cell>
          <table:table-cell table:formula="of:=CONCATENATE([.$M$2];[.A206];&quot; = 0x&quot;;[.D206];&quot;;&quot;)" office:value-type="string" office:string-value="const unsigned char CAP_U_ACCENT_UMLAUT = 0xDC;" calcext:value-type="string">
            <text:p>const unsigned char CAP_U_ACCENT_UMLAUT = 0xD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Y_ACCENT_ACUTE</text:p>
          </table:table-cell>
          <table:table-cell office:value-type="float" office:value="221" calcext:value-type="float">
            <text:p>221</text:p>
          </table:table-cell>
          <table:table-cell table:formula="of:=DEC2BIN([.B207])" office:value-type="string" office:string-value="11011101" calcext:value-type="string">
            <text:p>11011101</text:p>
          </table:table-cell>
          <table:table-cell table:formula="of:=DEC2HEX([.B207])" office:value-type="string" office:string-value="DD" calcext:value-type="string">
            <text:p>DD</text:p>
          </table:table-cell>
          <table:table-cell table:formula="of:=CONCATENATE([.$M$2];[.A207];&quot; = 0x&quot;;[.D207];&quot;;&quot;)" office:value-type="string" office:string-value="const unsigned char CAP_Y_ACCENT_ACUTE = 0xDD;" calcext:value-type="string">
            <text:p>const unsigned char CAP_Y_ACCENT_ACUTE = 0xD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_THORN</text:p>
          </table:table-cell>
          <table:table-cell office:value-type="float" office:value="222" calcext:value-type="float">
            <text:p>222</text:p>
          </table:table-cell>
          <table:table-cell table:formula="of:=DEC2BIN([.B208])" office:value-type="string" office:string-value="11011110" calcext:value-type="string">
            <text:p>11011110</text:p>
          </table:table-cell>
          <table:table-cell table:formula="of:=DEC2HEX([.B208])" office:value-type="string" office:string-value="DE" calcext:value-type="string">
            <text:p>DE</text:p>
          </table:table-cell>
          <table:table-cell table:formula="of:=CONCATENATE([.$M$2];[.A208];&quot; = 0x&quot;;[.D208];&quot;;&quot;)" office:value-type="string" office:string-value="const unsigned char CAP_THORN = 0xDE;" calcext:value-type="string">
            <text:p>const unsigned char CAP_THORN = 0xD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BETA</text:p>
          </table:table-cell>
          <table:table-cell office:value-type="float" office:value="223" calcext:value-type="float">
            <text:p>223</text:p>
          </table:table-cell>
          <table:table-cell table:formula="of:=DEC2BIN([.B209])" office:value-type="string" office:string-value="11011111" calcext:value-type="string">
            <text:p>11011111</text:p>
          </table:table-cell>
          <table:table-cell table:formula="of:=DEC2HEX([.B209])" office:value-type="string" office:string-value="DF" calcext:value-type="string">
            <text:p>DF</text:p>
          </table:table-cell>
          <table:table-cell table:formula="of:=CONCATENATE([.$M$2];[.A209];&quot; = 0x&quot;;[.D209];&quot;;&quot;)" office:value-type="string" office:string-value="const unsigned char LOW_GREEK_BETA = 0xDF;" calcext:value-type="string">
            <text:p>const unsigned char LOW_GREEK_BETA = 0xD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GRAVE</text:p>
          </table:table-cell>
          <table:table-cell office:value-type="float" office:value="224" calcext:value-type="float">
            <text:p>224</text:p>
          </table:table-cell>
          <table:table-cell table:formula="of:=DEC2BIN([.B210])" office:value-type="string" office:string-value="11100000" calcext:value-type="string">
            <text:p>11100000</text:p>
          </table:table-cell>
          <table:table-cell table:formula="of:=DEC2HEX([.B210])" office:value-type="string" office:string-value="E0" calcext:value-type="string">
            <text:p>E0</text:p>
          </table:table-cell>
          <table:table-cell table:formula="of:=CONCATENATE([.$M$2];[.A210];&quot; = 0x&quot;;[.D210];&quot;;&quot;)" office:value-type="string" office:string-value="const unsigned char LOW_A_ACCENT_GRAVE = 0xE0;" calcext:value-type="string">
            <text:p>const unsigned char LOW_A_ACCENT_GRAVE = 0xE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ACUTE</text:p>
          </table:table-cell>
          <table:table-cell office:value-type="float" office:value="225" calcext:value-type="float">
            <text:p>225</text:p>
          </table:table-cell>
          <table:table-cell table:formula="of:=DEC2BIN([.B211])" office:value-type="string" office:string-value="11100001" calcext:value-type="string">
            <text:p>11100001</text:p>
          </table:table-cell>
          <table:table-cell table:formula="of:=DEC2HEX([.B211])" office:value-type="string" office:string-value="E1" calcext:value-type="string">
            <text:p>E1</text:p>
          </table:table-cell>
          <table:table-cell table:formula="of:=CONCATENATE([.$M$2];[.A211];&quot; = 0x&quot;;[.D211];&quot;;&quot;)" office:value-type="string" office:string-value="const unsigned char LOW_A_ACCENT_ACUTE = 0xE1;" calcext:value-type="string">
            <text:p>const unsigned char LOW_A_ACCENT_ACUTE = 0xE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CIRCUMFLEX</text:p>
          </table:table-cell>
          <table:table-cell office:value-type="float" office:value="226" calcext:value-type="float">
            <text:p>226</text:p>
          </table:table-cell>
          <table:table-cell table:formula="of:=DEC2BIN([.B212])" office:value-type="string" office:string-value="11100010" calcext:value-type="string">
            <text:p>11100010</text:p>
          </table:table-cell>
          <table:table-cell table:formula="of:=DEC2HEX([.B212])" office:value-type="string" office:string-value="E2" calcext:value-type="string">
            <text:p>E2</text:p>
          </table:table-cell>
          <table:table-cell table:formula="of:=CONCATENATE([.$M$2];[.A212];&quot; = 0x&quot;;[.D212];&quot;;&quot;)" office:value-type="string" office:string-value="const unsigned char LOW_A_ACCENT_CIRCUMFLEX = 0xE2;" calcext:value-type="string">
            <text:p>const unsigned char LOW_A_ACCENT_CIRCUMFLEX = 0xE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TILDE</text:p>
          </table:table-cell>
          <table:table-cell office:value-type="float" office:value="227" calcext:value-type="float">
            <text:p>227</text:p>
          </table:table-cell>
          <table:table-cell table:formula="of:=DEC2BIN([.B213])" office:value-type="string" office:string-value="11100011" calcext:value-type="string">
            <text:p>11100011</text:p>
          </table:table-cell>
          <table:table-cell table:formula="of:=DEC2HEX([.B213])" office:value-type="string" office:string-value="E3" calcext:value-type="string">
            <text:p>E3</text:p>
          </table:table-cell>
          <table:table-cell table:formula="of:=CONCATENATE([.$M$2];[.A213];&quot; = 0x&quot;;[.D213];&quot;;&quot;)" office:value-type="string" office:string-value="const unsigned char LOW_A_ACCENT_TILDE = 0xE3;" calcext:value-type="string">
            <text:p>const unsigned char LOW_A_ACCENT_TILDE = 0xE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UMLAUT</text:p>
          </table:table-cell>
          <table:table-cell office:value-type="float" office:value="228" calcext:value-type="float">
            <text:p>228</text:p>
          </table:table-cell>
          <table:table-cell table:formula="of:=DEC2BIN([.B214])" office:value-type="string" office:string-value="11100100" calcext:value-type="string">
            <text:p>11100100</text:p>
          </table:table-cell>
          <table:table-cell table:formula="of:=DEC2HEX([.B214])" office:value-type="string" office:string-value="E4" calcext:value-type="string">
            <text:p>E4</text:p>
          </table:table-cell>
          <table:table-cell table:formula="of:=CONCATENATE([.$M$2];[.A214];&quot; = 0x&quot;;[.D214];&quot;;&quot;)" office:value-type="string" office:string-value="const unsigned char LOW_A_ACCENT_UMLAUT = 0xE4;" calcext:value-type="string">
            <text:p>const unsigned char LOW_A_ACCENT_UMLAUT = 0xE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_ACCENT_RING</text:p>
          </table:table-cell>
          <table:table-cell office:value-type="float" office:value="229" calcext:value-type="float">
            <text:p>229</text:p>
          </table:table-cell>
          <table:table-cell table:formula="of:=DEC2BIN([.B215])" office:value-type="string" office:string-value="11100101" calcext:value-type="string">
            <text:p>11100101</text:p>
          </table:table-cell>
          <table:table-cell table:formula="of:=DEC2HEX([.B215])" office:value-type="string" office:string-value="E5" calcext:value-type="string">
            <text:p>E5</text:p>
          </table:table-cell>
          <table:table-cell table:formula="of:=CONCATENATE([.$M$2];[.A215];&quot; = 0x&quot;;[.D215];&quot;;&quot;)" office:value-type="string" office:string-value="const unsigned char LOW_A_ACCENT_RING = 0xE5;" calcext:value-type="string">
            <text:p>const unsigned char LOW_A_ACCENT_RING = 0xE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AE</text:p>
          </table:table-cell>
          <table:table-cell office:value-type="float" office:value="230" calcext:value-type="float">
            <text:p>230</text:p>
          </table:table-cell>
          <table:table-cell table:formula="of:=DEC2BIN([.B216])" office:value-type="string" office:string-value="11100110" calcext:value-type="string">
            <text:p>11100110</text:p>
          </table:table-cell>
          <table:table-cell table:formula="of:=DEC2HEX([.B216])" office:value-type="string" office:string-value="E6" calcext:value-type="string">
            <text:p>E6</text:p>
          </table:table-cell>
          <table:table-cell table:formula="of:=CONCATENATE([.$M$2];[.A216];&quot; = 0x&quot;;[.D216];&quot;;&quot;)" office:value-type="string" office:string-value="const unsigned char LOW_AE = 0xE6;" calcext:value-type="string">
            <text:p>const unsigned char LOW_AE = 0xE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C_ACCENT_HOOK</text:p>
          </table:table-cell>
          <table:table-cell office:value-type="float" office:value="231" calcext:value-type="float">
            <text:p>231</text:p>
          </table:table-cell>
          <table:table-cell table:formula="of:=DEC2BIN([.B217])" office:value-type="string" office:string-value="11100111" calcext:value-type="string">
            <text:p>11100111</text:p>
          </table:table-cell>
          <table:table-cell table:formula="of:=DEC2HEX([.B217])" office:value-type="string" office:string-value="E7" calcext:value-type="string">
            <text:p>E7</text:p>
          </table:table-cell>
          <table:table-cell table:formula="of:=CONCATENATE([.$M$2];[.A217];&quot; = 0x&quot;;[.D217];&quot;;&quot;)" office:value-type="string" office:string-value="const unsigned char LOW_C_ACCENT_HOOK = 0xE7;" calcext:value-type="string">
            <text:p>const unsigned char LOW_C_ACCENT_HOOK = 0xE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E_ACCENT_GRAVE</text:p>
          </table:table-cell>
          <table:table-cell office:value-type="float" office:value="232" calcext:value-type="float">
            <text:p>232</text:p>
          </table:table-cell>
          <table:table-cell table:formula="of:=DEC2BIN([.B218])" office:value-type="string" office:string-value="11101000" calcext:value-type="string">
            <text:p>11101000</text:p>
          </table:table-cell>
          <table:table-cell table:formula="of:=DEC2HEX([.B218])" office:value-type="string" office:string-value="E8" calcext:value-type="string">
            <text:p>E8</text:p>
          </table:table-cell>
          <table:table-cell table:formula="of:=CONCATENATE([.$M$2];[.A218];&quot; = 0x&quot;;[.D218];&quot;;&quot;)" office:value-type="string" office:string-value="const unsigned char LOW_E_ACCENT_GRAVE = 0xE8;" calcext:value-type="string">
            <text:p>const unsigned char LOW_E_ACCENT_GRAVE = 0xE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E_ACCENT_ACUTE</text:p>
          </table:table-cell>
          <table:table-cell office:value-type="float" office:value="233" calcext:value-type="float">
            <text:p>233</text:p>
          </table:table-cell>
          <table:table-cell table:formula="of:=DEC2BIN([.B219])" office:value-type="string" office:string-value="11101001" calcext:value-type="string">
            <text:p>11101001</text:p>
          </table:table-cell>
          <table:table-cell table:formula="of:=DEC2HEX([.B219])" office:value-type="string" office:string-value="E9" calcext:value-type="string">
            <text:p>E9</text:p>
          </table:table-cell>
          <table:table-cell table:formula="of:=CONCATENATE([.$M$2];[.A219];&quot; = 0x&quot;;[.D219];&quot;;&quot;)" office:value-type="string" office:string-value="const unsigned char LOW_E_ACCENT_ACUTE = 0xE9;" calcext:value-type="string">
            <text:p>const unsigned char LOW_E_ACCENT_ACUTE = 0xE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E_ACCENT_CIRCUMFLEX</text:p>
          </table:table-cell>
          <table:table-cell office:value-type="float" office:value="234" calcext:value-type="float">
            <text:p>234</text:p>
          </table:table-cell>
          <table:table-cell table:formula="of:=DEC2BIN([.B220])" office:value-type="string" office:string-value="11101010" calcext:value-type="string">
            <text:p>11101010</text:p>
          </table:table-cell>
          <table:table-cell table:formula="of:=DEC2HEX([.B220])" office:value-type="string" office:string-value="EA" calcext:value-type="string">
            <text:p>EA</text:p>
          </table:table-cell>
          <table:table-cell table:formula="of:=CONCATENATE([.$M$2];[.A220];&quot; = 0x&quot;;[.D220];&quot;;&quot;)" office:value-type="string" office:string-value="const unsigned char LOW_E_ACCENT_CIRCUMFLEX = 0xEA;" calcext:value-type="string">
            <text:p>const unsigned char LOW_E_ACCENT_CIRCUMFLEX = 0xE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E_ACCENT_UMLAUT</text:p>
          </table:table-cell>
          <table:table-cell office:value-type="float" office:value="235" calcext:value-type="float">
            <text:p>235</text:p>
          </table:table-cell>
          <table:table-cell table:formula="of:=DEC2BIN([.B221])" office:value-type="string" office:string-value="11101011" calcext:value-type="string">
            <text:p>11101011</text:p>
          </table:table-cell>
          <table:table-cell table:formula="of:=DEC2HEX([.B221])" office:value-type="string" office:string-value="EB" calcext:value-type="string">
            <text:p>EB</text:p>
          </table:table-cell>
          <table:table-cell table:formula="of:=CONCATENATE([.$M$2];[.A221];&quot; = 0x&quot;;[.D221];&quot;;&quot;)" office:value-type="string" office:string-value="const unsigned char LOW_E_ACCENT_UMLAUT = 0xEB;" calcext:value-type="string">
            <text:p>const unsigned char LOW_E_ACCENT_UMLAUT = 0xE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I_ACCENT_GRAVE</text:p>
          </table:table-cell>
          <table:table-cell office:value-type="float" office:value="236" calcext:value-type="float">
            <text:p>236</text:p>
          </table:table-cell>
          <table:table-cell table:formula="of:=DEC2BIN([.B222])" office:value-type="string" office:string-value="11101100" calcext:value-type="string">
            <text:p>11101100</text:p>
          </table:table-cell>
          <table:table-cell table:formula="of:=DEC2HEX([.B222])" office:value-type="string" office:string-value="EC" calcext:value-type="string">
            <text:p>EC</text:p>
          </table:table-cell>
          <table:table-cell table:formula="of:=CONCATENATE([.$M$2];[.A222];&quot; = 0x&quot;;[.D222];&quot;;&quot;)" office:value-type="string" office:string-value="const unsigned char LOW_I_ACCENT_GRAVE = 0xEC;" calcext:value-type="string">
            <text:p>const unsigned char LOW_I_ACCENT_GRAVE = 0xE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I_ACCENT_ACUTE</text:p>
          </table:table-cell>
          <table:table-cell office:value-type="float" office:value="237" calcext:value-type="float">
            <text:p>237</text:p>
          </table:table-cell>
          <table:table-cell table:formula="of:=DEC2BIN([.B223])" office:value-type="string" office:string-value="11101101" calcext:value-type="string">
            <text:p>11101101</text:p>
          </table:table-cell>
          <table:table-cell table:formula="of:=DEC2HEX([.B223])" office:value-type="string" office:string-value="ED" calcext:value-type="string">
            <text:p>ED</text:p>
          </table:table-cell>
          <table:table-cell table:formula="of:=CONCATENATE([.$M$2];[.A223];&quot; = 0x&quot;;[.D223];&quot;;&quot;)" office:value-type="string" office:string-value="const unsigned char LOW_I_ACCENT_ACUTE = 0xED;" calcext:value-type="string">
            <text:p>const unsigned char LOW_I_ACCENT_ACUTE = 0xE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I_ACCENT_CIRCUMFLEX</text:p>
          </table:table-cell>
          <table:table-cell office:value-type="float" office:value="238" calcext:value-type="float">
            <text:p>238</text:p>
          </table:table-cell>
          <table:table-cell table:formula="of:=DEC2BIN([.B224])" office:value-type="string" office:string-value="11101110" calcext:value-type="string">
            <text:p>11101110</text:p>
          </table:table-cell>
          <table:table-cell table:formula="of:=DEC2HEX([.B224])" office:value-type="string" office:string-value="EE" calcext:value-type="string">
            <text:p>EE</text:p>
          </table:table-cell>
          <table:table-cell table:formula="of:=CONCATENATE([.$M$2];[.A224];&quot; = 0x&quot;;[.D224];&quot;;&quot;)" office:value-type="string" office:string-value="const unsigned char LOW_I_ACCENT_CIRCUMFLEX = 0xEE;" calcext:value-type="string">
            <text:p>const unsigned char LOW_I_ACCENT_CIRCUMFLEX = 0xE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I_ACCENT_UMLAUT</text:p>
          </table:table-cell>
          <table:table-cell office:value-type="float" office:value="239" calcext:value-type="float">
            <text:p>239</text:p>
          </table:table-cell>
          <table:table-cell table:formula="of:=DEC2BIN([.B225])" office:value-type="string" office:string-value="11101111" calcext:value-type="string">
            <text:p>11101111</text:p>
          </table:table-cell>
          <table:table-cell table:formula="of:=DEC2HEX([.B225])" office:value-type="string" office:string-value="EF" calcext:value-type="string">
            <text:p>EF</text:p>
          </table:table-cell>
          <table:table-cell table:formula="of:=CONCATENATE([.$M$2];[.A225];&quot; = 0x&quot;;[.D225];&quot;;&quot;)" office:value-type="string" office:string-value="const unsigned char LOW_I_ACCENT_UMLAUT = 0xEF;" calcext:value-type="string">
            <text:p>const unsigned char LOW_I_ACCENT_UMLAUT = 0xEF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ICELANDIC_ETH</text:p>
          </table:table-cell>
          <table:table-cell office:value-type="float" office:value="240" calcext:value-type="float">
            <text:p>240</text:p>
          </table:table-cell>
          <table:table-cell table:formula="of:=DEC2BIN([.B226])" office:value-type="string" office:string-value="11110000" calcext:value-type="string">
            <text:p>11110000</text:p>
          </table:table-cell>
          <table:table-cell table:formula="of:=DEC2HEX([.B226])" office:value-type="string" office:string-value="F0" calcext:value-type="string">
            <text:p>F0</text:p>
          </table:table-cell>
          <table:table-cell table:formula="of:=CONCATENATE([.$M$2];[.A226];&quot; = 0x&quot;;[.D226];&quot;;&quot;)" office:value-type="string" office:string-value="const unsigned char LOW_ICELANDIC_ETH = 0xF0;" calcext:value-type="string">
            <text:p>const unsigned char LOW_ICELANDIC_ETH = 0xF0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N_ACCENT_TILDE</text:p>
          </table:table-cell>
          <table:table-cell office:value-type="float" office:value="241" calcext:value-type="float">
            <text:p>241</text:p>
          </table:table-cell>
          <table:table-cell table:formula="of:=DEC2BIN([.B227])" office:value-type="string" office:string-value="11110001" calcext:value-type="string">
            <text:p>11110001</text:p>
          </table:table-cell>
          <table:table-cell table:formula="of:=DEC2HEX([.B227])" office:value-type="string" office:string-value="F1" calcext:value-type="string">
            <text:p>F1</text:p>
          </table:table-cell>
          <table:table-cell table:formula="of:=CONCATENATE([.$M$2];[.A227];&quot; = 0x&quot;;[.D227];&quot;;&quot;)" office:value-type="string" office:string-value="const unsigned char LOW_N_ACCENT_TILDE = 0xF1;" calcext:value-type="string">
            <text:p>const unsigned char LOW_N_ACCENT_TILDE = 0xF1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O_ACCENT_GRAVE</text:p>
          </table:table-cell>
          <table:table-cell office:value-type="float" office:value="242" calcext:value-type="float">
            <text:p>242</text:p>
          </table:table-cell>
          <table:table-cell table:formula="of:=DEC2BIN([.B228])" office:value-type="string" office:string-value="11110010" calcext:value-type="string">
            <text:p>11110010</text:p>
          </table:table-cell>
          <table:table-cell table:formula="of:=DEC2HEX([.B228])" office:value-type="string" office:string-value="F2" calcext:value-type="string">
            <text:p>F2</text:p>
          </table:table-cell>
          <table:table-cell table:formula="of:=CONCATENATE([.$M$2];[.A228];&quot; = 0x&quot;;[.D228];&quot;;&quot;)" office:value-type="string" office:string-value="const unsigned char LOW_O_ACCENT_GRAVE = 0xF2;" calcext:value-type="string">
            <text:p>const unsigned char LOW_O_ACCENT_GRAVE = 0xF2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O_ACCENT_ACUTE</text:p>
          </table:table-cell>
          <table:table-cell office:value-type="float" office:value="243" calcext:value-type="float">
            <text:p>243</text:p>
          </table:table-cell>
          <table:table-cell table:formula="of:=DEC2BIN([.B229])" office:value-type="string" office:string-value="11110011" calcext:value-type="string">
            <text:p>11110011</text:p>
          </table:table-cell>
          <table:table-cell table:formula="of:=DEC2HEX([.B229])" office:value-type="string" office:string-value="F3" calcext:value-type="string">
            <text:p>F3</text:p>
          </table:table-cell>
          <table:table-cell table:formula="of:=CONCATENATE([.$M$2];[.A229];&quot; = 0x&quot;;[.D229];&quot;;&quot;)" office:value-type="string" office:string-value="const unsigned char LOW_O_ACCENT_ACUTE = 0xF3;" calcext:value-type="string">
            <text:p>const unsigned char LOW_O_ACCENT_ACUTE = 0xF3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O_ACCENT_CIRCUMFLEX</text:p>
          </table:table-cell>
          <table:table-cell office:value-type="float" office:value="244" calcext:value-type="float">
            <text:p>244</text:p>
          </table:table-cell>
          <table:table-cell table:formula="of:=DEC2BIN([.B230])" office:value-type="string" office:string-value="11110100" calcext:value-type="string">
            <text:p>11110100</text:p>
          </table:table-cell>
          <table:table-cell table:formula="of:=DEC2HEX([.B230])" office:value-type="string" office:string-value="F4" calcext:value-type="string">
            <text:p>F4</text:p>
          </table:table-cell>
          <table:table-cell table:formula="of:=CONCATENATE([.$M$2];[.A230];&quot; = 0x&quot;;[.D230];&quot;;&quot;)" office:value-type="string" office:string-value="const unsigned char LOW_O_ACCENT_CIRCUMFLEX = 0xF4;" calcext:value-type="string">
            <text:p>const unsigned char LOW_O_ACCENT_CIRCUMFLEX = 0xF4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O_ACCENT_TILDE</text:p>
          </table:table-cell>
          <table:table-cell office:value-type="float" office:value="245" calcext:value-type="float">
            <text:p>245</text:p>
          </table:table-cell>
          <table:table-cell table:formula="of:=DEC2BIN([.B231])" office:value-type="string" office:string-value="11110101" calcext:value-type="string">
            <text:p>11110101</text:p>
          </table:table-cell>
          <table:table-cell table:formula="of:=DEC2HEX([.B231])" office:value-type="string" office:string-value="F5" calcext:value-type="string">
            <text:p>F5</text:p>
          </table:table-cell>
          <table:table-cell table:formula="of:=CONCATENATE([.$M$2];[.A231];&quot; = 0x&quot;;[.D231];&quot;;&quot;)" office:value-type="string" office:string-value="const unsigned char LOW_O_ACCENT_TILDE = 0xF5;" calcext:value-type="string">
            <text:p>const unsigned char LOW_O_ACCENT_TILDE = 0xF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O_ACCENT_UMLAUT</text:p>
          </table:table-cell>
          <table:table-cell office:value-type="float" office:value="246" calcext:value-type="float">
            <text:p>246</text:p>
          </table:table-cell>
          <table:table-cell table:formula="of:=DEC2BIN([.B232])" office:value-type="string" office:string-value="11110110" calcext:value-type="string">
            <text:p>11110110</text:p>
          </table:table-cell>
          <table:table-cell table:formula="of:=DEC2HEX([.B232])" office:value-type="string" office:string-value="F6" calcext:value-type="string">
            <text:p>F6</text:p>
          </table:table-cell>
          <table:table-cell table:formula="of:=CONCATENATE([.$M$2];[.A232];&quot; = 0x&quot;;[.D232];&quot;;&quot;)" office:value-type="string" office:string-value="const unsigned char LOW_O_ACCENT_UMLAUT = 0xF6;" calcext:value-type="string">
            <text:p>const unsigned char LOW_O_ACCENT_UMLAUT = 0xF6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247" calcext:value-type="float">
            <text:p>247</text:p>
          </table:table-cell>
          <table:table-cell table:formula="of:=DEC2BIN([.B233])" office:value-type="string" office:string-value="11110111" calcext:value-type="string">
            <text:p>11110111</text:p>
          </table:table-cell>
          <table:table-cell table:formula="of:=DEC2HEX([.B233])" office:value-type="string" office:string-value="F7" calcext:value-type="string">
            <text:p>F7</text:p>
          </table:table-cell>
          <table:table-cell table:formula="of:=CONCATENATE([.$M$2];[.A233];&quot; = 0x&quot;;[.D233];&quot;;&quot;)" office:value-type="string" office:string-value="const unsigned char DIVISION = 0xF7;" calcext:value-type="string">
            <text:p>const unsigned char DIVISION = 0xF7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GREEK_PHI</text:p>
          </table:table-cell>
          <table:table-cell office:value-type="float" office:value="248" calcext:value-type="float">
            <text:p>248</text:p>
          </table:table-cell>
          <table:table-cell table:formula="of:=DEC2BIN([.B234])" office:value-type="string" office:string-value="11111000" calcext:value-type="string">
            <text:p>11111000</text:p>
          </table:table-cell>
          <table:table-cell table:formula="of:=DEC2HEX([.B234])" office:value-type="string" office:string-value="F8" calcext:value-type="string">
            <text:p>F8</text:p>
          </table:table-cell>
          <table:table-cell table:formula="of:=CONCATENATE([.$M$2];[.A234];&quot; = 0x&quot;;[.D234];&quot;;&quot;)" office:value-type="string" office:string-value="const unsigned char LOW_GREEK_PHI = 0xF8;" calcext:value-type="string">
            <text:p>const unsigned char LOW_GREEK_PHI = 0xF8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U_ACCENT_GRAVE</text:p>
          </table:table-cell>
          <table:table-cell office:value-type="float" office:value="249" calcext:value-type="float">
            <text:p>249</text:p>
          </table:table-cell>
          <table:table-cell table:formula="of:=DEC2BIN([.B235])" office:value-type="string" office:string-value="11111001" calcext:value-type="string">
            <text:p>11111001</text:p>
          </table:table-cell>
          <table:table-cell table:formula="of:=DEC2HEX([.B235])" office:value-type="string" office:string-value="F9" calcext:value-type="string">
            <text:p>F9</text:p>
          </table:table-cell>
          <table:table-cell table:formula="of:=CONCATENATE([.$M$2];[.A235];&quot; = 0x&quot;;[.D235];&quot;;&quot;)" office:value-type="string" office:string-value="const unsigned char LOW_U_ACCENT_GRAVE = 0xF9;" calcext:value-type="string">
            <text:p>const unsigned char LOW_U_ACCENT_GRAVE = 0xF9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U_ACCENT_ACUTE</text:p>
          </table:table-cell>
          <table:table-cell office:value-type="float" office:value="250" calcext:value-type="float">
            <text:p>250</text:p>
          </table:table-cell>
          <table:table-cell table:formula="of:=DEC2BIN([.B236])" office:value-type="string" office:string-value="11111010" calcext:value-type="string">
            <text:p>11111010</text:p>
          </table:table-cell>
          <table:table-cell table:formula="of:=DEC2HEX([.B236])" office:value-type="string" office:string-value="FA" calcext:value-type="string">
            <text:p>FA</text:p>
          </table:table-cell>
          <table:table-cell table:formula="of:=CONCATENATE([.$M$2];[.A236];&quot; = 0x&quot;;[.D236];&quot;;&quot;)" office:value-type="string" office:string-value="const unsigned char LOW_U_ACCENT_ACUTE = 0xFA;" calcext:value-type="string">
            <text:p>const unsigned char LOW_U_ACCENT_ACUTE = 0xF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U_ACCENT_CIRCUMFLEX</text:p>
          </table:table-cell>
          <table:table-cell office:value-type="float" office:value="251" calcext:value-type="float">
            <text:p>251</text:p>
          </table:table-cell>
          <table:table-cell table:formula="of:=DEC2BIN([.B237])" office:value-type="string" office:string-value="11111011" calcext:value-type="string">
            <text:p>11111011</text:p>
          </table:table-cell>
          <table:table-cell table:formula="of:=DEC2HEX([.B237])" office:value-type="string" office:string-value="FB" calcext:value-type="string">
            <text:p>FB</text:p>
          </table:table-cell>
          <table:table-cell table:formula="of:=CONCATENATE([.$M$2];[.A237];&quot; = 0x&quot;;[.D237];&quot;;&quot;)" office:value-type="string" office:string-value="const unsigned char LOW_U_ACCENT_CIRCUMFLEX = 0xFB;" calcext:value-type="string">
            <text:p>const unsigned char LOW_U_ACCENT_CIRCUMFLEX = 0xFB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U_ACCENT_UMLAUT</text:p>
          </table:table-cell>
          <table:table-cell office:value-type="float" office:value="252" calcext:value-type="float">
            <text:p>252</text:p>
          </table:table-cell>
          <table:table-cell table:formula="of:=DEC2BIN([.B238])" office:value-type="string" office:string-value="11111100" calcext:value-type="string">
            <text:p>11111100</text:p>
          </table:table-cell>
          <table:table-cell table:formula="of:=DEC2HEX([.B238])" office:value-type="string" office:string-value="FC" calcext:value-type="string">
            <text:p>FC</text:p>
          </table:table-cell>
          <table:table-cell table:formula="of:=CONCATENATE([.$M$2];[.A238];&quot; = 0x&quot;;[.D238];&quot;;&quot;)" office:value-type="string" office:string-value="const unsigned char LOW_U_ACCENT_UMLAUT = 0xFC;" calcext:value-type="string">
            <text:p>const unsigned char LOW_U_ACCENT_UMLAUT = 0xFC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Y_ACCENT_ACUTE</text:p>
          </table:table-cell>
          <table:table-cell office:value-type="float" office:value="253" calcext:value-type="float">
            <text:p>253</text:p>
          </table:table-cell>
          <table:table-cell table:formula="of:=DEC2BIN([.B239])" office:value-type="string" office:string-value="11111101" calcext:value-type="string">
            <text:p>11111101</text:p>
          </table:table-cell>
          <table:table-cell table:formula="of:=DEC2HEX([.B239])" office:value-type="string" office:string-value="FD" calcext:value-type="string">
            <text:p>FD</text:p>
          </table:table-cell>
          <table:table-cell table:formula="of:=CONCATENATE([.$M$2];[.A239];&quot; = 0x&quot;;[.D239];&quot;;&quot;)" office:value-type="string" office:string-value="const unsigned char LOW_Y_ACCENT_ACUTE = 0xFD;" calcext:value-type="string">
            <text:p>const unsigned char LOW_Y_ACCENT_ACUTE = 0xFD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THORN</text:p>
          </table:table-cell>
          <table:table-cell office:value-type="float" office:value="254" calcext:value-type="float">
            <text:p>254</text:p>
          </table:table-cell>
          <table:table-cell table:formula="of:=DEC2BIN([.B240])" office:value-type="string" office:string-value="11111110" calcext:value-type="string">
            <text:p>11111110</text:p>
          </table:table-cell>
          <table:table-cell table:formula="of:=DEC2HEX([.B240])" office:value-type="string" office:string-value="FE" calcext:value-type="string">
            <text:p>FE</text:p>
          </table:table-cell>
          <table:table-cell table:formula="of:=CONCATENATE([.$M$2];[.A240];&quot; = 0x&quot;;[.D240];&quot;;&quot;)" office:value-type="string" office:string-value="const unsigned char LOW_THORN = 0xFE;" calcext:value-type="string">
            <text:p>const unsigned char LOW_THORN = 0xF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_Y_ACCENT_UMLAUT</text:p>
          </table:table-cell>
          <table:table-cell office:value-type="float" office:value="255" calcext:value-type="float">
            <text:p>255</text:p>
          </table:table-cell>
          <table:table-cell table:formula="of:=DEC2BIN([.B241])" office:value-type="string" office:string-value="11111111" calcext:value-type="string">
            <text:p>11111111</text:p>
          </table:table-cell>
          <table:table-cell table:formula="of:=DEC2HEX([.B241])" office:value-type="string" office:string-value="FF" calcext:value-type="string">
            <text:p>FF</text:p>
          </table:table-cell>
          <table:table-cell table:formula="of:=CONCATENATE([.$M$2];[.A241];&quot; = 0x&quot;;[.D241];&quot;;&quot;)" office:value-type="string" office:string-value="const unsigned char LOW_Y_ACCENT_UMLAUT = 0xFF;" calcext:value-type="string">
            <text:p>const unsigned char LOW_Y_ACCENT_UMLAUT = 0xFF;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8"/>
    </number:number-style>
    <number:number-style style:name="N122">
      <number:number number:decimal-places="1" loext:min-decimal-places="1" number:min-integer-digits="8"/>
    </number:number-style>
    <number:number-style style:name="N123">
      <number:number number:decimal-places="2" loext:min-decimal-places="2" number:min-integer-digits="8"/>
    </number:number-style>
    <number:number-style style:name="N124">
      <number:number number:decimal-places="3" loext:min-decimal-places="3" number:min-integer-digits="8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9:27.149481850</meta:creation-date>
    <dc:date>2016-05-25T23:18:14.963333489</dc:date>
    <meta:editing-duration>PT8H18M2S</meta:editing-duration>
    <meta:editing-cycles>97</meta:editing-cycles>
    <meta:generator>LibreOffice/5.1.3.2$Linux_X86_64 LibreOffice_project/10m0$Build-2</meta:generator>
    <meta:document-statistic meta:table-count="1" meta:cell-count="1234" meta:object-count="0"/>
  </office:meta>
</office:document-meta>
</file>